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family-generic="system" style:font-pitch="variable"/>
    <style:font-face style:name="Liberation Mono2" svg:font-family="'Liberation Mono'"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Жирный" style:font-family-generic="swiss" style:font-pitch="variable"/>
    <style:font-face style:name="Liberation Sans3" svg:font-family="'Liberation Sans'" style:font-adornments="Курсив" style:font-family-generic="swiss" style:font-pitch="variable"/>
    <style:font-face style:name="Liberation Sans4" svg:font-family="'Liberation Sans'" style:font-adornments="Обычный"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ahoma" svg:font-family="Tahoma" style:font-family-generic="system" style:font-pitch="variable"/>
  </office:font-face-decls>
  <office:automatic-styles>
    <style:style style:name="Таблиця1" style:family="table">
      <style:table-properties style:width="27.601cm" table:align="margins"/>
    </style:style>
    <style:style style:name="Таблиця1.A" style:family="table-column">
      <style:table-column-properties style:column-width="27.601cm" style:rel-column-width="65535*"/>
    </style:style>
    <style:style style:name="Таблиця1.1" style:family="table-row">
      <style:table-row-properties style:min-row-height="15.499cm"/>
    </style:style>
    <style:style style:name="Таблиця1.A1" style:family="table-cell">
      <style:table-cell-properties style:vertical-align="middle" fo:padding="0cm" fo:border="none"/>
    </style:style>
    <style:style style:name="P1" style:family="paragraph" style:parent-style-name="Standard">
      <style:text-properties fo:font-size="6pt" style:font-size-asian="5.25pt" style:font-size-complex="6pt"/>
    </style:style>
    <style:style style:name="P2" style:family="paragraph" style:parent-style-name="Шаблон_3a__20_Заголовок_20_теми">
      <style:paragraph-properties fo:break-before="page"/>
    </style:style>
    <style:style style:name="P3" style:family="paragraph" style:parent-style-name="Шаблон_3a__20_Звичайний_20_текст">
      <style:text-properties officeooo:paragraph-rsid="00237a34"/>
    </style:style>
    <style:style style:name="P4" style:family="paragraph" style:parent-style-name="Шаблон_3a__20_Звичайний_20_текст">
      <style:text-properties officeooo:paragraph-rsid="00286fcd"/>
    </style:style>
    <style:style style:name="P5" style:family="paragraph" style:parent-style-name="Шаблон_3a__20_Звичайний_20_текст">
      <style:text-properties officeooo:paragraph-rsid="002d38ce"/>
    </style:style>
    <style:style style:name="P6" style:family="paragraph" style:parent-style-name="Шаблон_3a__20_Звичайний_20_текст">
      <style:text-properties officeooo:paragraph-rsid="002ed90a"/>
    </style:style>
    <style:style style:name="P7" style:family="paragraph" style:parent-style-name="Шаблон_3a__20_Звичайний_20_текст">
      <style:text-properties officeooo:paragraph-rsid="00321e35"/>
    </style:style>
    <style:style style:name="P8" style:family="paragraph" style:parent-style-name="Шаблон_3a__20_Звичайний_20_текст">
      <style:text-properties officeooo:rsid="00357358" officeooo:paragraph-rsid="00357358"/>
    </style:style>
    <style:style style:name="P9" style:family="paragraph" style:parent-style-name="Шаблон_3a__20_Звичайний_20_текст">
      <style:text-properties officeooo:paragraph-rsid="0038d890"/>
    </style:style>
    <style:style style:name="P10" style:family="paragraph" style:parent-style-name="Шаблон_3a__20_Звичайний_20_текст">
      <style:text-properties officeooo:paragraph-rsid="00453643"/>
    </style:style>
    <style:style style:name="P11" style:family="paragraph" style:parent-style-name="Шаблон_3a__20_Звичайний_20_текст">
      <style:text-properties officeooo:paragraph-rsid="004aa470"/>
    </style:style>
    <style:style style:name="P12" style:family="paragraph" style:parent-style-name="Шаблон_3a__20_Звичайний_20_текст">
      <style:text-properties officeooo:paragraph-rsid="004fc31e"/>
    </style:style>
    <style:style style:name="P13" style:family="paragraph" style:parent-style-name="Шаблон_3a__20_Звичайний_20_текст">
      <style:text-properties officeooo:paragraph-rsid="00531c58"/>
    </style:style>
    <style:style style:name="P14" style:family="paragraph" style:parent-style-name="Шаблон_3a__20_Звичайний_20_текст">
      <style:text-properties officeooo:paragraph-rsid="005882f7"/>
    </style:style>
    <style:style style:name="P15" style:family="paragraph" style:parent-style-name="Шаблон_3a__20_Звичайний_20_текст">
      <style:text-properties officeooo:paragraph-rsid="00659924"/>
    </style:style>
    <style:style style:name="P16" style:family="paragraph" style:parent-style-name="Шаблон_3a__20_Текст_20_програми">
      <style:text-properties officeooo:rsid="005b1225" officeooo:paragraph-rsid="005b1225"/>
    </style:style>
    <style:style style:name="P17" style:family="paragraph" style:parent-style-name="Шаблон_3a__20_Текст_20_програми">
      <style:text-properties officeooo:paragraph-rsid="005b1225"/>
    </style:style>
    <style:style style:name="P18" style:family="paragraph" style:parent-style-name="Шаблон_3a__20_Звичайний_20_текст">
      <style:text-properties officeooo:paragraph-rsid="006e9d9a"/>
    </style:style>
    <style:style style:name="P19" style:family="paragraph" style:parent-style-name="Шаблон_3a__20_Звичайний_20_текст">
      <style:text-properties officeooo:paragraph-rsid="0071f843"/>
    </style:style>
    <style:style style:name="P20" style:family="paragraph" style:parent-style-name="Шаблон_3a__20_Звичайний_20_текст">
      <style:text-properties officeooo:paragraph-rsid="007bb298"/>
    </style:style>
    <style:style style:name="P21" style:family="paragraph" style:parent-style-name="Шаблон_3a__20_Звичайний_20_текст">
      <style:text-properties officeooo:paragraph-rsid="00851bdc"/>
    </style:style>
    <style:style style:name="P22" style:family="paragraph" style:parent-style-name="Шаблон_3a__20_Звичайний_20_текст">
      <style:text-properties officeooo:rsid="00851bdc" officeooo:paragraph-rsid="008e55e2"/>
    </style:style>
    <style:style style:name="P23" style:family="paragraph" style:parent-style-name="Шаблон_3a__20_Звичайний_20_текст">
      <style:text-properties officeooo:paragraph-rsid="0081248b"/>
    </style:style>
    <style:style style:name="P24" style:family="paragraph" style:parent-style-name="Шаблон_3a__20_Звичайний_20_текст">
      <style:text-properties officeooo:paragraph-rsid="008c9872"/>
    </style:style>
    <style:style style:name="P25" style:family="paragraph" style:parent-style-name="Шаблон_3a__20_Звичайний_20_текст">
      <style:text-properties officeooo:rsid="00931ce2" officeooo:paragraph-rsid="00931ce2"/>
    </style:style>
    <style:style style:name="P26" style:family="paragraph" style:parent-style-name="Шаблон_3a__20_Текст_20_програми">
      <style:text-properties officeooo:paragraph-rsid="00b2930e"/>
    </style:style>
    <style:style style:name="P27" style:family="paragraph" style:parent-style-name="Шаблон_3a__20_Звичайний_20_текст">
      <style:text-properties officeooo:rsid="00b79500" officeooo:paragraph-rsid="00b79500"/>
    </style:style>
    <style:style style:name="P28" style:family="paragraph" style:parent-style-name="Шаблон_3a__20_Звичайний_20_текст">
      <style:text-properties officeooo:paragraph-rsid="00b79500"/>
    </style:style>
    <style:style style:name="P29" style:family="paragraph" style:parent-style-name="Шаблон_3a__20_Звичайний_20_текст">
      <style:text-properties officeooo:paragraph-rsid="00bd353f"/>
    </style:style>
    <style:style style:name="P30" style:family="paragraph" style:parent-style-name="Шаблон_3a__20_Звичайний_20_текст">
      <style:text-properties officeooo:rsid="00bd50eb" officeooo:paragraph-rsid="00bd50eb"/>
    </style:style>
    <style:style style:name="P31" style:family="paragraph" style:parent-style-name="Шаблон_3a__20_Звичайний_20_текст">
      <style:text-properties officeooo:paragraph-rsid="00c53aa6"/>
    </style:style>
    <style:style style:name="P32" style:family="paragraph" style:parent-style-name="Шаблон_3a__20_Звичайний_20_текст">
      <style:text-properties officeooo:paragraph-rsid="00d2c52f"/>
    </style:style>
    <style:style style:name="P33" style:family="paragraph" style:parent-style-name="Шаблон_3a__20_Текст_20_програми">
      <style:text-properties officeooo:rsid="00d36484" officeooo:paragraph-rsid="00d36484"/>
    </style:style>
    <style:style style:name="P34" style:family="paragraph" style:parent-style-name="Шаблон_3a__20_Звичайний_20_текст">
      <style:text-properties officeooo:rsid="009e98d0" officeooo:paragraph-rsid="009e98d0"/>
    </style:style>
    <style:style style:name="P35" style:family="paragraph" style:parent-style-name="Шаблон_3a__20_Звичайний_20_текст">
      <style:text-properties officeooo:rsid="010cc1bd" officeooo:paragraph-rsid="010cc1bd"/>
    </style:style>
    <style:style style:name="P36" style:family="paragraph" style:parent-style-name="Шаблон_3a__20_Звичайний_20_текст">
      <style:text-properties officeooo:rsid="010cc1bd" officeooo:paragraph-rsid="01393912"/>
    </style:style>
    <style:style style:name="P37" style:family="paragraph" style:parent-style-name="Шаблон_3a__20_Звичайний_20_текст">
      <style:text-properties officeooo:rsid="0126f161" officeooo:paragraph-rsid="012a7727"/>
    </style:style>
    <style:style style:name="P38" style:family="paragraph" style:parent-style-name="Шаблон_3a__20_Звичайний_20_текст">
      <style:text-properties officeooo:rsid="012a558f" officeooo:paragraph-rsid="012b1317"/>
    </style:style>
    <style:style style:name="P39" style:family="paragraph" style:parent-style-name="Шаблон_3a__20_Звичайний_20_текст">
      <style:text-properties officeooo:paragraph-rsid="012a7727"/>
    </style:style>
    <style:style style:name="P40" style:family="paragraph" style:parent-style-name="Шаблон_3a__20_Текст_20_програми">
      <style:text-properties officeooo:paragraph-rsid="012d54bf"/>
    </style:style>
    <style:style style:name="P41" style:family="paragraph" style:parent-style-name="Шаблон_3a__20_Звичайний_20_текст">
      <style:text-properties officeooo:paragraph-rsid="012f2a21"/>
    </style:style>
    <style:style style:name="P42" style:family="paragraph" style:parent-style-name="Шаблон_3a__20_Текст_20_програми">
      <style:text-properties officeooo:paragraph-rsid="01350af1"/>
    </style:style>
    <style:style style:name="P43" style:family="paragraph" style:parent-style-name="Шаблон_3a__20_Звичайний_20_текст">
      <style:text-properties officeooo:paragraph-rsid="013a0f26"/>
    </style:style>
    <style:style style:name="P44" style:family="paragraph" style:parent-style-name="Шаблон_3a__20_Заголовок_20_теми">
      <style:paragraph-properties fo:break-before="page"/>
      <style:text-properties officeooo:paragraph-rsid="013a190b"/>
    </style:style>
    <style:style style:name="P45" style:family="paragraph" style:parent-style-name="Шаблон_3a__20_Звичайний_20_текст">
      <style:text-properties officeooo:rsid="0117bbe8" officeooo:paragraph-rsid="013bbfaf"/>
    </style:style>
    <style:style style:name="P46" style:family="paragraph" style:parent-style-name="Шаблон_3a__20_Звичайний_20_текст">
      <style:text-properties officeooo:paragraph-rsid="013bbfaf"/>
    </style:style>
    <style:style style:name="P47" style:family="paragraph" style:parent-style-name="Шаблон_3a__20_Звичайний_20_текст">
      <style:text-properties officeooo:rsid="013bc97c" officeooo:paragraph-rsid="013bc97c"/>
    </style:style>
    <style:style style:name="P48" style:family="paragraph" style:parent-style-name="Шаблон_3a__20_Звичайний_20_текст">
      <style:text-properties officeooo:rsid="010b1461" officeooo:paragraph-rsid="01447d28"/>
    </style:style>
    <style:style style:name="P49" style:family="paragraph" style:parent-style-name="Шаблон_3a__20_Звичайний_20_текст">
      <style:text-properties officeooo:paragraph-rsid="01403c4e"/>
    </style:style>
    <style:style style:name="P50" style:family="paragraph" style:parent-style-name="Шаблон_3a__20_Звичайний_20_текст">
      <style:text-properties officeooo:rsid="014e4afb" officeooo:paragraph-rsid="014e4afb"/>
    </style:style>
    <style:style style:name="P51" style:family="paragraph" style:parent-style-name="Шаблон_3a__20_Звичайний_20_текст">
      <style:text-properties officeooo:paragraph-rsid="0136bb34"/>
    </style:style>
    <style:style style:name="T1" style:family="text">
      <style:text-properties officeooo:rsid="00200c74"/>
    </style:style>
    <style:style style:name="T2" style:family="text">
      <style:text-properties officeooo:rsid="0020b847"/>
    </style:style>
    <style:style style:name="T3" style:family="text">
      <style:text-properties officeooo:rsid="0022c281"/>
    </style:style>
    <style:style style:name="T4" style:family="text">
      <style:text-properties officeooo:rsid="00231f76"/>
    </style:style>
    <style:style style:name="T5" style:family="text">
      <style:text-properties officeooo:rsid="00237a34"/>
    </style:style>
    <style:style style:name="T6" style:family="text">
      <style:text-properties officeooo:rsid="002400c7"/>
    </style:style>
    <style:style style:name="T7" style:family="text">
      <style:text-properties officeooo:rsid="0025b28a"/>
    </style:style>
    <style:style style:name="T8" style:family="text">
      <style:text-properties officeooo:rsid="00275299"/>
    </style:style>
    <style:style style:name="T9" style:family="text">
      <style:text-properties officeooo:rsid="00286fcd"/>
    </style:style>
    <style:style style:name="T10" style:family="text">
      <style:text-properties officeooo:rsid="0028bb8d"/>
    </style:style>
    <style:style style:name="T11" style:family="text">
      <style:text-properties officeooo:rsid="002a7f38"/>
    </style:style>
    <style:style style:name="T12" style:family="text">
      <style:text-properties officeooo:rsid="002ae4b5"/>
    </style:style>
    <style:style style:name="T13" style:family="text">
      <style:text-properties officeooo:rsid="002c43bf"/>
    </style:style>
    <style:style style:name="T14" style:family="text">
      <style:text-properties officeooo:rsid="002ce25b"/>
    </style:style>
    <style:style style:name="T15" style:family="text">
      <style:text-properties officeooo:rsid="002e670f"/>
    </style:style>
    <style:style style:name="T16" style:family="text">
      <style:text-properties officeooo:rsid="002e6f88"/>
    </style:style>
    <style:style style:name="T17" style:family="text">
      <style:text-properties officeooo:rsid="002ed90a"/>
    </style:style>
    <style:style style:name="T18" style:family="text">
      <style:text-properties officeooo:rsid="002f8992"/>
    </style:style>
    <style:style style:name="T19" style:family="text">
      <style:text-properties officeooo:rsid="00307502"/>
    </style:style>
    <style:style style:name="T20" style:family="text">
      <style:text-properties officeooo:rsid="00321e35"/>
    </style:style>
    <style:style style:name="T21" style:family="text">
      <style:text-properties officeooo:rsid="00327c8e"/>
    </style:style>
    <style:style style:name="T22" style:family="text">
      <style:text-properties officeooo:rsid="00357358"/>
    </style:style>
    <style:style style:name="T23" style:family="text">
      <style:text-properties officeooo:rsid="0036e404"/>
    </style:style>
    <style:style style:name="T24" style:family="text">
      <style:text-properties officeooo:rsid="0038d890"/>
    </style:style>
    <style:style style:name="T25" style:family="text">
      <style:text-properties officeooo:rsid="003c97d3"/>
    </style:style>
    <style:style style:name="T26" style:family="text">
      <style:text-properties officeooo:rsid="003dd3d2"/>
    </style:style>
    <style:style style:name="T27" style:family="text">
      <style:text-properties officeooo:rsid="003ea2c9"/>
    </style:style>
    <style:style style:name="T28" style:family="text">
      <style:text-properties officeooo:rsid="003f8d1e"/>
    </style:style>
    <style:style style:name="T29" style:family="text">
      <style:text-properties officeooo:rsid="0040385c"/>
    </style:style>
    <style:style style:name="T30" style:family="text">
      <style:text-properties officeooo:rsid="004301be"/>
    </style:style>
    <style:style style:name="T31" style:family="text">
      <style:text-properties officeooo:rsid="004304ac"/>
    </style:style>
    <style:style style:name="T32" style:family="text">
      <style:text-properties officeooo:rsid="00453643"/>
    </style:style>
    <style:style style:name="T33" style:family="text">
      <style:text-properties officeooo:rsid="00480fd0"/>
    </style:style>
    <style:style style:name="T34" style:family="text">
      <style:text-properties officeooo:rsid="004aa470"/>
    </style:style>
    <style:style style:name="T35" style:family="text">
      <style:text-properties officeooo:rsid="004abd88"/>
    </style:style>
    <style:style style:name="T36" style:family="text">
      <style:text-properties officeooo:rsid="004d5801"/>
    </style:style>
    <style:style style:name="T37" style:family="text">
      <style:text-properties officeooo:rsid="004eb262"/>
    </style:style>
    <style:style style:name="T38" style:family="text">
      <style:text-properties officeooo:rsid="004fc31e"/>
    </style:style>
    <style:style style:name="T39" style:family="text">
      <style:text-properties officeooo:rsid="00513d7e"/>
    </style:style>
    <style:style style:name="T40" style:family="text">
      <style:text-properties officeooo:rsid="00531c58"/>
    </style:style>
    <style:style style:name="T41" style:family="text">
      <style:text-properties officeooo:rsid="0054774a"/>
    </style:style>
    <style:style style:name="T42" style:family="text">
      <style:text-properties officeooo:rsid="005882f7"/>
    </style:style>
    <style:style style:name="T43" style:family="text">
      <style:text-properties officeooo:rsid="005a16cb"/>
    </style:style>
    <style:style style:name="T44" style:family="text">
      <style:text-properties officeooo:rsid="005a7c2b"/>
    </style:style>
    <style:style style:name="T45" style:family="text">
      <style:text-properties officeooo:rsid="00609643"/>
    </style:style>
    <style:style style:name="T46" style:family="text">
      <style:text-properties officeooo:rsid="0061bb00"/>
    </style:style>
    <style:style style:name="T47" style:family="text">
      <style:text-properties officeooo:rsid="00659924"/>
    </style:style>
    <style:style style:name="T48" style:family="text">
      <style:text-properties officeooo:rsid="00695bc6"/>
    </style:style>
    <style:style style:name="T49" style:family="text">
      <style:text-properties officeooo:rsid="006cc1ea"/>
    </style:style>
    <style:style style:name="T50" style:family="text">
      <style:text-properties officeooo:rsid="006d1012"/>
    </style:style>
    <style:style style:name="T51" style:family="text">
      <style:text-properties officeooo:rsid="006e9d9a"/>
    </style:style>
    <style:style style:name="T52" style:family="text">
      <style:text-properties officeooo:rsid="007349fc"/>
    </style:style>
    <style:style style:name="T53" style:family="text">
      <style:text-properties officeooo:rsid="007474f4"/>
    </style:style>
    <style:style style:name="T54" style:family="text">
      <style:text-properties officeooo:rsid="0076fd7d"/>
    </style:style>
    <style:style style:name="T55" style:family="text">
      <style:text-properties officeooo:rsid="0077a7b3"/>
    </style:style>
    <style:style style:name="T56" style:family="text">
      <style:text-properties officeooo:rsid="0078631f"/>
    </style:style>
    <style:style style:name="T57" style:family="text">
      <style:text-properties officeooo:rsid="0079f883"/>
    </style:style>
    <style:style style:name="T58" style:family="text">
      <style:text-properties officeooo:rsid="007bb298"/>
    </style:style>
    <style:style style:name="T59" style:family="text">
      <style:text-properties officeooo:rsid="007eb64a"/>
    </style:style>
    <style:style style:name="T60" style:family="text">
      <style:text-properties officeooo:rsid="00817acf"/>
    </style:style>
    <style:style style:name="T61" style:family="text">
      <style:text-properties officeooo:rsid="0082a0f4"/>
    </style:style>
    <style:style style:name="T62" style:family="text">
      <style:text-properties officeooo:rsid="0082f192"/>
    </style:style>
    <style:style style:name="T63" style:family="text">
      <style:text-properties officeooo:rsid="00838a46"/>
    </style:style>
    <style:style style:name="T64" style:family="text">
      <style:text-properties officeooo:rsid="00843a95"/>
    </style:style>
    <style:style style:name="T65" style:family="text">
      <style:text-properties officeooo:rsid="00851bdc"/>
    </style:style>
    <style:style style:name="T66" style:family="text">
      <style:text-properties officeooo:rsid="0086a43a"/>
    </style:style>
    <style:style style:name="T67" style:family="text">
      <style:text-properties officeooo:rsid="008888f0"/>
    </style:style>
    <style:style style:name="T68" style:family="text">
      <style:text-properties officeooo:rsid="008913f4"/>
    </style:style>
    <style:style style:name="T69" style:family="text">
      <style:text-properties officeooo:rsid="008af6f9"/>
    </style:style>
    <style:style style:name="T70" style:family="text">
      <style:text-properties officeooo:rsid="008c9872"/>
    </style:style>
    <style:style style:name="T71" style:family="text">
      <style:text-properties officeooo:rsid="008dfad7"/>
    </style:style>
    <style:style style:name="T72" style:family="text">
      <style:text-properties officeooo:rsid="008e9d14"/>
    </style:style>
    <style:style style:name="T73" style:family="text">
      <style:text-properties officeooo:rsid="008ffd77"/>
    </style:style>
    <style:style style:name="T74" style:family="text">
      <style:text-properties officeooo:rsid="00912609"/>
    </style:style>
    <style:style style:name="T75" style:family="text">
      <style:text-properties officeooo:rsid="00985661"/>
    </style:style>
    <style:style style:name="T76" style:family="text">
      <style:text-properties officeooo:rsid="009ab0e0"/>
    </style:style>
    <style:style style:name="T77" style:family="text">
      <style:text-properties officeooo:rsid="009bfb49"/>
    </style:style>
    <style:style style:name="T78" style:family="text">
      <style:text-properties officeooo:rsid="009e6c71"/>
    </style:style>
    <style:style style:name="T79" style:family="text">
      <style:text-properties officeooo:rsid="00a11b84"/>
    </style:style>
    <style:style style:name="T80" style:family="text">
      <style:text-properties officeooo:rsid="00a31bf0"/>
    </style:style>
    <style:style style:name="T81" style:family="text">
      <style:text-properties officeooo:rsid="00b2930e"/>
    </style:style>
    <style:style style:name="T82" style:family="text">
      <style:text-properties officeooo:rsid="00b47095"/>
    </style:style>
    <style:style style:name="T83" style:family="text">
      <style:text-properties officeooo:rsid="00b537d3"/>
    </style:style>
    <style:style style:name="T84" style:family="text">
      <style:text-properties officeooo:rsid="00b90e59"/>
    </style:style>
    <style:style style:name="T85" style:family="text">
      <style:text-properties officeooo:rsid="00b9c4a4"/>
    </style:style>
    <style:style style:name="T86" style:family="text">
      <style:text-properties officeooo:rsid="00bad7a1"/>
    </style:style>
    <style:style style:name="T87" style:family="text">
      <style:text-properties officeooo:rsid="00bb5e65"/>
    </style:style>
    <style:style style:name="T88" style:family="text">
      <style:text-properties officeooo:rsid="011c9485"/>
    </style:style>
    <style:style style:name="T89" style:family="text">
      <style:text-properties officeooo:rsid="00ccc114"/>
    </style:style>
    <style:style style:name="T90" style:family="text">
      <style:text-properties officeooo:rsid="00404cea"/>
    </style:style>
    <style:style style:name="T91" style:family="text">
      <style:text-properties officeooo:rsid="011c9e8b"/>
    </style:style>
    <style:style style:name="T92" style:family="text">
      <style:text-properties officeooo:rsid="00cee24d"/>
    </style:style>
    <style:style style:name="T93" style:family="text">
      <style:text-properties officeooo:rsid="00bd353f"/>
    </style:style>
    <style:style style:name="T94" style:family="text">
      <style:text-properties officeooo:rsid="00be1b13"/>
    </style:style>
    <style:style style:name="T95" style:family="text">
      <style:text-properties officeooo:rsid="00bf6dfe"/>
    </style:style>
    <style:style style:name="T96" style:family="text">
      <style:text-properties officeooo:rsid="00c38bc6"/>
    </style:style>
    <style:style style:name="T97" style:family="text">
      <style:text-properties officeooo:rsid="00c53aa6"/>
    </style:style>
    <style:style style:name="T98" style:family="text">
      <style:text-properties officeooo:rsid="00c7931d"/>
    </style:style>
    <style:style style:name="T99" style:family="text">
      <style:text-properties officeooo:rsid="00c84cb3"/>
    </style:style>
    <style:style style:name="T100" style:family="text">
      <style:text-properties officeooo:rsid="00c8e660"/>
    </style:style>
    <style:style style:name="T101" style:family="text">
      <style:text-properties officeooo:rsid="00cba481"/>
    </style:style>
    <style:style style:name="T102" style:family="text">
      <style:text-properties officeooo:rsid="00cc9cce"/>
    </style:style>
    <style:style style:name="T103" style:family="text">
      <style:text-properties officeooo:rsid="00ce0938"/>
    </style:style>
    <style:style style:name="T104" style:family="text">
      <style:text-properties officeooo:rsid="00d00110"/>
    </style:style>
    <style:style style:name="T105" style:family="text">
      <style:text-properties officeooo:rsid="00d1c2d7"/>
    </style:style>
    <style:style style:name="T106" style:family="text">
      <style:text-properties officeooo:rsid="00d25bae"/>
    </style:style>
    <style:style style:name="T107" style:family="text">
      <style:text-properties officeooo:rsid="00d2b269"/>
    </style:style>
    <style:style style:name="T108" style:family="text">
      <style:text-properties officeooo:rsid="00d2c52f"/>
    </style:style>
    <style:style style:name="T109" style:family="text">
      <style:text-properties officeooo:rsid="00d2f36a"/>
    </style:style>
    <style:style style:name="T110" style:family="text">
      <style:text-properties officeooo:rsid="00d30b36"/>
    </style:style>
    <style:style style:name="T111" style:family="text">
      <style:text-properties officeooo:rsid="00d4e461"/>
    </style:style>
    <style:style style:name="T112" style:family="text">
      <style:text-properties officeooo:rsid="00d61e45"/>
    </style:style>
    <style:style style:name="T113" style:family="text">
      <style:text-properties officeooo:rsid="00d9fe8b"/>
    </style:style>
    <style:style style:name="T114" style:family="text">
      <style:text-properties officeooo:rsid="00dad4e5"/>
    </style:style>
    <style:style style:name="T115" style:family="text">
      <style:text-properties officeooo:rsid="00dc469f"/>
    </style:style>
    <style:style style:name="T116" style:family="text">
      <style:text-properties officeooo:rsid="00ddddbd"/>
    </style:style>
    <style:style style:name="T117" style:family="text">
      <style:text-properties officeooo:rsid="00defc9a"/>
    </style:style>
    <style:style style:name="T118" style:family="text">
      <style:text-properties officeooo:rsid="00e174fd"/>
    </style:style>
    <style:style style:name="T119" style:family="text">
      <style:text-properties officeooo:rsid="00e20f26"/>
    </style:style>
    <style:style style:name="T120" style:family="text">
      <style:text-properties officeooo:rsid="00e3aaf2"/>
    </style:style>
    <style:style style:name="T121" style:family="text">
      <style:text-properties officeooo:rsid="00e5d8f5"/>
    </style:style>
    <style:style style:name="T122" style:family="text">
      <style:text-properties officeooo:rsid="00e7d27a"/>
    </style:style>
    <style:style style:name="T123" style:family="text">
      <style:text-properties officeooo:rsid="00e9734f"/>
    </style:style>
    <style:style style:name="T124" style:family="text">
      <style:text-properties officeooo:rsid="00ea8e27"/>
    </style:style>
    <style:style style:name="T125" style:family="text">
      <style:text-properties officeooo:rsid="00edb3bb"/>
    </style:style>
    <style:style style:name="T126" style:family="text">
      <style:text-properties officeooo:rsid="00eefae6"/>
    </style:style>
    <style:style style:name="T127" style:family="text">
      <style:text-properties officeooo:rsid="00f06acf"/>
    </style:style>
    <style:style style:name="T128" style:family="text">
      <style:text-properties officeooo:rsid="00f2a7fb"/>
    </style:style>
    <style:style style:name="T129" style:family="text">
      <style:text-properties officeooo:rsid="00f35556"/>
    </style:style>
    <style:style style:name="T130" style:family="text">
      <style:text-properties officeooo:rsid="00f64ba3"/>
    </style:style>
    <style:style style:name="T131" style:family="text">
      <style:text-properties officeooo:rsid="00f6cbd0"/>
    </style:style>
    <style:style style:name="T132" style:family="text">
      <style:text-properties officeooo:rsid="00f8ed4c"/>
    </style:style>
    <style:style style:name="T133" style:family="text">
      <style:text-properties officeooo:rsid="00f925c2"/>
    </style:style>
    <style:style style:name="T134" style:family="text">
      <style:text-properties officeooo:rsid="00f9fc9c"/>
    </style:style>
    <style:style style:name="T135" style:family="text">
      <style:text-properties officeooo:rsid="00fb27bb"/>
    </style:style>
    <style:style style:name="T136" style:family="text">
      <style:text-properties officeooo:rsid="00fc4dd2"/>
    </style:style>
    <style:style style:name="T137" style:family="text">
      <style:text-properties officeooo:rsid="00fcb8e8"/>
    </style:style>
    <style:style style:name="T138" style:family="text">
      <style:text-properties officeooo:rsid="00fdefd5"/>
    </style:style>
    <style:style style:name="T139" style:family="text">
      <style:text-properties officeooo:rsid="00ff4bfe"/>
    </style:style>
    <style:style style:name="T140" style:family="text">
      <style:text-properties officeooo:rsid="010070f6"/>
    </style:style>
    <style:style style:name="T141" style:family="text">
      <style:text-properties officeooo:rsid="01007abf"/>
    </style:style>
    <style:style style:name="T142" style:family="text">
      <style:text-properties officeooo:rsid="010321bb"/>
    </style:style>
    <style:style style:name="T143" style:family="text">
      <style:text-properties officeooo:rsid="01050915"/>
    </style:style>
    <style:style style:name="T144" style:family="text">
      <style:text-properties officeooo:rsid="010617cb"/>
    </style:style>
    <style:style style:name="T145" style:family="text">
      <style:text-properties officeooo:rsid="01081e0c"/>
    </style:style>
    <style:style style:name="T146" style:family="text">
      <style:text-properties officeooo:rsid="01098daa"/>
    </style:style>
    <style:style style:name="T147" style:family="text">
      <style:text-properties officeooo:rsid="010b1461"/>
    </style:style>
    <style:style style:name="T148" style:family="text">
      <style:text-properties officeooo:rsid="010c1edb"/>
    </style:style>
    <style:style style:name="T149" style:family="text">
      <style:text-properties officeooo:rsid="010cc1bd"/>
    </style:style>
    <style:style style:name="T150" style:family="text">
      <style:text-properties officeooo:rsid="010d5d67"/>
    </style:style>
    <style:style style:name="T151" style:family="text">
      <style:text-properties officeooo:rsid="010fe4b0"/>
    </style:style>
    <style:style style:name="T152" style:family="text">
      <style:text-properties officeooo:rsid="011173a1"/>
    </style:style>
    <style:style style:name="T153" style:family="text">
      <style:text-properties officeooo:rsid="011222b9"/>
    </style:style>
    <style:style style:name="T154" style:family="text">
      <style:text-properties officeooo:rsid="011375f1"/>
    </style:style>
    <style:style style:name="T155" style:family="text">
      <style:text-properties officeooo:rsid="011a96d1"/>
    </style:style>
    <style:style style:name="T156" style:family="text">
      <style:text-properties officeooo:rsid="011be5d7"/>
    </style:style>
    <style:style style:name="T157" style:family="text">
      <style:text-properties officeooo:rsid="0122c49b"/>
    </style:style>
    <style:style style:name="T158" style:family="text">
      <style:text-properties officeooo:rsid="01230d84"/>
    </style:style>
    <style:style style:name="T159" style:family="text">
      <style:text-properties officeooo:rsid="012504f7"/>
    </style:style>
    <style:style style:name="T160" style:family="text">
      <style:text-properties officeooo:rsid="01280559"/>
    </style:style>
    <style:style style:name="T161" style:family="text">
      <style:text-properties officeooo:rsid="012a558f"/>
    </style:style>
    <style:style style:name="T162" style:family="text">
      <style:text-properties officeooo:rsid="012a7727"/>
    </style:style>
    <style:style style:name="T163" style:family="text">
      <style:text-properties officeooo:rsid="011772b6"/>
    </style:style>
    <style:style style:name="T164" style:family="text">
      <style:text-properties officeooo:rsid="008d196a"/>
    </style:style>
    <style:style style:name="T165" style:family="text">
      <style:text-properties officeooo:rsid="00162e7a"/>
    </style:style>
    <style:style style:name="T166" style:family="text">
      <style:text-properties officeooo:rsid="0018b734"/>
    </style:style>
    <style:style style:name="T167" style:family="text">
      <style:text-properties officeooo:rsid="001907f4"/>
    </style:style>
    <style:style style:name="T168" style:family="text">
      <style:text-properties officeooo:rsid="012a0f02"/>
    </style:style>
    <style:style style:name="T169" style:family="text">
      <style:text-properties officeooo:rsid="00bad36c"/>
    </style:style>
    <style:style style:name="T170" style:family="text">
      <style:text-properties officeooo:rsid="00decf25"/>
    </style:style>
    <style:style style:name="T171" style:family="text">
      <style:text-properties officeooo:rsid="008d553a"/>
    </style:style>
    <style:style style:name="T172" style:family="text">
      <style:text-properties officeooo:rsid="012b37ec"/>
    </style:style>
    <style:style style:name="T173" style:family="text">
      <style:text-properties officeooo:rsid="00182710"/>
    </style:style>
    <style:style style:name="T174" style:family="text">
      <style:text-properties officeooo:rsid="012b8ad9"/>
    </style:style>
    <style:style style:name="T175" style:family="text">
      <style:text-properties officeooo:rsid="012d54bf"/>
    </style:style>
    <style:style style:name="T176" style:family="text">
      <style:text-properties officeooo:rsid="012d76a9"/>
    </style:style>
    <style:style style:name="T177" style:family="text">
      <style:text-properties officeooo:rsid="012e9731"/>
    </style:style>
    <style:style style:name="T178" style:family="text">
      <style:text-properties officeooo:rsid="012f2a21"/>
    </style:style>
    <style:style style:name="T179" style:family="text">
      <style:text-properties officeooo:rsid="012f7af4"/>
    </style:style>
    <style:style style:name="T180" style:family="text">
      <style:text-properties officeooo:rsid="01315cb8"/>
    </style:style>
    <style:style style:name="T181" style:family="text">
      <style:text-properties officeooo:rsid="0132f8e3"/>
    </style:style>
    <style:style style:name="T182" style:family="text">
      <style:text-properties officeooo:rsid="01334397"/>
    </style:style>
    <style:style style:name="T183" style:family="text">
      <style:text-properties officeooo:rsid="01379624"/>
    </style:style>
    <style:style style:name="T184" style:family="text">
      <style:text-properties officeooo:rsid="01388f11"/>
    </style:style>
    <style:style style:name="T185" style:family="text">
      <style:text-properties officeooo:rsid="01393912"/>
    </style:style>
    <style:style style:name="T186" style:family="text">
      <style:text-properties officeooo:rsid="013a0f26"/>
    </style:style>
    <style:style style:name="T187" style:family="text">
      <style:text-properties officeooo:rsid="011e91e0"/>
    </style:style>
    <style:style style:name="T188" style:family="text">
      <style:text-properties officeooo:rsid="013a190b"/>
    </style:style>
    <style:style style:name="T189" style:family="text">
      <style:text-properties officeooo:rsid="011c234b"/>
    </style:style>
    <style:style style:name="T190" style:family="text">
      <style:text-properties officeooo:rsid="013bbfaf"/>
    </style:style>
    <style:style style:name="T191" style:family="text">
      <style:text-properties officeooo:rsid="0032cbf6"/>
    </style:style>
    <style:style style:name="T192" style:family="text">
      <style:text-properties officeooo:rsid="013cfdb0"/>
    </style:style>
    <style:style style:name="T193" style:family="text">
      <style:text-properties officeooo:rsid="01403c4e"/>
    </style:style>
    <style:style style:name="T194" style:family="text">
      <style:text-properties officeooo:rsid="0141cd69"/>
    </style:style>
    <style:style style:name="T195" style:family="text">
      <style:text-properties officeooo:rsid="01447d28"/>
    </style:style>
    <style:style style:name="T196" style:family="text">
      <style:text-properties officeooo:rsid="0147d234"/>
    </style:style>
    <style:style style:name="T197" style:family="text">
      <style:text-properties officeooo:rsid="0149b026"/>
    </style:style>
    <style:style style:name="T198" style:family="text">
      <style:text-properties officeooo:rsid="014b44c6"/>
    </style:style>
    <style:style style:name="T199" style:family="text">
      <style:text-properties officeooo:rsid="014d8aba"/>
    </style:style>
    <style:style style:name="T200" style:family="text">
      <style:text-properties officeooo:rsid="014f4c54"/>
    </style:style>
    <style:style style:name="T201" style:family="text">
      <style:text-properties officeooo:rsid="014fd310"/>
    </style:style>
    <style:style style:name="T202" style:family="text">
      <style:text-properties officeooo:rsid="0150029d"/>
    </style:style>
    <style:style style:name="T203" style:family="text">
      <style:text-properties officeooo:rsid="01506afc"/>
    </style:style>
    <style:style style:name="T204" style:family="text">
      <style:text-properties officeooo:rsid="0152162b"/>
    </style:style>
    <style:style style:name="T205" style:family="text">
      <style:text-properties officeooo:rsid="01521f6c"/>
    </style:style>
    <style:style style:name="T206" style:family="text">
      <style:text-properties officeooo:rsid="0152f280"/>
    </style:style>
    <style:style style:name="T207" style:family="text">
      <style:text-properties officeooo:rsid="0152fd36"/>
    </style:style>
    <style:style style:name="T208" style:family="text">
      <style:text-properties officeooo:rsid="0153a7a6"/>
    </style:style>
    <style:style style:name="T209" style:family="text">
      <style:text-properties officeooo:rsid="0155fbe0"/>
    </style:style>
    <style:style style:name="T210" style:family="text">
      <style:text-properties officeooo:rsid="01575327"/>
    </style:style>
    <style:style style:name="T211" style:family="text">
      <style:text-properties officeooo:rsid="0157a6f5"/>
    </style:style>
    <style:style style:name="T212" style:family="text">
      <style:text-properties officeooo:rsid="0158f0f2"/>
    </style:style>
    <style:style style:name="T213" style:family="text">
      <style:text-properties officeooo:rsid="0159bb9a"/>
    </style:style>
    <style:style style:name="T214" style:family="text">
      <style:text-properties officeooo:rsid="0136bb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я1" table:style-name="Таблиця1">
        <table:table-column table:style-name="Таблиця1.A"/>
        <table:table-row table:style-name="Таблиця1.1">
          <table:table-cell table:style-name="Таблиця1.A1" office:value-type="string">
            <text:p text:style-name="Шаблон_3a__20_Титульна_20_сторінка">Лекція <text:span text:style-name="T1">4</text:span></text:p>
            <text:p text:style-name="Шаблон_3a__20_Титульна_20_сторінка">TCP-<text:span text:style-name="T2">сокети</text:span>, частина 1</text:p>
          </table:table-cell>
        </table:table-row>
      </table:table>
      <text:p text:style-name="P1"/>
      <text:p text:style-name="P2">Характеристики TCP</text:p>
      <text:p text:style-name="P49">Протокол TCP (Transmission Control Protocol, <text:span text:style-name="T3">п</text:span>ротокол управління передачею) – це транспортний протокол у комунікаційному домені Internet, <text:span text:style-name="T193">визначений у RFC 9293</text:span>. TCP потребує встановлення <text:span text:style-name="T198">логічного </text:span>з’єднання <text:span text:style-name="T213">між двома сторонами</text:span>, <text:span text:style-name="T193">забезпечує дуплексне надійне впорядковане доставлення потоку байтів з перевіркою на помилки у режимі </text:span><text:span text:style-name="T199">мережевої адресації </text:span><text:span text:style-name="T213">unicast</text:span><text:span text:style-name="T193"> (за потреби режим </text:span><text:span text:style-name="T3">передачі</text:span><text:span text:style-name="T193"> даних у TCP-з’єднанні може бути змінений на симплексний), </text:span><text:span text:style-name="T197">підтримує варіант out-of-band даних</text:span>. <text:span text:style-name="T193">Зазвичай під час встановлення TCP-</text:span><text:span text:style-name="T3">з’єднання </text:span><text:span text:style-name="T193">є активна сторона</text:span> (клієнт), <text:span text:style-name="T201">яка відправляє запит на встановлення з’єднання,</text:span> та є <text:span text:style-name="T193">пасивна сторона </text:span>(сервер), <text:span text:style-name="T201">яка очікує запитів на встановлення з’єднань, </text:span><text:span text:style-name="T193">п</text:span>ісля встановлення <text:span text:style-name="T193">TCP-</text:span><text:span text:style-name="T3">з’єднання</text:span> ролі сторін у загальному розумінні є умовн<text:span text:style-name="T193">ими</text:span>.</text:p>
      <text:p text:style-name="P50"><text:span text:style-name="T200">Т</text:span>ерміни, які визначають режим мережевої адресації. <text:span text:style-name="T209">U</text:span>nicast <text:span text:style-name="T209">(</text:span>one-to-one). <text:span text:style-name="T209">M</text:span>ulticat <text:span text:style-name="T209">(</text:span>one-to-many-of-many). Широкомовний (broadcast, one-to-all). <text:span text:style-name="T209">A</text:span>nycast <text:span text:style-name="T209">(</text:span>one-to-one-of-many).</text:p>
      <text:p text:style-name="Шаблон_3a__20_Звичайний_20_текст"><text:soft-page-break/><text:span text:style-name="T200">Т</text:span><text:span text:style-name="T193">ерміни, які визначають режим передачі даних. </text:span><text:span text:style-name="Шаблон_3a__20_Термін"><text:span text:style-name="T4">Дуплексний</text:span></text:span><text:span text:style-name="T4"> (</text:span><text:span text:style-name="Шаблон_3a__20_Term"><text:span text:style-name="T4">duplex</text:span></text:span><text:span text:style-name="T6">) </text:span><text:span text:style-name="T4">або </text:span><text:span text:style-name="Шаблон_3a__20_Термін"><text:span text:style-name="T4">повнодуплексний</text:span></text:span><text:span text:style-name="T4"> </text:span><text:span text:style-name="T6">(</text:span><text:span text:style-name="Шаблон_3a__20_Term"><text:span text:style-name="T4">full-duplex</text:span></text:span><text:span text:style-name="T4">) режим </text:span><text:span text:style-name="T193">передачі</text:span><text:span text:style-name="T4"> даних дає змогу </text:span><text:span text:style-name="T193">відправляти</text:span><text:span text:style-name="T4"> та </text:span><text:span text:style-name="T193">отримувати</text:span><text:span text:style-name="T4"> дані в будь-який момент часу. </text:span><text:span text:style-name="Шаблон_3a__20_Термін"><text:span text:style-name="T4">Напівдуплексний</text:span></text:span><text:span text:style-name="T4"> (</text:span><text:span text:style-name="Шаблон_3a__20_Term"><text:span text:style-name="T4">half-duplex</text:span></text:span><text:span text:style-name="T4">) режим передачі даних дає змогу </text:span><text:span text:style-name="T193">відправляти</text:span><text:span text:style-name="T4"> дані тільки в одному напрямку в один момент часу. </text:span><text:span text:style-name="Шаблон_3a__20_Термін"><text:span text:style-name="T4">Симплексний</text:span></text:span><text:span text:style-name="T4"> (</text:span><text:span text:style-name="Шаблон_3a__20_Term"><text:span text:style-name="T4">simplex</text:span></text:span><text:span text:style-name="T4">) режим передачі даних </text:span><text:span text:style-name="T5">дає змогу </text:span><text:span text:style-name="T193">відправляти</text:span><text:span text:style-name="T5"> дані тільки в одному напрямку, іноді такий режим визначають як </text:span><text:span text:style-name="Шаблон_3a__20_Термін"><text:span text:style-name="T5">напівдуплексний</text:span></text:span><text:span text:style-name="T5"> (тобто може бути плутанина в термінах).</text:span></text:p>
      <text:p text:style-name="P3"><text:span text:style-name="T5">Режим передачі даних, визначений для транспортного протоколу (наприклад, дуплексний або симплексний для TCP), не значить, що такий самий режим передачі даних повинен </text:span><text:span text:style-name="T8">бути</text:span><text:span text:style-name="T5"> на канальному рівні передачі даних (наприклад, напівдуплексний для Ethernet). </text:span><text:span text:style-name="T7">Власне і</text:span><text:span text:style-name="T6">дея м</text:span><text:span text:style-name="T5">ережев</text:span><text:span text:style-name="T6">ої</text:span><text:span text:style-name="T5"> модел</text:span><text:span text:style-name="T6">і</text:span><text:span text:style-name="T5"> OSI або мережев</text:span><text:span text:style-name="T6">ої</text:span><text:span text:style-name="T5"> модел</text:span><text:span text:style-name="T6">і</text:span><text:span text:style-name="T5"> TCP/IP </text:span><text:span text:style-name="T6">полягає в тому, щоб</text:span><text:span text:style-name="T5"> розподілити мережеві протоколи за рівнями, щоб зменшити залежність між мережевими протоколами, які </text:span><text:span text:style-name="T8">використовуються разом</text:span><text:span text:style-name="T5">.</text:span></text:p>
      <text:p text:style-name="P4">TCP забезпечує надійн<text:span text:style-name="T193">е доставлення</text:span> даних, але ця надійність є умовною. Деякі характеристики цієї надійності можна поліпшити практично, а деякі характеристики не можна вдосконалити принципово. <text:span text:style-name="T9">Про це йдеться далі.</text:span></text:p>
      <text:p text:style-name="P4"><text:soft-page-break/>TCP не гарантує, що <text:span text:style-name="T8">відправлені</text:span> дані будуть отримані, оскільки таку гарантію не може забезпечити жодний мережевий протокол. Мережа є ненадійним середовищем передачі даних, оскільки на мережу впливають зовнішні чинники, які не контролює жодна зі сторін комунікації (фізична неможливість передавати <text:span text:style-name="T8">відправлені</text:span> дані, відмова спрямовувати <text:span text:style-name="T8">відправлені</text:span> дані іншими системами на шляху від відправника до отримувача і т. ін.).</text:p>
      <text:p text:style-name="P8">У TCP-з’єднанні є дві сторони. Одна сторона – це <text:span text:style-name="T193">програма</text:span>, яка реалізує TCP, <text:span text:style-name="T193">або</text:span> програма, яка використовує TCP. Зазвичай TCP реалізує ядро, а TCP використовує процес користувача або процес ядра. <text:span text:style-name="T26">Що мається на увазі </text:span><text:span text:style-name="T193">під «стороною з’єднання»</text:span><text:span text:style-name="T26"> конкретно зрозуміло з контексту або вказується.</text:span></text:p>
      <text:p text:style-name="P6"><text:span text:style-name="T15">Реалізація </text:span>TCP відправляє дані <text:span text:style-name="Шаблон_3a__20_Термін">сегментами</text:span> <text:span text:style-name="T10">(</text:span><text:span text:style-name="Шаблон_3a__20_Term"><text:span text:style-name="T10">segment</text:span></text:span><text:span text:style-name="T10">)</text:span> та вимагає <text:span text:style-name="T14">від іншої сторони </text:span><text:span text:style-name="T17">TCP-</text:span><text:span text:style-name="T14">з’єднання</text:span> <text:span text:style-name="T8">відправляти</text:span> <text:span text:style-name="Шаблон_3a__20_Термін">підтвердження</text:span> (<text:span text:style-name="Шаблон_3a__20_Term">acknowledgment</text:span>) отримання <text:span text:style-name="T8">відправлених</text:span> даних. Сегменти з даними та сегменти з підтвердженнями можуть об’єднуватися, завдяки наявності необхідних полів у заголовку TCP.</text:p>
      <text:p text:style-name="P6"><text:soft-page-break/>Якщо підтвердження <text:span text:style-name="T8">про отримання </text:span><text:span text:style-name="T15">відправлених </text:span><text:span text:style-name="T8">даних </text:span>не отримано, тоді <text:span text:style-name="T15">реалізація </text:span>TCP відправляє відповідний сегмент знову, кожний раз збільшуючи <text:span text:style-name="T8">проміжок </text:span>час<text:span text:style-name="T8">у між</text:span> повторн<text:span text:style-name="T8">ими</text:span> відправлення<text:span text:style-name="T8">ми</text:span>. Це <text:span text:style-name="T9">дає змогу</text:span> не перенавантажувати мережу трафіком, оскільки перенавантаження мережі трафіком може бути причиною неотримання <text:span text:style-name="T9">відповідн</text:span><text:span text:style-name="T15">ого</text:span><text:span text:style-name="T9"> відправленого</text:span> сегмент<text:span text:style-name="T15">а</text:span> або неотримання відповідного підтвердження. Якщо підтвердження <text:span text:style-name="T9">про отримання </text:span><text:span text:style-name="T15">відправлених </text:span><text:span text:style-name="T9">даних </text:span>не отримано, тоді через деякий час (кілька хвилин, конкретне значення <text:span text:style-name="T9">визначає</text:span> реалізаці<text:span text:style-name="T9">я</text:span>) <text:span text:style-name="T15">реалізація </text:span>TCP <text:span text:style-name="T15">позначає помилку в</text:span> з’єднанн<text:span text:style-name="T15">і</text:span>. <text:span text:style-name="T22">Реалізація </text:span>TCP постійно вираховує час необхідний для отримання підтвердження (round-trip time, RTT) використовуючи різні алгоритми, тому може динамічно адаптуватися до характеристик мережі, яка може постійно змінюватися. RTT може бути визначений як кілька мілісекунд або десятки секунд. <text:span text:style-name="T18">Реалізація TCP використовує різні а</text:span><text:span text:style-name="T17">лгоритми розрахунку RTT, </text:span><text:span text:style-name="T18">які враховують різні сценарії поведінки трафіку в мережі.</text:span></text:p>
      <text:p text:style-name="P9"><text:span text:style-name="T23">У </text:span>TCP <text:span text:style-name="T23">є</text:span> <text:span text:style-name="Шаблон_3a__20_Термін">контрольн</text:span><text:span text:style-name="Шаблон_3a__20_Термін"><text:span text:style-name="T23">а</text:span></text:span><text:span text:style-name="Шаблон_3a__20_Термін"> сум</text:span><text:span text:style-name="Шаблон_3a__20_Термін"><text:span text:style-name="T23">а</text:span></text:span> <text:span text:style-name="T11">(</text:span><text:span text:style-name="Шаблон_3a__20_Term"><text:span text:style-name="T11">checksum</text:span></text:span><text:span text:style-name="T11">), </text:span><text:span text:style-name="T202">яка </text:span><text:span text:style-name="T204">обчислюється</text:span><text:span text:style-name="T11"> </text:span>для <text:span text:style-name="T202">значень полів</text:span> псевдозаголовк<text:span text:style-name="T19">а</text:span> IP (кільк<text:span text:style-name="T202">а</text:span> полів заголовк<text:span text:style-name="T202">а</text:span> IPv4 або IPv6), <text:span text:style-name="T202">значень полів </text:span>заголовк<text:span text:style-name="T23">а</text:span> TCP та даних (payload) сегмент<text:span text:style-name="T23">а </text:span><text:span text:style-name="T203">та зберігається в заголовку TCP</text:span>. <text:soft-page-break/><text:span text:style-name="T204">З</text:span>аголовок <text:span text:style-name="T203">TCP </text:span>та <text:span text:style-name="T203">вміст сегмент</text:span><text:span text:style-name="T204">а</text:span> не шифру<text:span text:style-name="T24">ються </text:span><text:span text:style-name="T204">як усталено</text:span>, тому заголовок <text:span text:style-name="T204">TCP</text:span> та/або <text:span text:style-name="T203">вміст сегмента</text:span> треба шифрувати іншими засобами за потреби. <text:span text:style-name="T10">Алгоритм </text:span><text:span text:style-name="T204">обчислення</text:span><text:span text:style-name="T11"> контрольної суми </text:span><text:span text:style-name="T204">відомий та використовує тільки дані в IP пакеті, що відправляється</text:span><text:span text:style-name="T11">, тому</text:span><text:span text:style-name="T10"> </text:span><text:span text:style-name="T206">отримувач даних, відправлених через TCP,</text:span> не знає чи <text:span text:style-name="T206">ці</text:span> дані були змінені <text:span text:style-name="T24">разом </text:span><text:span text:style-name="T119">і</text:span><text:span text:style-name="T24">з контрольною сумою </text:span>сторонніми системами під час спрямування <text:span text:style-name="T205">цього</text:span> <text:span text:style-name="T205">пакету</text:span> <text:span text:style-name="T205">в</text:span> мережі. <text:span text:style-name="T205">Також алгоритм обчислення контрольної суми не є надійним </text:span><text:span text:style-name="T212">порівняно з іншими алгоритмами обчислення контрольних сум</text:span><text:span text:style-name="T205">, </text:span><text:span text:style-name="T207">але достатній для практичного використання</text:span><text:span text:style-name="T205">.</text:span></text:p>
      <text:p text:style-name="P6"><text:span text:style-name="T17">С</text:span>тор<text:span text:style-name="T10">о</text:span>н<text:span text:style-name="T10">а </text:span>TCP-з’єднання точно знає про <text:span text:style-name="T17">позначення помилки в</text:span> з’єднанні, але ця помилка не знач<text:span text:style-name="T13">ить</text:span>, що <text:span text:style-name="T12">відправлені</text:span> <text:span text:style-name="T17">раніше </text:span>дані не були отримані іншою стороною.<text:span text:style-name="T15"> </text:span><text:span text:style-name="T16">Будь-яка сторона TCP-з’єднання може точно знати про то, що відправлені дані були отримані іншою стороною </text:span><text:span text:style-name="T25">(процесом)</text:span><text:span text:style-name="T16">, якщо отримає від іншої сторони </text:span><text:span text:style-name="T22">повідомлення</text:span><text:span text:style-name="T16"> про отримання даних. Сторона </text:span><text:span text:style-name="T17">TCP-з’єднання точно знає, що </text:span><text:span text:style-name="T12">відправлені</text:span><text:span text:style-name="T17"> дані були </text:span><text:span text:style-name="T12">успішно</text:span><text:span text:style-name="T17"> отримані іншою стороною </text:span><text:span text:style-name="T25">(системою)</text:span><text:span text:style-name="T17">, у</text:span><text:span text:style-name="T12"> разі</text:span> успішно<text:span text:style-name="T12">го</text:span> завершенн<text:span text:style-name="T12">я</text:span> цього з’єднання.</text:p>
      <text:p text:style-name="P7"><text:span text:style-name="T20">В</text:span>ідправлені байти даних <text:span text:style-name="T20">у TCP нумеруються</text:span>, тому <text:span text:style-name="T28">реалізація TCP може</text:span> визначити отримання даних не по порядку (out of order) та зібрати отримані <text:soft-page-break/>сегменти в правильному порядку. <text:span text:style-name="T20">Реалізація </text:span>TCP <text:span text:style-name="T20">ігнорує </text:span>отрим<text:span text:style-name="T20">ання</text:span> дубльован<text:span text:style-name="T20">их</text:span> дан<text:span text:style-name="T20">их</text:span>, але підтвердж<text:span text:style-name="T20">ує їхнє</text:span> отриман<text:span text:style-name="T20">ня </text:span><text:span text:style-name="T28">(попередні підтвердження могли бути не отриманні іншо</text:span><text:span text:style-name="T120">ю</text:span><text:span text:style-name="T28"> стороною TCP-з’єднання)</text:span>. <text:span text:style-name="T20">Відправлені д</text:span>ані можуть бути отримані не по порядку та можуть бути дубльовані, оскільки протокол мережевого рівня IP не визначає нічого, щоб забезпечити порядок отримання <text:span text:style-name="T20">відправлених</text:span> даних та забезпечити відсутність дубльованих даних, також <text:span text:style-name="T26">інша сторона TCP-з’єднання</text:span> може відправляти кілька сегментів поспіль та повторно відправляти сегменти, <text:span text:style-name="T20">для даних, </text:span><text:span text:style-name="T26">для</text:span><text:span text:style-name="T20"> </text:span>як<text:span text:style-name="T20">их</text:span> не отримав підтвердження. Завдяки нумерації <text:span text:style-name="T20">відправлених</text:span> байтів <text:span text:style-name="T20">реалізація </text:span>TCP може підтверджувати отримання відразу кількох сегментів та <text:span text:style-name="T20">завдяки відповідній опції в заголовку TCP </text:span>може підтвердж<text:span text:style-name="T20">увати отримання кількох сегментів вибірково</text:span>. <text:span text:style-name="Шаблон_3a__20_Термін"><text:span text:style-name="T121">В</text:span></text:span><text:span text:style-name="Шаблон_3a__20_Термін">ибірков</text:span><text:span text:style-name="Шаблон_3a__20_Термін"><text:span text:style-name="T121">е</text:span></text:span><text:span text:style-name="Шаблон_3a__20_Термін"> підтвердження</text:span> (<text:span text:style-name="Шаблон_3a__20_Term">selective acknowledgment</text:span>) <text:span text:style-name="T122">значно підвищ</text:span><text:span text:style-name="T123">у</text:span><text:span text:style-name="T122">є</text:span> продуктивність TCP у ненадійних мережах п<text:span text:style-name="T121">роти</text:span> кумулятивн<text:span text:style-name="T121">ого</text:span> підтвердження, оскільки вказує <text:span text:style-name="T26">іншій стороні TCP-з’єднання</text:span> які сегменти (тобто дані) <text:span text:style-name="T29">уже </text:span>бул<text:span text:style-name="T26">о</text:span> отримано <text:span text:style-name="T29">і їх не треба відправляти знову</text:span>.</text:p>
      <text:p text:style-name="P5">TCP <text:span text:style-name="T26">має</text:span> <text:span text:style-name="Шаблон_3a__20_Термін"><text:span text:style-name="T192">управління</text:span></text:span><text:span text:style-name="Шаблон_3a__20_Термін"> потоком</text:span> (<text:span text:style-name="Шаблон_3a__20_Term">flow control</text:span>). <text:span text:style-name="T21">Реалізація </text:span>TCP постійно повідомляє іншу сторону з’єднання скільки байт даних бажано відправляти, ця <text:soft-page-break/>кількість байт <text:span text:style-name="T124">у</text:span> термінах TCP називається <text:span text:style-name="Шаблон_3a__20_Термін">розмір вікна</text:span> <text:span text:style-name="T21">(</text:span><text:span text:style-name="Шаблон_3a__20_Term"><text:span text:style-name="T21">window size</text:span></text:span><text:span text:style-name="T21">)</text:span>. Якщо розмір вікна дорівнює нулю, тоді відправник має <text:span text:style-name="T125">по</text:span>чекати перед відправленням наступних сегментів. Звісно, <text:span text:style-name="T26">інша сторона TCP-з’єднання</text:span> може ігнорувати значення <text:span text:style-name="T21">отриманого </text:span>розмір<text:span text:style-name="T21">у</text:span> вікна, але тоді <text:span text:style-name="T26">наступні </text:span><text:span text:style-name="T21">відправлені</text:span> дані просто будуть ігноруватися. Розмір вікна визначає розмір місця в буфері отриманих даних TCP-з’єднання. Якщо попередні дані з буфера отриманих даних <text:span text:style-name="T21">TCP-з’єднання </text:span>не були забрані програмою, яка використовує це з’єднання, тоді нема сенсу <text:span text:style-name="T21">приймати</text:span> наступні дані, оскільки вони також можуть бути не забрані цією програмою.</text:p>
      <text:p text:style-name="P5">TCP-з’єднання ідентифікується <text:span text:style-name="T193">кортежем з чотирьох значень</text:span>. Перш<text:span text:style-name="T193">і</text:span> <text:span text:style-name="T193">два значення</text:span> – це IP адреса відправника (source address<text:span text:style-name="T27">)</text:span>, <text:span text:style-name="T27">вказується в </text:span>пол<text:span text:style-name="T27">і</text:span> заголовк<text:span text:style-name="T27">а</text:span> IP, та номер порт<text:span text:style-name="T30">у</text:span> відправника (source port<text:span text:style-name="T27">)</text:span>, <text:span text:style-name="T27">вказується в полі</text:span> заголовк<text:span text:style-name="T27">а</text:span> TCP. Друг<text:span text:style-name="T193">і два </text:span>значен<text:span text:style-name="T194">н</text:span><text:span text:style-name="T193">я</text:span> – це IP адреса отримувача (destination address<text:span text:style-name="T31">)</text:span>, <text:span text:style-name="T31">вказується в </text:span>пол<text:span text:style-name="T31">і</text:span> заголовк<text:span text:style-name="T31">а</text:span> IP, та номер порт<text:span text:style-name="T194">и</text:span> отримувача (destination port<text:span text:style-name="T31">)</text:span>, <text:span text:style-name="T31">вказується в </text:span>пол<text:span text:style-name="T31">і</text:span> заголовк<text:span text:style-name="T31">а</text:span> TCP. Ці пари значень на кожній стороні TCP-з’єднання міняються місцями.</text:p>
      <text:p text:style-name="P5"><text:soft-page-break/><text:span text:style-name="T32">Підтримування </text:span>TCP зазвичай реалізує ядро. Програма користувача використовує TCP послуговуючись відповідними функціями API між програмою користувача та ядром. Для програми, яка використовує TCP, дані передаються як потік байтів. TCP не розмежовує відправлені дані, тому програми, які потребують розділяти дані на повідомлення, мають заздалегідь домовитися про протокол <text:span text:style-name="T32">рівня застосунку</text:span>, який вони будуть використовувати під час комунікації.</text:p>
      <text:p text:style-name="P10">Програма користувача може сама реалізувати протокол схожий на TCP використовуючи UDP (User Datagram Protocol, протокол датаграм користувача), але реалізувати всі оптимізації, які закладені в стандартах TCP потребує часу. Також програма користувача не може знати характеристики інших мережевих з’єднань <text:span text:style-name="T32">у системі</text:span>, тому не може використовувати їх для динамічної зміни характеристик <text:span text:style-name="T32">власного</text:span> протокол<text:span text:style-name="T32">у</text:span>. <text:span text:style-name="T32">Відправлення</text:span> та отримання даних між програмою користувача та ядром майже завжди вимагатиме копіювання даних між адресними простор<text:span text:style-name="T32">а</text:span>м<text:span text:style-name="T32">и </text:span>користувача та ядра <text:span text:style-name="T32">в системних викликах</text:span>, повторне відправлення даних вимагатиме виклику відповідного системного <text:soft-page-break/>виклику. Тому програмі <text:span text:style-name="T33">користувача </text:span>може бути вигідно використовувати TCP, якщо властивостей TCP достатньо для рішення потрібних завдань.</text:p>
      <text:p text:style-name="P11">Програма <text:span text:style-name="T34">користувача </text:span>може створити сокет <text:span text:style-name="T126">у</text:span> комунікаційному домені Internet для можливого використання його в TCP, тобто створити TCP-сокет, системним викликом <text:span text:style-name="Шаблон_3a__20_Ідентифікатор">socket(domain, SOCK_STREAM, IPPROTO_TCP)</text:span>, значення <text:span text:style-name="Шаблон_3a__20_Ідентифікатор">domain</text:span> має бути <text:span text:style-name="Шаблон_3a__20_Ідентифікатор">AF_INET</text:span> для IPv4 або <text:span text:style-name="Шаблон_3a__20_Ідентифікатор">AF_INET6</text:span> для IPv6. <text:span text:style-name="T208">Якщо </text:span><text:span text:style-name="T210">в</text:span><text:span text:style-name="T208"> значенні</text:span> протокол<text:span text:style-name="T208">у </text:span>вказати нуль, <text:span text:style-name="T208">тоді типове значення протоколу для типу сокета </text:span><text:span text:style-name="Шаблон_3a__20_Ідентифікатор"><text:span text:style-name="T208">SOCK_STREAM</text:span></text:span><text:span text:style-name="T208"> буде </text:span><text:span text:style-name="Шаблон_3a__20_Ідентифікатор"><text:span text:style-name="T208">IPPROTO_TCP</text:span></text:span><text:span text:style-name="T208"> </text:span><text:span text:style-name="T211">у комунікаційному домені Internet.</text:span> У сучасних програмах <text:span text:style-name="T34">користувача</text:span>, краще <text:span text:style-name="T35">явно </text:span>вказувати протокол для комунікаційних доменів, які дозволяють таке робити, для запобігання <text:span text:style-name="T196">можливої </text:span>двозначності.</text:p>
      <text:p text:style-name="P2">Призначення адреси сокету, <text:span text:style-name="T181">частина 1</text:span></text:p>
      <text:p text:style-name="Шаблон_3a__20_Звичайний_20_текст">Деякі протоколи вимагають призначення адреси сокету, а деякі протоколи дозволяють призначити адресу сокету перед його використанням <text:span text:style-name="T127">у</text:span> комунікації. Адреса сокета вказується в структурі адреси сокета відповідного комунікаційного домен<text:span text:style-name="T36">у</text:span>. Структури адрес сокетів різні <text:span text:style-name="T36">в</text:span> різних комунікаційних домен<text:span text:style-name="T36">ах. Ф</text:span>ункції API, які працюють з адресами сокетів, <text:span text:style-name="T36">отримують в аргументі покажчик на </text:span><text:span text:style-name="Шаблон_3a__20_Ідентифікатор"><text:span text:style-name="T36">struct sockaddr</text:span></text:span><text:span text:style-name="T36">. Відповідно покажчик на об’єкт, який містить структуру адреси сокета в конкретному комунікаційному домені, треба привести до покажчика на </text:span><text:span text:style-name="Шаблон_3a__20_Ідентифікатор"><text:span text:style-name="T36">struct sockaddr</text:span></text:span><text:span text:style-name="T36">.</text:span></text:p>
      <text:p text:style-name="P18"><text:span text:style-name="T49">Процес користувача може призначити сокету wildcard мережеву адресу. Ця мережева адреса може бути в подальшому змінена ядром або не змінена</text:span>, залежить від <text:span text:style-name="T37">ролі </text:span>сторони TCP-з’єднання (клієнт або сервер). <text:span text:style-name="T49">Процес користувача може призначити сокету нульовий номер порту, тим самим роблячи запит ядру призначити</text:span> <text:span text:style-name="T49">сокету вільний </text:span>випадковий номер (ephemeral) порту. Зазвичай це буде номер порту більший за номер 1023. <text:span text:style-name="T48">Зазвичай процес користувача має мати відповідні привілеї, щоб призначити сокету номер порту менший за 1024.</text:span></text:p>
      <text:p text:style-name="P12"><text:soft-page-break/>Номери портів діляться на три діапазони. Номери портів від 1–1023 – це <text:span text:style-name="Шаблон_3a__20_Термін"><text:span text:style-name="T38">широко відомі порти</text:span></text:span><text:span text:style-name="T38"> (</text:span><text:span text:style-name="Шаблон_3a__20_Term">well-known ports</text:span><text:span text:style-name="T38">)</text:span>, які контролює та призначає сервісами IANA (Internet Assigned Numbers Authority), номери портів від 1024–49151 – це <text:span text:style-name="Шаблон_3a__20_Термін"><text:span text:style-name="T38">зареєстровані порти</text:span></text:span><text:span text:style-name="T38"> (</text:span><text:span text:style-name="Шаблон_3a__20_Term">registered ports</text:span><text:span text:style-name="T38">)</text:span>, які IANA не контролює, але реєструє їх для зручності, номери портів 49152–65535 – це <text:span text:style-name="Шаблон_3a__20_Термін"><text:span text:style-name="T38">приватні порти</text:span></text:span><text:span text:style-name="T38"> (</text:span><text:span text:style-name="Шаблон_3a__20_Term">private ports</text:span><text:span text:style-name="T38">)</text:span>, які IANA не контролює та не реєструє. Значення 49152 – це (65536 × 3) ÷ 4.</text:p>
      <text:p text:style-name="P15">Якщо номер порту отримувача належить діапазону значень 1–1023, тоді це не може бути використано в загальному випадку для авторизації користувача, від імені якого виконується процес-отримувач. По-перше, інша система може не обмежувати процеси і її процеси можуть призначати будь-які номери портів сокетам. По-друге, інша система може бути скомпрометована, тому не можна довіряти її діям. Якщо відомо завдяки якимось механізмам, що інша система не скомпрометована і вона вимагає відповідних привілеїв процесів для призначення номерів портів у діапазоні значень 1–1023, тоді належність номера порту отримувача до діапазону значень 1–1023 може бути використан<text:span text:style-name="T47">а</text:span> для авторизації користувача, від імені якого виконується процес-отримувач. Але якщо трафік між системами не шифрується, тоді така авторизація <text:soft-page-break/>користувача <text:span text:style-name="T62">нічого не значить</text:span>. <text:span text:style-name="T47">Тут під шифруванням розуміється саме шифрування трафіку, шифрування даних протоколу рівня застосунку недостатньо, оскільки системи, які спрямовують </text:span><text:span text:style-name="T8">відправлені</text:span><text:span text:style-name="T47"> дані на шляху від відправника до отримувача, можуть змінювати вміст заголовків TCP (номери портів у тому числі).</text:span></text:p>
      <text:p text:style-name="P12">Системний виклик <text:span text:style-name="Шаблон_3a__20_Ідентифікатор">bind()</text:span> призначає адресу сокету, <text:span text:style-name="T39">асоційовано</text:span><text:span text:style-name="T177">го з</text:span><text:span text:style-name="T39"> вказани</text:span><text:span text:style-name="T177">м</text:span><text:span text:style-name="T39"> дескриптор</text:span><text:span text:style-name="T177">ом</text:span><text:span text:style-name="T39"> файлу.</text:span></text:p>
      <text:p text:style-name="Шаблон_3a__20_Текст_20_програми">#include &lt;sys/socket.h&gt;</text:p>
      <text:p text:style-name="Шаблон_3a__20_Текст_20_програми"/>
      <text:p text:style-name="Шаблон_3a__20_Текст_20_програми">int bind(int <text:span text:style-name="T53">sock</text:span>fd, const struct sockaddr *addr, socklen_t addrlen);</text:p>
      <text:p text:style-name="Шаблон_3a__20_Текст_20_програми"/>
      <text:p text:style-name="P13">Аргумент <text:span text:style-name="Шаблон_3a__20_Ідентифікатор"><text:span text:style-name="T53">sock</text:span></text:span><text:span text:style-name="Шаблон_3a__20_Ідентифікатор">fd</text:span> – це дескриптор файлу, <text:span text:style-name="T177">з </text:span><text:span text:style-name="T40">яки</text:span><text:span text:style-name="T177">м</text:span><text:span text:style-name="T40"> має бути асоційований</text:span> сокет. <text:span text:style-name="T40">Аргумент</text:span> <text:span text:style-name="Шаблон_3a__20_Ідентифікатор">addr</text:span> для комунікаційного домену <text:span text:style-name="T40">Internet</text:span> має вказувати на об’єкт типу <text:span text:style-name="Шаблон_3a__20_Ідентифікатор">struct sockaddr_in</text:span>, <text:span text:style-name="Шаблон_3a__20_Ідентифікатор">struct sockaddr_in6</text:span> або <text:span text:style-name="Шаблон_3a__20_Ідентифікатор">str</text:span><text:span text:style-name="Шаблон_3a__20_Ідентифікатор"><text:span text:style-name="T128">u</text:span></text:span><text:span text:style-name="Шаблон_3a__20_Ідентифікатор">ct sockaddr_storage</text:span>. Аргумент <text:span text:style-name="Шаблон_3a__20_Ідентифікатор">addrlen</text:span> має дорівнюватися розміру відповідної структури адреси сокета. Сокету можна призначити конкретну мережеву адресу або wildcard адрес<text:span text:style-name="T40">у, сокету</text:span> <text:span text:style-name="T40">н</text:span>еможливо призначити список мережевих адрес. Цей системний виклик не змінює вміст <text:soft-page-break/>об’єкта на який вказує <text:span text:style-name="T40">аргумент </text:span><text:span text:style-name="Шаблон_3a__20_Ідентифікатор">addr</text:span> не <text:span text:style-name="T40">тільки</text:span> тому, що це покажчик на константні дані, але ще тому, що <text:span text:style-name="T129">зазвичай</text:span> у цьому нема сенсу.</text:p>
      <text:p text:style-name="P13">Системний виклик <text:span text:style-name="Шаблон_3a__20_Ідентифікатор">getsockname()</text:span> повертає призначену адресу сокету, <text:span text:style-name="T41">яки</text:span><text:span text:style-name="T178">й</text:span><text:span text:style-name="T41"> асоційований </text:span><text:span text:style-name="T178">з </text:span><text:span text:style-name="T41">вказани</text:span><text:span text:style-name="T178">м</text:span><text:span text:style-name="T41"> дескриптор</text:span><text:span text:style-name="T178">ом</text:span><text:span text:style-name="T41"> файлу</text:span>.</text:p>
      <text:p text:style-name="Шаблон_3a__20_Текст_20_програми">#include &lt;sys/socket.h&gt;</text:p>
      <text:p text:style-name="Шаблон_3a__20_Текст_20_програми"/>
      <text:p text:style-name="Шаблон_3a__20_Текст_20_програми">int getsockname(int <text:span text:style-name="T175">sock</text:span>fd, struct sockaddr *restrict addr,</text:p>
      <text:p text:style-name="Шаблон_3a__20_Текст_20_програми"><text:s text:c="8"/>socklen_t *restrict addrlen);</text:p>
      <text:p text:style-name="Шаблон_3a__20_Текст_20_програми"/>
      <text:p text:style-name="P14">Аргумент <text:span text:style-name="Шаблон_3a__20_Ідентифікатор"><text:span text:style-name="T53">sock</text:span></text:span><text:span text:style-name="Шаблон_3a__20_Ідентифікатор">fd</text:span> – це дескриптор файлу, <text:span text:style-name="T178">з</text:span> <text:span text:style-name="T42">яки</text:span><text:span text:style-name="T178">м</text:span><text:span text:style-name="T42"> має бути асоційований</text:span> сокет. <text:span text:style-name="T40">Аргумент</text:span> <text:span text:style-name="Шаблон_3a__20_Ідентифікатор">addr</text:span> для комунікаційного домену <text:span text:style-name="T40">Internet</text:span> має вказувати на об’єкт типу <text:span text:style-name="Шаблон_3a__20_Ідентифікатор">struct sockaddr_in</text:span>, <text:span text:style-name="Шаблон_3a__20_Ідентифікатор">struct sockaddr_in6</text:span> або <text:span text:style-name="Шаблон_3a__20_Ідентифікатор">str</text:span><text:span text:style-name="Шаблон_3a__20_Ідентифікатор"><text:span text:style-name="T128">u</text:span></text:span><text:span text:style-name="Шаблон_3a__20_Ідентифікатор">ct sockaddr_storage</text:span>. Значення <text:span text:style-name="Шаблон_3a__20_Ідентифікатор">*addrlen</text:span> має дорівнюватися розміру відповідної структури адреси сокета, після виконання системного виклику <text:span text:style-name="T42">це </text:span>значення дорівнювати<text:span text:style-name="T42">меть</text:span>ся розміру збереженої адреси сокета в об’єкті, на який вказує <text:span text:style-name="T42">аргумент</text:span> <text:span text:style-name="Шаблон_3a__20_Ідентифікатор">addr</text:span>. Якщо розміру наданого об’єкт<text:span text:style-name="T42">а</text:span>, на який вказує <text:span text:style-name="T42">аргумент</text:span> <text:span text:style-name="Шаблон_3a__20_Ідентифікатор">addr</text:span> не достатньо, тоді ядро збереже частину <text:span text:style-name="T42">вмісту </text:span>адреси сокета в ньому. Якщо сокету не було призначено ім’я, тоді вміст об’єкт<text:span text:style-name="T42">а</text:span>, на який вказує <text:span text:style-name="T42">аргумент</text:span> <text:span text:style-name="Шаблон_3a__20_Ідентифікатор">addr</text:span>, не визначено. Використання слова <text:soft-page-break/>«name» у назві системного виклику є оманливим, сокету може бути призначена адреса сокета, а не ім’я <text:span text:style-name="T42">(мережеве ім’я, чи будь-яке інше)</text:span>.</text:p>
      <text:p text:style-name="P14">Приклад програми на C, яка <text:span text:style-name="T43">дає змогу</text:span> вказати текстове представлення IPv4 адреси та/або номер<text:span text:style-name="T43">а</text:span> порту в <text:span text:style-name="T44">аргументах командного рядка</text:span>, призначає вказані значення або wildcard адресу та/або нульовий порт TCP-сокет<text:span text:style-name="T182">а</text:span>, потім виводить призначену адресу сокету. У прапорцях <text:span text:style-name="T44">функції</text:span> <text:span text:style-name="Шаблон_3a__20_Ідентифікатор">getaddrinfo()</text:span> вказано <text:span text:style-name="Шаблон_3a__20_Ідентифікатор">AI_PASSIVE</text:span>, для того, щоб поверталася wildcard адреса в результаті.</text:p>
      <text:p text:style-name="Шаблон_3a__20_Текст_20_програми">#include &lt;arpa/inet.h&gt;</text:p>
      <text:p text:style-name="Шаблон_3a__20_Текст_20_програми">#include &lt;netinet/in.h&gt;</text:p>
      <text:p text:style-name="Шаблон_3a__20_Текст_20_програми">#include &lt;sys/socket.h&gt;</text:p>
      <text:p text:style-name="Шаблон_3a__20_Текст_20_програми">#include &lt;inttypes.h&gt;</text:p>
      <text:p text:style-name="Шаблон_3a__20_Текст_20_програми">#include &lt;netdb.h&gt;</text:p>
      <text:p text:style-name="P16">#include &lt;stddef.h&gt;</text:p>
      <text:p text:style-name="Шаблон_3a__20_Текст_20_програми">#include &lt;stdio.h&gt;</text:p>
      <text:p text:style-name="Шаблон_3a__20_Текст_20_програми">#include &lt;unistd.h&gt;</text:p>
      <text:p text:style-name="Шаблон_3a__20_Текст_20_програми"/>
      <text:p text:style-name="Шаблон_3a__20_Текст_20_програми">static void</text:p>
      <text:p text:style-name="Шаблон_3a__20_Текст_20_програми">print_sin4(const char *msg, const struct sockaddr_in *sin4)</text:p>
      <text:p text:style-name="Шаблон_3a__20_Текст_20_програми">{</text:p>
      <text:p text:style-name="Шаблон_3a__20_Текст_20_програми"><text:s text:c="4"/>char repr[INET_ADDRSTRLEN];</text:p>
      <text:p text:style-name="Шаблон_3a__20_Текст_20_програми"/>
      <text:p text:style-name="Шаблон_3a__20_Текст_20_програми"><text:s text:c="4"/>if (getnameinfo((struct sockaddr *)sin4, sizeof(*sin4), repr,</text:p>
      <text:p text:style-name="Шаблон_3a__20_Текст_20_програми"><text:soft-page-break/><text:s text:c="8"/>sizeof(repr), NULL, 0, NI_NUMERICHOST) != 0</text:p>
      <text:p text:style-name="Шаблон_3a__20_Текст_20_програми"><text:s text:c="4"/>) {</text:p>
      <text:p text:style-name="P17"><text:s text:c="8"/>repr[0] = '?';</text:p>
      <text:p text:style-name="P17"><text:s text:c="8"/>repr[1] = '\0';</text:p>
      <text:p text:style-name="Шаблон_3a__20_Текст_20_програми"><text:s text:c="4"/>}</text:p>
      <text:p text:style-name="P26"><text:s text:c="4"/><text:span text:style-name="T81">printf</text:span>("%s %s:%" PRIu16 "<text:span text:style-name="T81">\n"</text:span>, msg, repr, ntohs(sin4-&gt;sin_port));</text:p>
      <text:p text:style-name="Шаблон_3a__20_Текст_20_програми">}</text:p>
      <text:p text:style-name="Шаблон_3a__20_Текст_20_програми"/>
      <text:p text:style-name="Шаблон_3a__20_Текст_20_програми">int</text:p>
      <text:p text:style-name="Шаблон_3a__20_Текст_20_програми">main(int argc, char **argv)</text:p>
      <text:p text:style-name="Шаблон_3a__20_Текст_20_програми">{</text:p>
      <text:p text:style-name="Шаблон_3a__20_Текст_20_програми"><text:s text:c="4"/>struct sockaddr_in sin4;</text:p>
      <text:p text:style-name="Шаблон_3a__20_Текст_20_програми"><text:s text:c="4"/>const char *addr_str = NULL;</text:p>
      <text:p text:style-name="Шаблон_3a__20_Текст_20_програми"><text:s text:c="4"/>const char *port_str = NULL;</text:p>
      <text:p text:style-name="Шаблон_3a__20_Текст_20_програми"><text:s text:c="4"/>socklen_t addrlen;</text:p>
      <text:p text:style-name="Шаблон_3a__20_Текст_20_програми"><text:s text:c="4"/>int opt, sockfd;</text:p>
      <text:p text:style-name="Шаблон_3a__20_Текст_20_програми"/>
      <text:p text:style-name="Шаблон_3a__20_Текст_20_програми"><text:s text:c="4"/>opterr = 0;</text:p>
      <text:p text:style-name="Шаблон_3a__20_Текст_20_програми"><text:s text:c="4"/>while ((opt = getopt(argc, argv, "a:p:")) != -1) {</text:p>
      <text:p text:style-name="Шаблон_3a__20_Текст_20_програми"><text:s text:c="8"/>switch (opt) {</text:p>
      <text:p text:style-name="Шаблон_3a__20_Текст_20_програми"><text:s text:c="8"/>case 'a':</text:p>
      <text:p text:style-name="Шаблон_3a__20_Текст_20_програми"><text:s text:c="12"/>addr_str = optarg;</text:p>
      <text:p text:style-name="Шаблон_3a__20_Текст_20_програми"><text:s text:c="12"/>break;</text:p>
      <text:p text:style-name="Шаблон_3a__20_Текст_20_програми"><text:s text:c="8"/>case 'p':</text:p>
      <text:p text:style-name="Шаблон_3a__20_Текст_20_програми"><text:s text:c="12"/>port_str = optarg;</text:p>
      <text:p text:style-name="Шаблон_3a__20_Текст_20_програми"><text:s text:c="12"/>break;</text:p>
      <text:p text:style-name="Шаблон_3a__20_Текст_20_програми"><text:s text:c="8"/>default:</text:p>
      <text:p text:style-name="Шаблон_3a__20_Текст_20_програми"><text:s text:c="12"/>exit_<text:span text:style-name="T81">errx</text:span>("wrong option -%c", optopt);</text:p>
      <text:p text:style-name="Шаблон_3a__20_Текст_20_програми"><text:soft-page-break/><text:s text:c="8"/>}</text:p>
      <text:p text:style-name="Шаблон_3a__20_Текст_20_програми"><text:s text:c="4"/>}</text:p>
      <text:p text:style-name="Шаблон_3a__20_Текст_20_програми"><text:s text:c="4"/>if (optind &lt; argc)</text:p>
      <text:p text:style-name="Шаблон_3a__20_Текст_20_програми"><text:s text:c="8"/>exit_<text:span text:style-name="T81">errx</text:span>("wrong number of command line arguments");</text:p>
      <text:p text:style-name="Шаблон_3a__20_Текст_20_програми"/>
      <text:p text:style-name="Шаблон_3a__20_Текст_20_програми"><text:s text:c="4"/>if (addr_str != NULL || port_str != NULL) {</text:p>
      <text:p text:style-name="Шаблон_3a__20_Текст_20_програми"><text:s text:c="8"/>struct addrinfo ai_hints = { 0 };</text:p>
      <text:p text:style-name="Шаблон_3a__20_Текст_20_програми"><text:s text:c="8"/>struct addrinfo *ai_res;</text:p>
      <text:p text:style-name="Шаблон_3a__20_Текст_20_програми"><text:s text:c="8"/>int error;</text:p>
      <text:p text:style-name="Шаблон_3a__20_Текст_20_програми"/>
      <text:p text:style-name="Шаблон_3a__20_Текст_20_програми"><text:s text:c="8"/>ai_hints.ai_flags = AI_PASSIVE | AI_NUMERICHOST | AI_NUMERICSERV;</text:p>
      <text:p text:style-name="Шаблон_3a__20_Текст_20_програми"><text:s text:c="8"/>ai_hints.ai_family = AF_INET;</text:p>
      <text:p text:style-name="Шаблон_3a__20_Текст_20_програми"><text:s text:c="8"/>ai_hints.ai_socktype = SOCK_STREAM;</text:p>
      <text:p text:style-name="Шаблон_3a__20_Текст_20_програми"><text:s text:c="8"/>ai_hints.ai_protocol = IPPROTO_TCP;</text:p>
      <text:p text:style-name="Шаблон_3a__20_Текст_20_програми"><text:s text:c="8"/>error = getaddrinfo(addr_str, port_str, &amp;ai_hints, &amp;ai_res);</text:p>
      <text:p text:style-name="Шаблон_3a__20_Текст_20_програми"><text:s text:c="8"/>if (error != 0)</text:p>
      <text:p text:style-name="Шаблон_3a__20_Текст_20_програми"><text:s text:c="12"/>exit_<text:span text:style-name="T81">errx</text:span>("getaddrinfo(): %s", gai_strerror(error));</text:p>
      <text:p text:style-name="Шаблон_3a__20_Текст_20_програми"><text:s text:c="8"/>if (ai_res-&gt;ai_next != NULL)</text:p>
      <text:p text:style-name="Шаблон_3a__20_Текст_20_програми"><text:s text:c="12"/>exit_<text:span text:style-name="T81">errx</text:span>("wrong algorithm: getaddrinfo() "</text:p>
      <text:p text:style-name="Шаблон_3a__20_Текст_20_програми"><text:s text:c="16"/>"returned multiple results");</text:p>
      <text:p text:style-name="Шаблон_3a__20_Текст_20_програми"><text:s text:c="8"/>sin4 = *(struct sockaddr_in *)ai_res-&gt;ai_addr;</text:p>
      <text:p text:style-name="Шаблон_3a__20_Текст_20_програми"><text:s text:c="8"/>freeaddrinfo(ai_res);</text:p>
      <text:p text:style-name="Шаблон_3a__20_Текст_20_програми"><text:s text:c="4"/>} else {</text:p>
      <text:p text:style-name="Шаблон_3a__20_Текст_20_програми"><text:s text:c="8"/>sin4 = (struct sockaddr_in){ 0 };</text:p>
      <text:p text:style-name="Шаблон_3a__20_Текст_20_програми"><text:s text:c="8"/>sin4.sin_family = AF_INET;</text:p>
      <text:p text:style-name="Шаблон_3a__20_Текст_20_програми"><text:s text:c="8"/>sin4.sin_addr.s_addr = INADDR_ANY;</text:p>
      <text:p text:style-name="Шаблон_3a__20_Текст_20_програми"><text:s text:c="4"/>}</text:p>
      <text:p text:style-name="Шаблон_3a__20_Текст_20_програми"><text:s text:c="4"/>print_sin4("Argument", &amp;sin4);</text:p>
      <text:p text:style-name="Шаблон_3a__20_Текст_20_програми"><text:soft-page-break/><text:s text:c="4"/>sockfd = socket(AF_INET, SOCK_STREAM, IPPROTO_TCP);</text:p>
      <text:p text:style-name="Шаблон_3a__20_Текст_20_програми"><text:s text:c="4"/>if (sockfd &lt; 0)</text:p>
      <text:p text:style-name="Шаблон_3a__20_Текст_20_програми"><text:s text:c="8"/>exit_err("socket()");</text:p>
      <text:p text:style-name="Шаблон_3a__20_Текст_20_програми"><text:s text:c="4"/>if (bind(sockfd, (struct sockaddr *)&amp;sin4, sizeof(sin4)) &lt; 0)</text:p>
      <text:p text:style-name="Шаблон_3a__20_Текст_20_програми"><text:s text:c="8"/>exit_err("bind()");</text:p>
      <text:p text:style-name="Шаблон_3a__20_Текст_20_програми"><text:s text:c="4"/>addrlen = sizeof(sin4);</text:p>
      <text:p text:style-name="Шаблон_3a__20_Текст_20_програми"><text:s text:c="4"/>if (getsockname(sockfd, (struct sockaddr *)&amp;sin4, &amp;addrlen) &lt; 0)</text:p>
      <text:p text:style-name="Шаблон_3a__20_Текст_20_програми"><text:s text:c="8"/>exit_err("getsockname()");</text:p>
      <text:p text:style-name="Шаблон_3a__20_Текст_20_програми"><text:s text:c="4"/>print_sin4("Bound <text:s text:c="2"/>", &amp;sin4);</text:p>
      <text:p text:style-name="Шаблон_3a__20_Текст_20_програми"/>
      <text:p text:style-name="Шаблон_3a__20_Текст_20_програми"><text:s text:c="4"/>if (close(sockfd) &lt; 0)</text:p>
      <text:p text:style-name="Шаблон_3a__20_Текст_20_програми"><text:s text:c="8"/>exit_err("close()");</text:p>
      <text:p text:style-name="Шаблон_3a__20_Текст_20_програми">}</text:p>
      <text:p text:style-name="Шаблон_3a__20_Текст_20_програми"/>
      <text:p text:style-name="Шаблон_3a__20_Коментар">// Запускаємо програму з різними опціями та з різними привілеями.</text:p>
      <text:p text:style-name="Шаблон_3a__20_Текст_20_командного_20_інтерпретатора">$ ./a.out</text:p>
      <text:p text:style-name="Шаблон_3a__20_Текст_20_командного_20_інтерпретатора">Argument 0.0.0.0:0</text:p>
      <text:p text:style-name="Шаблон_3a__20_Текст_20_командного_20_інтерпретатора">Bound <text:s text:c="3"/>0.0.0.0:34423</text:p>
      <text:p text:style-name="Шаблон_3a__20_Текст_20_командного_20_інтерпретатора">$ ./a.out -p 123</text:p>
      <text:p text:style-name="Шаблон_3a__20_Текст_20_командного_20_інтерпретатора">Argument 0.0.0.0:123</text:p>
      <text:p text:style-name="Шаблон_3a__20_Текст_20_командного_20_інтерпретатора">FAIL: bind(): Permission denied</text:p>
      <text:p text:style-name="Шаблон_3a__20_Текст_20_командного_20_інтерпретатора">$ ./a.out -p 1234</text:p>
      <text:p text:style-name="Шаблон_3a__20_Текст_20_командного_20_інтерпретатора">Argument 0.0.0.0:1234</text:p>
      <text:p text:style-name="Шаблон_3a__20_Текст_20_командного_20_інтерпретатора">Bound <text:s text:c="3"/>0.0.0.0:1234</text:p>
      <text:p text:style-name="Шаблон_3a__20_Текст_20_командного_20_інтерпретатора">$ ./a.out -a 1.2.3.4</text:p>
      <text:p text:style-name="Шаблон_3a__20_Текст_20_командного_20_інтерпретатора">Argument 1.2.3.4:0</text:p>
      <text:p text:style-name="Шаблон_3a__20_Текст_20_командного_20_інтерпретатора">FAIL: bind(): Cannot assign requested address</text:p>
      <text:p text:style-name="Шаблон_3a__20_Текст_20_командного_20_інтерпретатора">$ ./a.out -a 127.0.0.1</text:p>
      <text:p text:style-name="Шаблон_3a__20_Текст_20_командного_20_інтерпретатора"><text:soft-page-break/>Argument 127.0.0.1:0</text:p>
      <text:p text:style-name="Шаблон_3a__20_Текст_20_командного_20_інтерпретатора">Bound <text:s text:c="3"/>127.0.0.1:34593</text:p>
      <text:p text:style-name="Шаблон_3a__20_Текст_20_командного_20_інтерпретатора">$ ./a.out -a 127.0.0.1 -p 1234</text:p>
      <text:p text:style-name="Шаблон_3a__20_Текст_20_командного_20_інтерпретатора">Argument 127.0.0.1:1234</text:p>
      <text:p text:style-name="Шаблон_3a__20_Текст_20_командного_20_інтерпретатора">Bound <text:s text:c="3"/>127.0.0.1:1234</text:p>
      <text:p text:style-name="Шаблон_3a__20_Текст_20_командного_20_інтерпретатора">$ su root -c ./a.out -p 123</text:p>
      <text:p text:style-name="Шаблон_3a__20_Текст_20_командного_20_інтерпретатора">Argument 0.0.0.0:123</text:p>
      <text:p text:style-name="Шаблон_3a__20_Текст_20_командного_20_інтерпретатора">Bound <text:s text:c="3"/>0.0.0.0:123</text:p>
      <text:p text:style-name="Шаблон_3a__20_Текст_20_командного_20_інтерпретатора">$ su root -c ./a.out -p 53</text:p>
      <text:p text:style-name="Шаблон_3a__20_Текст_20_командного_20_інтерпретатора">Argument 0.0.0.0:53</text:p>
      <text:p text:style-name="Шаблон_3a__20_Текст_20_командного_20_інтерпретатора">FAIL: bind(): Address already in use</text:p>
      <text:p text:style-name="Шаблон_3a__20_Текст_20_командного_20_інтерпретатора">$</text:p>
      <text:p text:style-name="Шаблон_3a__20_Текст_20_командного_20_інтерпретатора"/>
      <text:p text:style-name="Шаблон_3a__20_Звичайний_20_текст">Ця програма демонструє <text:span text:style-name="T45">таке</text:span>: неможливо призначити не wildcard IPv4 адресу сокету, якщо нема мережевого інтерфейсу в системі з такою <text:span text:style-name="T45">мережевою </text:span>адресою; неможливо призначити <text:span text:style-name="T45">деякі </text:span>номер<text:span text:style-name="T45">и</text:span> порт<text:span text:style-name="T45">ів</text:span> сокету, якщо процес користувача немає відповідних привілеїв; неможливо призначити номер порту сокету, якщо цей номер порту вже зайнятий <text:span text:style-name="T130">у</text:span> комунікаційному домені <text:span text:style-name="T46">(уточнення буде в наступній лекції)</text:span>.</text:p>
      <text:p text:style-name="Шаблон_3a__20_Текст_20_програми"/>
      <text:p text:style-name="P2">Встановлення з’єднання</text:p>
      <text:p text:style-name="P19">TCP потребує встановлення з’єднання між клієнтом та сервером (<text:span text:style-name="T184">відправлення</text:span> сегментів <text:span text:style-name="T130">і</text:span>з прапорцями SYN), тому дії, які мають бути виконанні на <text:span text:style-name="T48">стороні</text:span> клієнта та на <text:span text:style-name="T48">стороні</text:span> сервера для встановлення TCP-з’єднання, мають бути різними, інакше не було б різниці між сервером та клієнтом <text:span text:style-name="T50">у TCP-з’єднанні</text:span>. <text:span text:style-name="T50">Процес</text:span> користувача може призначити адресу TCP-сокет<text:span text:style-name="T182">а</text:span>, але це не є обов’язковим. Якщо мережеву адресу не призначено TCP-сокету або призначено wildcard адресу <text:span text:style-name="T49">в системному виклику </text:span><text:span text:style-name="Шаблон_3a__20_Ідентифікатор"><text:span text:style-name="T49">bind()</text:span></text:span>, тоді ядро<text:span text:style-name="T49"> потім може</text:span> призначит<text:span text:style-name="T49">и</text:span> мережеву адресу сокету <text:span text:style-name="T49">само</text:span>. <text:span text:style-name="T48">З</text:span>начення цієї мережевої адреси <text:span text:style-name="T48">буде </text:span>залеж<text:span text:style-name="T48">ати</text:span> від ролі сторони TCP-з’єднання (клієнт або сервер). Якщо номер порту не призначено TCP-сокету або призначено нульовий номер порту <text:span text:style-name="T49">в системному виклику </text:span><text:span text:style-name="Шаблон_3a__20_Ідентифікатор"><text:span text:style-name="T49">bind()</text:span></text:span>, тоді ядро призначить сокету <text:span text:style-name="T51">вільний </text:span>випадковий<text:span text:style-name="T51"> </text:span>номер порту.</text:p>
      <text:p text:style-name="Шаблон_3a__20_Звичайний_20_текст">Системний виклик <text:span text:style-name="Шаблон_3a__20_Ідентифікатор">listen()</text:span> позначає сокет, <text:span text:style-name="T63">асоційований </text:span><text:span text:style-name="T178">з </text:span><text:span text:style-name="T63">вказани</text:span><text:span text:style-name="T178">м</text:span><text:span text:style-name="T63"> дескриптор</text:span><text:span text:style-name="T178">ом</text:span><text:span text:style-name="T63"> файлу</text:span> таким, що буде приймати з’єднання, та обмежує кількість з’єднань, які очікуватимуть прийняття запиту на з’єднання в черзі. Цей <text:soft-page-break/>системний виклик має викликати програма, яка має роль сервера під час створення<text:span text:style-name="T52"> </text:span>з’єднання.</text:p>
      <text:p text:style-name="Шаблон_3a__20_Текст_20_програми">#include &lt;sys/socket.h&gt;</text:p>
      <text:p text:style-name="Шаблон_3a__20_Текст_20_програми"/>
      <text:p text:style-name="Шаблон_3a__20_Текст_20_програми">int listen(int sockfd, int backlog);</text:p>
      <text:p text:style-name="Шаблон_3a__20_Текст_20_програми"/>
      <text:p text:style-name="P20">Аргумент <text:span text:style-name="Шаблон_3a__20_Ідентифікатор">backlog</text:span> надає підказку <text:span text:style-name="T54">(hint)</text:span> ядру щодо обмеження кількості завершених з’єднань, які очікуватимуть прийняття запиту на з’єднання в черзі. Але це значення не точне, ядро може його збільшити або зменшити, також ядро може враховувати незавершені з’єднання в цьому обмеженні. Від’ємне значення цього аргумент<text:span text:style-name="T55">у</text:span> має такий самий сенс як нульове значення. Нульове значення цього аргумент<text:span text:style-name="T55">у</text:span> не обов’язково призводить до заборони встановлювання нових з’єднань, тому, якщо процесу потрібно заборонити <text:span text:style-name="T55">встановлення нових</text:span> з’єднан<text:span text:style-name="T55">ь</text:span>, тоді треба закрити сокет <text:span text:style-name="T55">(закрити всі дескриптори файлів, </text:span><text:span text:style-name="T178">з якими </text:span><text:span text:style-name="T55">асоційован</text:span><text:span text:style-name="T178">ий</text:span><text:span text:style-name="T55"> </text:span><text:span text:style-name="T178">цей</text:span><text:span text:style-name="T55"> сокет)</text:span>. Максимальне значення для аргумент<text:span text:style-name="T57">у</text:span> <text:span text:style-name="Шаблон_3a__20_Ідентифікатор">backlog</text:span> дорівнює значенню макрос<text:span text:style-name="T55">у</text:span> <text:span text:style-name="Шаблон_3a__20_Ідентифікатор">SOMAXCONN</text:span>, який визначений у <text:span text:style-name="Шаблон_3a__20_Ідентифікатор">&lt;sys/socket.h&gt;</text:span>. <text:span text:style-name="T57">Наявність обмеження кількості завершених з’єднань </text:span><text:span text:style-name="T131">у</text:span><text:span text:style-name="T57"> черзі зумовлено обмеженим розміром пам’яті ядра </text:span><text:span text:style-name="T131">й</text:span><text:span text:style-name="T57"> будь-якої іншої реалізації. Якщо сторона з’єднання ще не прийняла вже встановлені з’єднанні, тоді нема сенсу </text:span><text:soft-page-break/><text:span text:style-name="T57">встановлювати нові, вони також можуть бути не прийняті або прийняті невідомо коли.</text:span></text:p>
      <text:p text:style-name="P23"><text:span text:style-name="T57">Цей системний виклик можна застосовувати </text:span><text:span text:style-name="T58">для</text:span><text:span text:style-name="T57"> </text:span><text:span text:style-name="T65">щойно створеного </text:span><text:span text:style-name="T57">TCP-сокета </text:span><text:span text:style-name="T70">на стороні сервера</text:span><text:span text:style-name="T57">. TCP-з’єднання створюються прозоро для процесу користувача, </text:span><text:span text:style-name="T60">це виконує ядро, </text:span><text:span text:style-name="T61">яке реалізує TCP</text:span><text:span text:style-name="T57">. </text:span>Якщо черга заповнена, тоді запит на створення нового <text:span text:style-name="T56">TCP-</text:span>з’єднань (був отриманий сегмент <text:span text:style-name="T131">і</text:span>з прапорцем SYN) ігноруються, <text:span text:style-name="T59">а</text:span> ініціатор з’єднання <text:span text:style-name="T131">відправлятиме</text:span> повторні<text:span text:style-name="T56"> сегменти з прапорцем SYN</text:span>, оскільки не отрим<text:span text:style-name="T56">ає</text:span> підтвердження на свій <text:span text:style-name="T56">попередній </text:span>запит створення нового з’єднання. <text:span text:style-name="T58">Після чергового неотримання підтвердження з прапорцем SYN, ініціатор TCP-з’єднання завершіть спробу встановити з’єднання з помилкою </text:span><text:span text:style-name="Шаблон_3a__20_Ідентифікатор">ETIMEDOUT</text:span><text:span text:style-name="T58">.</text:span></text:p>
      <text:p text:style-name="P22">Сокет, для якого був застосований системний виклик <text:span text:style-name="Шаблон_3a__20_Ідентифікатор">listen()</text:span>, може бути використаний тільки для створення (прийняття) з’єднань на стороні сервера. Його не можна використовувати для відправлення або отримання даних.</text:p>
      <text:p text:style-name="P20">Системний виклик <text:span text:style-name="Шаблон_3a__20_Ідентифікатор">accept()</text:span> забирає перше завершене<text:span text:style-name="T68"> </text:span>з’єднання <text:span text:style-name="T132">і</text:span>з черги або чекає на появу завершеного<text:span text:style-name="T68"> </text:span>з’єднання для <text:span text:style-name="T63">сокета, асоційован</text:span><text:span text:style-name="T178">ого з</text:span><text:span text:style-name="T63"> </text:span>вказан<text:span text:style-name="T63">и</text:span><text:span text:style-name="T178">м</text:span> <text:soft-page-break/>дескриптор<text:span text:style-name="T178">ом</text:span> файлу. Цей системний виклик має викликати програма, яка має роль сервера під час створення<text:span text:style-name="T63"> </text:span>з’єднання.</text:p>
      <text:p text:style-name="Шаблон_3a__20_Текст_20_програми">#include &lt;sys/socket.h&gt;</text:p>
      <text:p text:style-name="Шаблон_3a__20_Текст_20_програми"/>
      <text:p text:style-name="Шаблон_3a__20_Текст_20_програми">int accept(int <text:span text:style-name="T64">sockfd</text:span>, struct sockaddr *restrict addr,</text:p>
      <text:p text:style-name="Шаблон_3a__20_Текст_20_програми"><text:s text:c="8"/>socklen_t *restrict addrlen);</text:p>
      <text:p text:style-name="Шаблон_3a__20_Текст_20_програми"/>
      <text:p text:style-name="P21">Аргумент <text:span text:style-name="Шаблон_3a__20_Ідентифікатор"><text:span text:style-name="T64">sock</text:span></text:span><text:span text:style-name="Шаблон_3a__20_Ідентифікатор">fd</text:span> – це дескриптор файлу, <text:span text:style-name="T178">з яким має бути </text:span><text:span text:style-name="T64">асоційований </text:span>сокет, для якого раніше був викликаний системний виклик <text:span text:style-name="Шаблон_3a__20_Ідентифікатор">listen()</text:span> <text:span text:style-name="T65">(сервер). </text:span>Якщо <text:span text:style-name="T64">аргумент</text:span> <text:span text:style-name="Шаблон_3a__20_Ідентифікатор">addr</text:span> не <text:span text:style-name="T64">null покажчик</text:span>, тоді в об’єкт, на який вказує цей покажчик, буде збережено адресу <text:span text:style-name="T64">сокета</text:span> <text:span text:style-name="T65">іншої сторони</text:span> з’єднання (клієнта). Аргументи <text:span text:style-name="Шаблон_3a__20_Ідентифікатор">addr</text:span> та <text:span text:style-name="Шаблон_3a__20_Ідентифікатор">addrlen</text:span> використовуються так само, як у системному виклику <text:span text:style-name="Шаблон_3a__20_Ідентифікатор">getsockname()</text:span>. Якщо <text:span text:style-name="T64">аргумент </text:span><text:span text:style-name="Шаблон_3a__20_Ідентифікатор">addr</text:span> <text:span text:style-name="T64">null покажчик</text:span>, тоді <text:span text:style-name="T64">аргумент </text:span><text:span text:style-name="Шаблон_3a__20_Ідентифікатор">addrlen</text:span> також має бути <text:span text:style-name="T64">null покажчиком</text:span>. Якщо завершене<text:span text:style-name="T65"> </text:span>з’єднання було забрано <text:span text:style-name="T133">і</text:span>з черги, тоді цей системний виклик повертає ще не зайнятий дескриптор файлу з найменшим можливим номером, <text:span text:style-name="T178">з яким </text:span><text:span text:style-name="T64">асоційований нови</text:span><text:span text:style-name="T178">й</text:span><text:span text:style-name="T64"> </text:span>сокет. Цей <text:span text:style-name="T64">новий сокет можна</text:span> використовувати для роботи зі з’єднанням, а <text:span text:style-name="T64">сокет,</text:span> <text:span text:style-name="T64">асоційований </text:span><text:span text:style-name="T178">з </text:span><text:span text:style-name="T64">дескриптор</text:span><text:span text:style-name="T178">ом</text:span><text:span text:style-name="T64"> файлу </text:span><text:span text:style-name="Шаблон_3a__20_Ідентифікатор"><text:span text:style-name="T64">sockfd</text:span></text:span><text:span text:style-name="T64">,</text:span> можна продовжувати використовувати надалі <text:span text:style-name="T64">в системному виклику </text:span><text:span text:style-name="Шаблон_3a__20_Ідентифікатор"><text:span text:style-name="T64">accept()</text:span></text:span>.</text:p>
      <text:p text:style-name="P21"><text:soft-page-break/><text:span text:style-name="T57">Цей системний виклик можна застосовувати </text:span><text:span text:style-name="T58">для</text:span><text:span text:style-name="T65"> </text:span><text:span text:style-name="T57">TCP-сокета, </text:span><text:span text:style-name="T65">для якого був застосований системний виклик </text:span><text:span text:style-name="Шаблон_3a__20_Ідентифікатор"><text:span text:style-name="T65">listen()</text:span></text:span><text:span text:style-name="T65">, </text:span><text:span text:style-name="T70">тобто на стороні сервера.</text:span><text:span text:style-name="T65"> </text:span>Якщо сокету була призначена wildcard <text:span text:style-name="T72">мережева </text:span>адреса, тоді ядро призначить новому сокету, <text:span text:style-name="T65">який повертає системний виклик </text:span><text:span text:style-name="Шаблон_3a__20_Ідентифікатор"><text:span text:style-name="T65">accept()</text:span></text:span><text:span text:style-name="T65">,</text:span> мережеву адресу, яка була вказана ініціатором TCP-з’єднання <text:span text:style-name="T65">(клієнтом)</text:span>, як мережева адреса <text:span text:style-name="T65">отримувача (сервера)</text:span>. <text:span text:style-name="T66">Зрозуміло, що це буде одна з мережевих адрес системи, </text:span><text:span text:style-name="T67">інакше система б не отримала запит на встановлення TCP-з’єднання.</text:span></text:p>
      <text:p text:style-name="P25">Системний виклик <text:span text:style-name="Шаблон_3a__20_Ідентифікатор">accept()</text:span> для TCP є повільним, його виконання може бути перервано сигналом. Номер помилку буде <text:span text:style-name="Шаблон_3a__20_Ідентифікатор">EINTR</text:span>.</text:p>
      <text:p text:style-name="P21">Системний виклик <text:span text:style-name="Шаблон_3a__20_Ідентифікатор">connect()</text:span> встановлює<text:span text:style-name="T68"> </text:span>з’єднання <text:span text:style-name="T134">і</text:span>з сервером, <text:span text:style-name="T68">адреса якого визначається аргумент</text:span><text:span text:style-name="T178">ом, використовуючи сокет, асоційований з </text:span><text:span text:style-name="T68">вказани</text:span><text:span text:style-name="T178">м</text:span><text:span text:style-name="T68"> дескриптор</text:span><text:span text:style-name="T178">ом</text:span><text:span text:style-name="T68"> файлу. </text:span>Цей системний виклик має викликати програма, яка має роль клієнта під час створення з’єднання.</text:p>
      <text:p text:style-name="Шаблон_3a__20_Текст_20_програми">#include &lt;sys/socket.h&gt;</text:p>
      <text:p text:style-name="Шаблон_3a__20_Текст_20_програми"/>
      <text:p text:style-name="Шаблон_3a__20_Текст_20_програми">int connect(int sockfd, const struct sockaddr *addr, socklen_t addrlen);</text:p>
      <text:p text:style-name="Шаблон_3a__20_Текст_20_програми"/>
      <text:p text:style-name="P41"><text:soft-page-break/>Аргумент <text:span text:style-name="Шаблон_3a__20_Ідентифікатор"><text:span text:style-name="T64">sock</text:span></text:span><text:span text:style-name="Шаблон_3a__20_Ідентифікатор">fd</text:span> – це дескриптор файлу, <text:span text:style-name="T178">з яким має бути </text:span><text:span text:style-name="T64">асоційований </text:span>сокет, для якого раніше <text:span text:style-name="T178">не </text:span>був викликаний системний виклик <text:span text:style-name="Шаблон_3a__20_Ідентифікатор">listen()</text:span> <text:span text:style-name="T65">(</text:span><text:span text:style-name="T178">клієнт</text:span><text:span text:style-name="T65">). </text:span>Об’єкт, на який вказує <text:span text:style-name="T69">аргумент</text:span> <text:span text:style-name="Шаблон_3a__20_Ідентифікатор">addr</text:span>, визнача<text:span text:style-name="T178">є</text:span> адресу сервера. Аргументи <text:span text:style-name="Шаблон_3a__20_Ідентифікатор">addr</text:span> та <text:span text:style-name="Шаблон_3a__20_Ідентифікатор">addrlen</text:span> використовуються так само, як у системному виклику <text:span text:style-name="Шаблон_3a__20_Ідентифікатор">bind()</text:span>.</text:p>
      <text:p text:style-name="P24"><text:span text:style-name="T57">Цей системний виклик можна застосовувати </text:span><text:span text:style-name="T58">для</text:span><text:span text:style-name="T57"> </text:span><text:span text:style-name="T65">щойно створеного </text:span><text:span text:style-name="T57">TCP-сокета </text:span><text:span text:style-name="T71">на стороні клієнта</text:span><text:span text:style-name="T57">. Якщо сокету була призначена wildcard мережева адреса, тоді ядро призначить цьому сокету мережеву адресу одного з локальних мережевих інтерфейсів системи, який можна використати для встановлення TCP-з’єднанням </text:span><text:span text:style-name="T134">і</text:span><text:span text:style-name="T57">з сервером. Цей системний виклик ч</text:span><text:span text:style-name="T73">е</text:span><text:span text:style-name="T57">к</text:span><text:span text:style-name="T73">а</text:span><text:span text:style-name="T57">є завершення встановлення TCP-з’єднання.</text:span></text:p>
      <text:p text:style-name="P25">Системний виклик <text:span text:style-name="Шаблон_3a__20_Ідентифікатор">connect()</text:span> для TCP є повільним, його виконання може бути перервано сигналом.</text:p>
      <text:p text:style-name="P24">Системний виклик <text:span text:style-name="Шаблон_3a__20_Ідентифікатор">getpeername()</text:span> повертає адресу іншої сторони з’єднання <text:span text:style-name="T74">для сокета, асоційован</text:span><text:span text:style-name="T178">ого з</text:span><text:span text:style-name="T74"> вказани</text:span><text:span text:style-name="T178">м</text:span><text:span text:style-name="T74"> дескриптор</text:span><text:span text:style-name="T178">ом</text:span><text:span text:style-name="T74"> файлу.</text:span></text:p>
      <text:p text:style-name="Шаблон_3a__20_Текст_20_програми"/>
      <text:p text:style-name="Шаблон_3a__20_Текст_20_програми"/>
      <text:p text:style-name="Шаблон_3a__20_Текст_20_програми"/>
      <text:p text:style-name="Шаблон_3a__20_Текст_20_програми"><text:soft-page-break/>#include &lt;sys/socket.h&gt;</text:p>
      <text:p text:style-name="Шаблон_3a__20_Текст_20_програми"/>
      <text:p text:style-name="Шаблон_3a__20_Текст_20_програми">int getpeername(int sockfd, struct sockaddr *restrict addr,</text:p>
      <text:p text:style-name="Шаблон_3a__20_Текст_20_програми"><text:s text:c="8"/>socklen_t *restrict addrlen);</text:p>
      <text:p text:style-name="Шаблон_3a__20_Текст_20_програми"/>
      <text:p text:style-name="Шаблон_3a__20_Звичайний_20_текст">Аргументи <text:span text:style-name="Шаблон_3a__20_Ідентифікатор">addr</text:span> та <text:span text:style-name="Шаблон_3a__20_Ідентифікатор">addrlen</text:span> використовуються так само, як у системному виклику <text:span text:style-name="Шаблон_3a__20_Ідентифікатор">getsockname()</text:span>.</text:p>
      <text:p text:style-name="Шаблон_3a__20_Звичайний_20_текст">Приклад TCP-сервера на C, який приймає <text:span text:style-name="T75">запити на створення </text:span>TCP-з’єднан<text:span text:style-name="T75">ь</text:span> на адресі <text:span text:style-name="Шаблон_3a__20_Ідентифікатор">0.0.0.0:1234</text:span> та виводить адреси клієнтів, <text:span text:style-name="T76">з якими були створені з’єднання</text:span>.</text:p>
      <text:p text:style-name="Шаблон_3a__20_Текст_20_програми">#include &lt;arpa/inet.h&gt;</text:p>
      <text:p text:style-name="Шаблон_3a__20_Текст_20_програми">#include &lt;netinet/in.h&gt;</text:p>
      <text:p text:style-name="Шаблон_3a__20_Текст_20_програми">#include &lt;sys/socket.h&gt;</text:p>
      <text:p text:style-name="Шаблон_3a__20_Текст_20_програми">#include &lt;errno.h&gt;</text:p>
      <text:p text:style-name="Шаблон_3a__20_Текст_20_програми">#include &lt;stdbool.h&gt;</text:p>
      <text:p text:style-name="Шаблон_3a__20_Текст_20_програми">#include &lt;unistd.h&gt;</text:p>
      <text:p text:style-name="Шаблон_3a__20_Текст_20_програми"/>
      <text:p text:style-name="Шаблон_3a__20_Текст_20_програми">static bool</text:p>
      <text:p text:style-name="Шаблон_3a__20_Текст_20_програми">system_error(void)</text:p>
      <text:p text:style-name="Шаблон_3a__20_Текст_20_програми">{</text:p>
      <text:p text:style-name="Шаблон_3a__20_Текст_20_програми"><text:s text:c="4"/>switch (errno) {</text:p>
      <text:p text:style-name="Шаблон_3a__20_Текст_20_програми"><text:s text:c="4"/>case EBADF: case EFAULT: case ENOTSOCK: case EINVAL:</text:p>
      <text:p text:style-name="Шаблон_3a__20_Текст_20_програми"><text:s text:c="8"/>return true;</text:p>
      <text:p text:style-name="Шаблон_3a__20_Текст_20_програми"><text:soft-page-break/><text:s text:c="4"/>default:</text:p>
      <text:p text:style-name="Шаблон_3a__20_Текст_20_програми"><text:s text:c="8"/>return false;</text:p>
      <text:p text:style-name="Шаблон_3a__20_Текст_20_програми"><text:s text:c="4"/>}</text:p>
      <text:p text:style-name="Шаблон_3a__20_Текст_20_програми">}</text:p>
      <text:p text:style-name="Шаблон_3a__20_Текст_20_програми"/>
      <text:p text:style-name="Шаблон_3a__20_Текст_20_програми">int</text:p>
      <text:p text:style-name="Шаблон_3a__20_Текст_20_програми">main(void)</text:p>
      <text:p text:style-name="Шаблон_3a__20_Текст_20_програми">{</text:p>
      <text:p text:style-name="Шаблон_3a__20_Текст_20_програми"><text:s text:c="4"/>struct sockaddr_in srv_sin4 = { 0 };</text:p>
      <text:p text:style-name="Шаблон_3a__20_Текст_20_програми"><text:s text:c="4"/>struct sockaddr_in cln_sin4;</text:p>
      <text:p text:style-name="Шаблон_3a__20_Текст_20_програми"><text:s text:c="4"/>in_addr_t srv_addr = INADDR_ANY;</text:p>
      <text:p text:style-name="Шаблон_3a__20_Текст_20_програми"><text:s text:c="4"/>in_port_t srv_port = htons(1234);</text:p>
      <text:p text:style-name="Шаблон_3a__20_Текст_20_програми"><text:s text:c="4"/>int backlog = 10;</text:p>
      <text:p text:style-name="Шаблон_3a__20_Текст_20_програми"><text:s text:c="4"/>socklen_t addrlen;</text:p>
      <text:p text:style-name="Шаблон_3a__20_Текст_20_програми"><text:s text:c="4"/>int listenfd, connfd;</text:p>
      <text:p text:style-name="Шаблон_3a__20_Текст_20_програми"/>
      <text:p text:style-name="Шаблон_3a__20_Текст_20_програми"><text:s text:c="4"/>srv_sin4.sin_family = AF_INET;</text:p>
      <text:p text:style-name="Шаблон_3a__20_Текст_20_програми"><text:s text:c="4"/>srv_sin4.sin_port = srv_port;</text:p>
      <text:p text:style-name="Шаблон_3a__20_Текст_20_програми"><text:s text:c="4"/>srv_sin4.sin_addr.s_addr = srv_addr;</text:p>
      <text:p text:style-name="Шаблон_3a__20_Текст_20_програми"><text:s text:c="4"/>listenfd = socket(AF_INET, SOCK_STREAM, IPPROTO_TCP);</text:p>
      <text:p text:style-name="Шаблон_3a__20_Текст_20_програми"><text:s text:c="4"/>if (listenfd &lt; 0)</text:p>
      <text:p text:style-name="Шаблон_3a__20_Текст_20_програми"><text:s text:c="8"/>exit_err("socket()");</text:p>
      <text:p text:style-name="Шаблон_3a__20_Текст_20_програми"><text:s text:c="4"/>if (bind(listenfd, (struct sockaddr *)&amp;srv_sin4, sizeof(srv_sin4)) &lt; 0)</text:p>
      <text:p text:style-name="Шаблон_3a__20_Текст_20_програми"><text:s text:c="8"/>exit_err("bind()");</text:p>
      <text:p text:style-name="Шаблон_3a__20_Текст_20_програми"><text:s text:c="4"/>if (listen(listenfd, backlog) &lt; 0)</text:p>
      <text:p text:style-name="Шаблон_3a__20_Текст_20_програми"><text:s text:c="8"/>exit_err("listen()");</text:p>
      <text:p text:style-name="Шаблон_3a__20_Текст_20_програми"><text:s text:c="4"/>print_sin4("Accept <text:span text:style-name="T158">at</text:span>", &amp;srv_sin4);</text:p>
      <text:p text:style-name="Шаблон_3a__20_Текст_20_програми"><text:s text:c="4"/>for (;;) {</text:p>
      <text:p text:style-name="Шаблон_3a__20_Текст_20_програми"><text:soft-page-break/><text:s text:c="8"/>addrlen = sizeof(cln_sin4);</text:p>
      <text:p text:style-name="Шаблон_3a__20_Текст_20_програми"><text:s text:c="8"/>connfd = accept(listenfd, (struct sockaddr *)&amp;cln_sin4, &amp;addrlen);</text:p>
      <text:p text:style-name="Шаблон_3a__20_Текст_20_програми"><text:s text:c="8"/>if (connfd &lt; 0) {</text:p>
      <text:p text:style-name="Шаблон_3a__20_Текст_20_програми"><text:s text:c="12"/>if (system_error())</text:p>
      <text:p text:style-name="Шаблон_3a__20_Текст_20_програми"><text:s text:c="16"/>exit_err("accept()");</text:p>
      <text:p text:style-name="Шаблон_3a__20_Текст_20_програми"><text:s text:c="12"/>warn_err("accept()");</text:p>
      <text:p text:style-name="Шаблон_3a__20_Текст_20_програми"><text:s text:c="12"/>continue;</text:p>
      <text:p text:style-name="Шаблон_3a__20_Текст_20_програми"><text:s text:c="8"/>}</text:p>
      <text:p text:style-name="Шаблон_3a__20_Текст_20_програми"><text:s text:c="8"/>addrlen = sizeof(srv_sin4);</text:p>
      <text:p text:style-name="Шаблон_3a__20_Текст_20_програми"><text:s text:c="8"/>if (getsockname(connfd, (struct sockaddr *)&amp;srv_sin4, &amp;addrlen) &lt; 0) {</text:p>
      <text:p text:style-name="Шаблон_3a__20_Текст_20_програми"><text:s text:c="12"/>if (system_error())</text:p>
      <text:p text:style-name="Шаблон_3a__20_Текст_20_програми"><text:s text:c="16"/>exit_err("getsockname()");</text:p>
      <text:p text:style-name="Шаблон_3a__20_Текст_20_програми"><text:s text:c="12"/>warn_err("getsockname()");</text:p>
      <text:p text:style-name="Шаблон_3a__20_Текст_20_програми"><text:s text:c="8"/>} else {</text:p>
      <text:p text:style-name="Шаблон_3a__20_Текст_20_програми"><text:s text:c="12"/>print_sin4("Server at", &amp;srv_sin4);</text:p>
      <text:p text:style-name="Шаблон_3a__20_Текст_20_програми"><text:s text:c="12"/>print_sin4("Client at", &amp;cln_sin4);</text:p>
      <text:p text:style-name="Шаблон_3a__20_Текст_20_програми"><text:s text:c="8"/>}</text:p>
      <text:p text:style-name="Шаблон_3a__20_Текст_20_програми"><text:s text:c="8"/>// Data transfer.</text:p>
      <text:p text:style-name="Шаблон_3a__20_Текст_20_програми"><text:s text:c="8"/>if (close(connfd) &lt; 0)</text:p>
      <text:p text:style-name="Шаблон_3a__20_Текст_20_програми"><text:s text:c="12"/>exit_err("close()");</text:p>
      <text:p text:style-name="Шаблон_3a__20_Текст_20_програми"><text:s text:c="4"/>}</text:p>
      <text:p text:style-name="Шаблон_3a__20_Текст_20_програми"/>
      <text:p text:style-name="Шаблон_3a__20_Текст_20_програми"><text:s text:c="4"/>if (close(listenfd) &lt; 0)</text:p>
      <text:p text:style-name="Шаблон_3a__20_Текст_20_програми"><text:s text:c="8"/>exit_err("close()");</text:p>
      <text:p text:style-name="Шаблон_3a__20_Текст_20_програми">}</text:p>
      <text:p text:style-name="Шаблон_3a__20_Текст_20_програми"/>
      <text:p text:style-name="Шаблон_3a__20_Звичайний_20_текст"><text:soft-page-break/>Приклад TCP-клієнта на C, який <text:span text:style-name="T76">ініціює</text:span> TCP-з’єднання <text:span text:style-name="T134">і</text:span>з сервером на <text:span text:style-name="Шаблон_3a__20_Ідентифікатор">127.0.0.1:1234</text:span> та виводить адресу свого сокета, якому явно не було призначено адресу, після встановлення з’єднання.</text:p>
      <text:p text:style-name="Шаблон_3a__20_Текст_20_програми">#include &lt;arpa/inet.h&gt;</text:p>
      <text:p text:style-name="Шаблон_3a__20_Текст_20_програми">#include &lt;netinet/in.h&gt;</text:p>
      <text:p text:style-name="Шаблон_3a__20_Текст_20_програми">#include &lt;sys/socket.h&gt;</text:p>
      <text:p text:style-name="Шаблон_3a__20_Текст_20_програми">#include &lt;unistd.h&gt;</text:p>
      <text:p text:style-name="Шаблон_3a__20_Текст_20_програми"/>
      <text:p text:style-name="Шаблон_3a__20_Текст_20_програми">#ifndef INADDR_LOOPBACK</text:p>
      <text:p text:style-name="Шаблон_3a__20_Текст_20_програми"># define INADDR_LOOPBACK ((in_addr_t)0x7f000001)</text:p>
      <text:p text:style-name="Шаблон_3a__20_Текст_20_програми">#endif</text:p>
      <text:p text:style-name="Шаблон_3a__20_Текст_20_програми"/>
      <text:p text:style-name="Шаблон_3a__20_Текст_20_програми">int</text:p>
      <text:p text:style-name="Шаблон_3a__20_Текст_20_програми">main(void)</text:p>
      <text:p text:style-name="Шаблон_3a__20_Текст_20_програми">{</text:p>
      <text:p text:style-name="Шаблон_3a__20_Текст_20_програми"><text:s text:c="4"/>struct sockaddr_in srv_sin4 = { 0 };</text:p>
      <text:p text:style-name="Шаблон_3a__20_Текст_20_програми"><text:s text:c="4"/>struct sockaddr_in cln_sin4;</text:p>
      <text:p text:style-name="Шаблон_3a__20_Текст_20_програми"><text:s text:c="4"/>in_addr_t srv_addr = htonl(INADDR_LOOPBACK);</text:p>
      <text:p text:style-name="Шаблон_3a__20_Текст_20_програми"><text:s text:c="4"/>in_port_t srv_port = htons(1234);</text:p>
      <text:p text:style-name="Шаблон_3a__20_Текст_20_програми"><text:s text:c="4"/>socklen_t addrlen;</text:p>
      <text:p text:style-name="Шаблон_3a__20_Текст_20_програми"><text:s text:c="4"/>int sockfd;</text:p>
      <text:p text:style-name="Шаблон_3a__20_Текст_20_програми"/>
      <text:p text:style-name="Шаблон_3a__20_Текст_20_програми"><text:s text:c="4"/>srv_sin4.sin_family = AF_INET;</text:p>
      <text:p text:style-name="Шаблон_3a__20_Текст_20_програми"><text:s text:c="4"/>srv_sin4.sin_port = srv_port;</text:p>
      <text:p text:style-name="Шаблон_3a__20_Текст_20_програми"><text:s text:c="4"/>srv_sin4.sin_addr.s_addr = srv_addr;</text:p>
      <text:p text:style-name="Шаблон_3a__20_Текст_20_програми"><text:soft-page-break/><text:s text:c="4"/>print_sin4("Server at", &amp;srv_sin4);</text:p>
      <text:p text:style-name="Шаблон_3a__20_Текст_20_програми"><text:s text:c="4"/>sockfd = socket(AF_INET, SOCK_STREAM, IPPROTO_TCP);</text:p>
      <text:p text:style-name="Шаблон_3a__20_Текст_20_програми"><text:s text:c="4"/>if (sockfd &lt; 0)</text:p>
      <text:p text:style-name="Шаблон_3a__20_Текст_20_програми"><text:s text:c="8"/>exit_err("socket()");</text:p>
      <text:p text:style-name="Шаблон_3a__20_Текст_20_програми"><text:s text:c="4"/>if (connect(sockfd, (struct sockaddr *)&amp;srv_sin4, sizeof(srv_sin4)) &lt; 0)</text:p>
      <text:p text:style-name="Шаблон_3a__20_Текст_20_програми"><text:s text:c="8"/>exit_err("connect()");</text:p>
      <text:p text:style-name="Шаблон_3a__20_Текст_20_програми"><text:s text:c="4"/>addrlen = sizeof(cln_sin4);</text:p>
      <text:p text:style-name="Шаблон_3a__20_Текст_20_програми"><text:s text:c="4"/>if (getsockname(sockfd, (struct sockaddr *)&amp;cln_sin4, &amp;addrlen) &lt; 0) {</text:p>
      <text:p text:style-name="Шаблон_3a__20_Текст_20_програми"><text:s text:c="8"/>if (system_error())</text:p>
      <text:p text:style-name="Шаблон_3a__20_Текст_20_програми"><text:s text:c="12"/>exit_err("getsockname()");</text:p>
      <text:p text:style-name="Шаблон_3a__20_Текст_20_програми"><text:s text:c="8"/>warn_err("getsockname()");</text:p>
      <text:p text:style-name="Шаблон_3a__20_Текст_20_програми"><text:s text:c="4"/>} else {</text:p>
      <text:p text:style-name="Шаблон_3a__20_Текст_20_програми"><text:s text:c="8"/>print_sin4("Client at", &amp;cln_sin4);</text:p>
      <text:p text:style-name="Шаблон_3a__20_Текст_20_програми"><text:s text:c="4"/>}</text:p>
      <text:p text:style-name="Шаблон_3a__20_Текст_20_програми"><text:s text:c="4"/>// Data transfer.</text:p>
      <text:p text:style-name="Шаблон_3a__20_Текст_20_програми"><text:s text:c="4"/>if (close(sockfd) &lt; 0)</text:p>
      <text:p text:style-name="Шаблон_3a__20_Текст_20_програми"><text:s text:c="8"/>exit_err("close()");</text:p>
      <text:p text:style-name="Шаблон_3a__20_Текст_20_програми">}</text:p>
      <text:p text:style-name="Шаблон_3a__20_Текст_20_програми"/>
      <text:p text:style-name="Шаблон_3a__20_Звичайний_20_текст">Запускаємо сервер та клієнт у різних терміналах.</text:p>
      <text:p text:style-name="Шаблон_3a__20_Текст_20_командного_20_інтерпретатора">$ ./server</text:p>
      <text:p text:style-name="Шаблон_3a__20_Текст_20_командного_20_інтерпретатора">Accept <text:span text:style-name="T158">at</text:span> 0.0.0.0:1234</text:p>
      <text:p text:style-name="Шаблон_3a__20_Текст_20_командного_20_інтерпретатора">Server at 127.0.0.1:1234</text:p>
      <text:p text:style-name="Шаблон_3a__20_Текст_20_командного_20_інтерпретатора">Client at 127.0.0.1:33532</text:p>
      <text:p text:style-name="Шаблон_3a__20_Текст_20_командного_20_інтерпретатора">Server at 127.0.0.1:1234</text:p>
      <text:p text:style-name="Шаблон_3a__20_Текст_20_командного_20_інтерпретатора">Client at 127.0.0.1:33548</text:p>
      <text:p text:style-name="Шаблон_3a__20_Текст_20_командного_20_інтерпретатора"><text:soft-page-break/>^C</text:p>
      <text:p text:style-name="Шаблон_3a__20_Текст_20_командного_20_інтерпретатора">$</text:p>
      <text:p text:style-name="Шаблон_3a__20_Текст_20_командного_20_інтерпретатора"/>
      <text:p text:style-name="Шаблон_3a__20_Текст_20_командного_20_інтерпретатора">$ ./client</text:p>
      <text:p text:style-name="Шаблон_3a__20_Текст_20_командного_20_інтерпретатора">Server at 127.0.0.1:1234</text:p>
      <text:p text:style-name="Шаблон_3a__20_Текст_20_командного_20_інтерпретатора">Client at 127.0.0.1:33532</text:p>
      <text:p text:style-name="Шаблон_3a__20_Текст_20_командного_20_інтерпретатора">$ ./client</text:p>
      <text:p text:style-name="Шаблон_3a__20_Текст_20_командного_20_інтерпретатора">Server at 127.0.0.1:1234</text:p>
      <text:p text:style-name="Шаблон_3a__20_Текст_20_командного_20_інтерпретатора">Client at 127.0.0.1:33548</text:p>
      <text:p text:style-name="Шаблон_3a__20_Текст_20_командного_20_інтерпретатора">$</text:p>
      <text:p text:style-name="Шаблон_3a__20_Текст_20_командного_20_інтерпретатора"/>
      <text:p text:style-name="Шаблон_3a__20_Звичайний_20_текст">Сервер завершує своє виконання через помилку або отриманий сигнал. Не всі помилки, з якими можуть завершитися системні виклики <text:span text:style-name="T78">в цих програмах</text:span>, є системними помилками, тому наведені програми перевіряють номери помилок для прийняття рішення чи треба завершувати своє виконання.</text:p>
      <text:p text:style-name="P34">Зазвичай TCP-сервер призначає сокету, який буде використовуватися для прийняття з’єднань, номер порту, який відомий клієнтам. Але якщо в сервера є деякий механізм зареєструвати номер порту свого сокета, а в клієнта є деякий механізм отримати <text:span text:style-name="T82">зареєстрований </text:span>номер порту сокета сервера, тоді сервер може використовувати будь-який номер порту для свого сокета.</text:p>
      <text:p text:style-name="P48"><text:soft-page-break/>POSIX визначає <text:span text:style-name="T148">такий </text:span>API для TCP-з’єднань, що <text:span text:style-name="T148">сервер може приймати запити від клієнтів на створення </text:span><text:span text:style-name="T195">TCP-</text:span><text:span text:style-name="T148">з’єднань на одн</text:span><text:span text:style-name="T195">их IP адресі та </text:span><text:span text:style-name="T148">номері порту, потім ц</text:span><text:span text:style-name="T195">ю IP адресу та </text:span><text:span text:style-name="T148">номер порту успадковує </text:span><text:span text:style-name="T195">TCP-</text:span><text:span text:style-name="T148">сокет, який створює системний виклик </text:span><text:span text:style-name="Шаблон_3a__20_Ідентифікатор"><text:span text:style-name="T148">accept()</text:span></text:span><text:span text:style-name="T148">. </text:span><text:span text:style-name="T195">Так само </text:span><text:span text:style-name="T148">клієнт м</text:span><text:span text:style-name="T195">оже</text:span><text:span text:style-name="T148"> використовувати одн</text:span><text:span text:style-name="T195">і</text:span><text:span text:style-name="T148"> й т</text:span><text:span text:style-name="T195">і</text:span><text:span text:style-name="T148"> сам</text:span><text:span text:style-name="T195">і IP адресу та </text:span><text:span text:style-name="T148">номер порту для </text:span><text:span text:style-name="T195">створення</text:span><text:span text:style-name="T148"> </text:span><text:span text:style-name="T195">TCP-</text:span><text:span text:style-name="T148">з’єднань із різними серверами (сервера мають мати різні IP адреси та/або різні номери портів). Реалізація TCP відрізня</text:span><text:span text:style-name="T195">є кілька одночасних</text:span><text:span text:style-name="T148"> </text:span><text:span text:style-name="T195">TCP-</text:span><text:span text:style-name="T148">з’єднан</text:span><text:span text:style-name="T195">ь</text:span><text:span text:style-name="T148">, оскільки одне з’єднання ідентифікується </text:span><text:span text:style-name="T195">кортежем з чотирьох </text:span><text:span text:style-name="T148">значень </text:span><text:span text:style-name="T195">(</text:span><text:span text:style-name="T148">IP адреса та номер порту сервера, IP адреса та номер порту клієнта</text:span><text:span text:style-name="T195">)</text:span><text:span text:style-name="T148">.</text:span></text:p>
      <text:p text:style-name="P2"><text:span text:style-name="T79">Відправлення та отримання</text:span> даних, <text:span text:style-name="T180">частина 1</text:span></text:p>
      <text:p text:style-name="P30">У цій темі надається інформація про системні виклики для введення-виведення, які можна застосовувати для TCP-сокет<text:span text:style-name="T95">а</text:span>, <text:span text:style-name="T95">для якого було створено TCP-з’єднання</text:span>. Ці системні виклики також можна також застосовувати для звичайних файлів, неіменованих та іменованих каналів, але їхнє застосування для TCP-сокетів має деякі особливості. Це не всі можливі системні виклики, є ще інші (продовження в наступній лекції).</text:p>
      <text:p text:style-name="P28">Системний виклик <text:span text:style-name="Шаблон_3a__20_Ідентифікатор"><text:span text:style-name="T83">read</text:span></text:span><text:span text:style-name="Шаблон_3a__20_Ідентифікатор">()</text:span> <text:span text:style-name="T83">зчитує</text:span> дані <text:span text:style-name="T83">з</text:span> <text:span text:style-name="T83">об’єкта ядра</text:span>, асоційован<text:span text:style-name="T178">ого з</text:span> вказани<text:span text:style-name="T178">м</text:span> дескриптор<text:span text:style-name="T178">ом</text:span> файлу. Системний виклик <text:span text:style-name="Шаблон_3a__20_Ідентифікатор">write()</text:span> записує дані <text:span text:style-name="T83">в</text:span> <text:span text:style-name="T83">об’єкт ядра</text:span>, асоційований <text:span text:style-name="T178">з </text:span>вказани<text:span text:style-name="T178">м</text:span> дескриптор<text:span text:style-name="T178">ом</text:span> файлу.</text:p>
      <text:p text:style-name="Шаблон_3a__20_Текст_20_програми">#include &lt;unistd.h&gt;</text:p>
      <text:p text:style-name="Шаблон_3a__20_Текст_20_програми"/>
      <text:p text:style-name="Шаблон_3a__20_Текст_20_програми">ssize_t read(int fd, void *buf, size_t count);</text:p>
      <text:p text:style-name="Шаблон_3a__20_Текст_20_програми">ssize_t write(int fd, const void *buf, size_t count);</text:p>
      <text:p text:style-name="Шаблон_3a__20_Текст_20_програми"/>
      <text:p text:style-name="P27">Аргумент <text:span text:style-name="Шаблон_3a__20_Ідентифікатор">fd</text:span> – це номер дескриптора файлу, системний виклик застосовується д<text:span text:style-name="T84">ля</text:span> об’єкта ядра, асоційован<text:span text:style-name="T178">ого з</text:span> ц<text:span text:style-name="T178">им</text:span> дескриптор<text:span text:style-name="T178">ом</text:span> файлу. Аргумент <text:span text:style-name="Шаблон_3a__20_Ідентифікатор">buf</text:span> вказує на буфер даних в адресному просторі процесу, дані копіюються в або <text:soft-page-break/>копіюються <text:span text:style-name="T135">і</text:span>з цього буфера відповідно. Аргумент <text:span text:style-name="Шаблон_3a__20_Ідентифікатор">count</text:span> дорівнює кількості байт, яку треба прочитати або записати відповідно.</text:p>
      <text:p text:style-name="P27">Системні виклики <text:span text:style-name="Шаблон_3a__20_Ідентифікатор">readv()</text:span> та <text:span text:style-name="Шаблон_3a__20_Ідентифікатор">writev()</text:span> подібні до <text:span text:style-name="Шаблон_3a__20_Ідентифікатор">read()</text:span> та <text:span text:style-name="Шаблон_3a__20_Ідентифікатор">write()</text:span> відповідно, але дають змогу вказати кілька буферів, <text:span text:style-name="T84">замість одного</text:span> (так звані «scatter read» та «gather write», або «scatter/gather input/output», scatter – розкидати, gather – збирати).</text:p>
      <text:p text:style-name="Шаблон_3a__20_Текст_20_програми">#include &lt;sys/uio.h&gt;</text:p>
      <text:p text:style-name="Шаблон_3a__20_Текст_20_програми"/>
      <text:p text:style-name="Шаблон_3a__20_Текст_20_програми">ssize_t readv(int fd, const struct iovec *iov, int iovcnt);</text:p>
      <text:p text:style-name="Шаблон_3a__20_Текст_20_програми">ssize_t writev(int fd, const struct iovec *iov, int iovcnt);</text:p>
      <text:p text:style-name="Шаблон_3a__20_Текст_20_програми"/>
      <text:p text:style-name="Шаблон_3a__20_Звичайний_20_текст">Ці системні виклики доцільно використовувати у випадках, коли треба прочитати або записати дані одним викликом системного виклику. У <text:span text:style-name="Шаблон_3a__20_Ідентифікатор">struct iov</text:span> є принаймні такі поля: <text:span text:style-name="Шаблон_3a__20_Ідентифікатор">void *iov_base</text:span> (покажчик на буфер), <text:span text:style-name="Шаблон_3a__20_Ідентифікатор">size_t iov_len</text:span> (кількість байтів у буфері). Кількість елементів у масиві, на який вказує <text:span text:style-name="T85">аргумент</text:span> <text:span text:style-name="Шаблон_3a__20_Ідентифікатор">iov</text:span>, вказується в аргументі <text:span text:style-name="Шаблон_3a__20_Ідентифікатор">iovcnt</text:span>, <text:span text:style-name="T98">який має бути більше нуля. </text:span><text:span text:style-name="T99">Буфери вказані в масиві, на який вказує аргумент </text:span><text:span text:style-name="Шаблон_3a__20_Ідентифікатор"><text:span text:style-name="T99">iov</text:span></text:span><text:span text:style-name="T99">, використовуються один за одним, поки вміст одного буфера не буде використано, системний виклик не використовує наступний буфер.</text:span></text:p>
      <text:p text:style-name="Шаблон_3a__20_Звичайний_20_текст"><text:soft-page-break/>Системні виклики <text:span text:style-name="Шаблон_3a__20_Ідентифікатор">read()</text:span> та <text:span text:style-name="Шаблон_3a__20_Ідентифікатор">write()</text:span> повертають результат типу <text:span text:style-name="Шаблон_3a__20_Ідентифікатор">ssize_t</text:span> (знаковий цілочисельний тип), для того, щоб позначити можливу помилку значенням <text:span text:style-name="Шаблон_3a__20_Ідентифікатор">-1</text:span>. Тому значення аргументу <text:span text:style-name="Шаблон_3a__20_Ідентифікатор">count</text:span> не має бути більшим, ніж значення <text:span text:style-name="Шаблон_3a__20_Ідентифікатор">SSIZE_MAX</text:span>. <text:span text:style-name="T86">Така сама вимога є для системних викликів </text:span><text:span text:style-name="Шаблон_3a__20_Ідентифікатор"><text:span text:style-name="T86">readv()</text:span></text:span><text:span text:style-name="T86"> та </text:span><text:span text:style-name="Шаблон_3a__20_Ідентифікатор"><text:span text:style-name="T86">writev()</text:span></text:span><text:span text:style-name="T86">, але сума значень полів </text:span><text:span text:style-name="Шаблон_3a__20_Ідентифікатор"><text:span text:style-name="T86">iov_len</text:span></text:span><text:span text:style-name="T86"> усіх об’єктів, </text:span><text:span text:style-name="T87">на які вказує аргумент </text:span><text:span text:style-name="Шаблон_3a__20_Ідентифікатор"><text:span text:style-name="T87">iov</text:span></text:span><text:span text:style-name="T86">, </text:span><text:span text:style-name="T87">не має бути більша, ніж значення </text:span><text:span text:style-name="Шаблон_3a__20_Ідентифікатор"><text:span text:style-name="T87">SSIZE_MAX</text:span></text:span><text:span text:style-name="T87">.</text:span></text:p>
      <text:p text:style-name="P29"><text:span text:style-name="T88">Функція </text:span><text:span text:style-name="Шаблон_3a__20_Ідентифікатор"><text:span text:style-name="T88">sysconf()</text:span></text:span><text:span text:style-name="T88"> з аргументом</text:span> <text:span text:style-name="Шаблон_3a__20_Ідентифікатор">_SC_IOV_MAX</text:span> <text:span text:style-name="T88">повертає</text:span><text:span text:style-name="T89"> </text:span>максимальн<text:span text:style-name="T88">у</text:span> кільк<text:span text:style-name="T88">і</text:span>ст<text:span text:style-name="T88">ь</text:span> елементів <text:span text:style-name="T88">дозволену в</text:span> масиві, на який вказує <text:span text:style-name="Шаблон_3a__20_Ідентифікатор">iov</text:span> <text:span text:style-name="T90">у</text:span> системних виклик<text:span text:style-name="T90">ах</text:span> <text:span text:style-name="Шаблон_3a__20_Ідентифікатор">readv()</text:span> та <text:span text:style-name="Шаблон_3a__20_Ідентифікатор">writev()</text:span>. <text:span text:style-name="T91">М</text:span>акрос <text:span text:style-name="Шаблон_3a__20_Ідентифікатор">IOV_MAX</text:span> <text:span text:style-name="T91">м</text:span><text:span text:style-name="T92">ож</text:span><text:span text:style-name="T93">е</text:span><text:span text:style-name="T92"> бути </text:span>визначен<text:span text:style-name="T93">ий </text:span><text:span text:style-name="T94">і</text:span><text:span text:style-name="T92"> макрос</text:span> <text:span text:style-name="Шаблон_3a__20_Ідентифікатор">_XOPEN_IOV_MAX</text:span> <text:span text:style-name="T92">визначен</text:span><text:span text:style-name="T93">ий</text:span><text:span text:style-name="T92"> </text:span><text:span text:style-name="T93">у</text:span><text:span text:style-name="T92"> </text:span><text:span text:style-name="Шаблон_3a__20_Ідентифікатор"><text:span text:style-name="T92">&lt;limits.h&gt;</text:span></text:span>.</text:p>
      <text:p text:style-name="P43">Будь-який системний виклик для введення-виведення з <text:span text:style-name="T96">TCP-</text:span>сокетом є повільним, <text:span text:style-name="T186">як усталено</text:span>. Ядро для кожного <text:span text:style-name="T96">TCP-</text:span>сокета має буфер даних на відправлення <text:span text:style-name="T96">та </text:span>буфер отриманих даних, розміри цих буферів обмежені через обмежен<text:span text:style-name="T96">ий розмір</text:span> пам’ят<text:span text:style-name="T96">і</text:span> ядра. Наявність цих буферів <text:span text:style-name="T96">дає змогу</text:span> ядру асинхронно відправляти дані інший стороні <text:span text:style-name="T96">TCP-</text:span>з’єднання <text:span text:style-name="T96">та </text:span>асинхронно отримувати дані від іншої сторони <text:span text:style-name="T96">TCP-</text:span>з’єднання (асинхронно для процесу, який працює <text:span text:style-name="T136">і</text:span>з цим з’єднанням). <text:span text:style-name="T186">Буфер отриманих даних необхідний для </text:span><text:soft-page-break/><text:span text:style-name="T186">реалізації керування потоком у TCP. </text:span><text:span text:style-name="T137">О</text:span><text:span text:style-name="T139">т</text:span><text:span text:style-name="T137">же,</text:span> потік процесу, який виконує введення-виведення з <text:span text:style-name="T97">TCP-</text:span>сокетом, не завжди блокується у відповідних системних викликах.</text:p>
      <text:p text:style-name="P43">Далі надається семантика системних викликів <text:span text:style-name="Шаблон_3a__20_Ідентифікатор">read()</text:span> та <text:span text:style-name="Шаблон_3a__20_Ідентифікатор">write()</text:span> для TCP-сокетів <text:span text:style-name="T104">(семантика системних викликів </text:span><text:span text:style-name="Шаблон_3a__20_Ідентифікатор"><text:span text:style-name="T104">readv()</text:span></text:span><text:span text:style-name="T104"> та </text:span><text:span text:style-name="Шаблон_3a__20_Ідентифікатор"><text:span text:style-name="T104">writev()</text:span></text:span><text:span text:style-name="T104"> застосованих для TCP-сокетів така сама)</text:span>. Ця семантика не зовсім відповідає POSIX, але <text:span text:style-name="T97">дасть змогу</text:span> коректно працювати <text:span text:style-name="T138">і</text:span>з цими системними викликами в реальних системах, які можуть реалізовувати цю семантику по різному, тобто не зовсім відповідно до POSIX.</text:p>
      <text:p text:style-name="P31">Системні виклики <text:span text:style-name="Шаблон_3a__20_Ідентифікатор">read()</text:span> та <text:span text:style-name="Шаблон_3a__20_Ідентифікатор">write()</text:span> <text:span text:style-name="T100">застосовані для TCP-сокета </text:span>можуть завершитися через помилку, пов’язану з помилкою в з’єднанні. Варіанти номерів помилок <text:span text:style-name="T100">такі</text:span>: <text:span text:style-name="Шаблон_3a__20_Ідентифікатор">ECONNRESET</text:span> (інша сторона надіслала сегмент <text:span text:style-name="T140">і</text:span>з прапорцем RST, тобто розірвала з’єднання або повідомила, що такого з’єднання вже нема); <text:span text:style-name="Шаблон_3a__20_Ідентифікатор">ETIMEDOUT</text:span> (відбувся <text:span text:style-name="T100">тайм-аут</text:span> у з’єднанні); <text:span text:style-name="Шаблон_3a__20_Ідентифікатор">ECONNABORTED</text:span>, <text:span text:style-name="Шаблон_3a__20_Ідентифікатор">ENETDOWN</text:span>, <text:span text:style-name="Шаблон_3a__20_Ідентифікатор">ENETRESET</text:span>, <text:span text:style-name="Шаблон_3a__20_Ідентифікатор">EHOSTUNREACH</text:span>, <text:span text:style-name="Шаблон_3a__20_Ідентифікатор">ENETUNREACH</text:span> (різні варіанти помилок перерваного з’єднання через проблеми в мережі). Можуть бути інші номери помилок, навіть нестандартні. Які саме номери помилок повертаються залежить від реалізації. Якщо <text:soft-page-break/>системний виклик для введення-виведення для TCP-з’єднання повертає помилку, тоді програма <text:span text:style-name="T100">користувача </text:span>не має продовжувати працювати <text:span text:style-name="T140">і</text:span>з цим з’єднанням, це з’єднання вже не буде працювати. Наступні виклики <text:span text:style-name="T100">системних викликів </text:span><text:span text:style-name="Шаблон_3a__20_Ідентифікатор">read()</text:span> та <text:span text:style-name="Шаблон_3a__20_Ідентифікатор">write()</text:span> для цього TCP-з’єднання можуть завершуватися з помилкою з іншим номером помилки або <text:span text:style-name="Шаблон_3a__20_Ідентифікатор">read()</text:span> може завершуватися без помилки та зчитувати нуль байтів. Як варіант, <text:span text:style-name="T100">у разі помилки в TCP-з’єднанні </text:span>програма <text:span text:style-name="T100">користувача </text:span>має закрити дескриптор файлу, <text:span text:style-name="T178">з яким </text:span><text:span text:style-name="T100">асоційований TCP-</text:span>сокет<text:span text:style-name="T100">ом</text:span>. Інтерпретувати номер помилки в загальному випадку нема сенсу, оскільки різні реалізації можуть повертати різні номери помилок. Помилка під час виконання поточного системного виклику <text:span text:style-name="Шаблон_3a__20_Ідентифікатор">read()</text:span> або <text:span text:style-name="Шаблон_3a__20_Ідентифікатор">write()</text:span> може бути помилкою в TCP-з’єднанні, яка була отримана під час виконання попереднього системного виклику <text:span text:style-name="Шаблон_3a__20_Ідентифікатор"><text:span text:style-name="T176">read()</text:span></text:span><text:span text:style-name="T176"> (помилка під час відправленні сегментів з підтвердженнями) або</text:span> <text:span text:style-name="Шаблон_3a__20_Ідентифікатор">write()</text:span> <text:span text:style-name="T176">(помилка під час відправлення сегментів з даними з буфера даних на відправлення).</text:span></text:p>
      <text:p text:style-name="P31">Якщо буфер отриманих даних TCP-сокета порожній, тоді <text:span text:style-name="Шаблон_3a__20_Ідентифікатор">read()</text:span> чекає на данні будь-якого розміру в буфері, тобто потік, який викликав цей системний виклик, блокується. Якщо дані в буфері є, тоді <text:span text:style-name="Шаблон_3a__20_Ідентифікатор">read()</text:span> зчитує не більше даних, ніж було <text:soft-page-break/>вказано в його аргументі. Якщо виконання <text:span text:style-name="Шаблон_3a__20_Ідентифікатор">read()</text:span> було перервано сигналом, тоді цей системний виклик завершується з помилкою з номером помилки <text:span text:style-name="Шаблон_3a__20_Ідентифікатор">EINTR</text:span> якщо не було зчитано жодних даних або повертає розмір <text:span text:style-name="T140">у</text:span>же зчитаних даних. Тобто <text:span text:style-name="Шаблон_3a__20_Ідентифікатор">read()</text:span> для TCP-з’єднання може прочитати менше даних, ніж вказано в його аргументі, навіть якщо його виконання не було перервано сигналом.</text:p>
      <text:p text:style-name="P31">Якщо інша сторона TCP-з’єднання змінила режим передачі даних на симплексний <text:span text:style-name="T190">у напрямку отримання даних </text:span>(інша сторона вже не буде відправляти дані, був отриманий сегмент <text:span text:style-name="T140">і</text:span>з прапорцем FIN) або завершила це з’єднання (був отриманий сегмент <text:span text:style-name="T140">і</text:span>з прапорцем FIN, але з’єднання не було перервано іншою стороною, не був отриманий сегмент <text:span text:style-name="T140">і</text:span>з прапорцем RST), тоді <text:span text:style-name="Шаблон_3a__20_Ідентифікатор">read()</text:span> зчитує дані з буфер<text:span text:style-name="T101">а</text:span> <text:span text:style-name="T101">отриманих даних</text:span> і потім зчитує нуль байтів. Наступний виклик <text:span text:style-name="Шаблон_3a__20_Ідентифікатор">read()</text:span> також може прочитати нуль байтів або може завершитися з помилкою. Якщо програма <text:span text:style-name="T101">користувача </text:span>не відправляє дані в TCP-з’єднання, тоді програма не знає чи було <text:span text:style-name="T101">це</text:span> з’єднання завершено. Як варіант програма <text:span text:style-name="T101">користувача </text:span>для TCP-з’єднання може вказати ядру надсилати keep-alive сегменти (буде пояснено), але ядро <text:span text:style-name="T102">може </text:span>відправит<text:span text:style-name="T102">и</text:span> перший keep-alive сегмент <text:span text:style-name="T159">не раніше, ніж </text:span>через дві години <text:span text:style-name="T112">(рекомендоване </text:span><text:soft-page-break/><text:span text:style-name="T112">значення) </text:span>неактивності цього з’єднання (коли нічого не відправляється в обох напрямках з’єднання). Тобто, якщо <text:span text:style-name="Шаблон_3a__20_Ідентифікатор">read()</text:span> <text:span text:style-name="T102">прочитав</text:span> нуль байт, тоді отримати дані <text:span text:style-name="T140">і</text:span><text:span text:style-name="T103">з</text:span> цьо<text:span text:style-name="T103">го</text:span> TCP-з’єднанн<text:span text:style-name="T103">я</text:span> вже неможливо (відправлених даних <text:span text:style-name="T140">у</text:span>же не буде), але невідомо чи інша сторона завершила це з’єднання (немає можливості дізнатися чи режим передачі даних у <text:span text:style-name="T103">цьому </text:span>з’єднанні було змінено іншою стороною на симплексний або чи <text:span text:style-name="T103">це </text:span>з’єднання було завершено іншою стороною, для перевірки треба відправити дані).</text:p>
      <text:p text:style-name="P31">Якщо програма <text:span text:style-name="T104">користувача </text:span>вказала в <text:span text:style-name="Шаблон_3a__20_Ідентифікатор">read()</text:span> прочитати нуль байтів для <text:span text:style-name="T105">TCP-</text:span>сокета, тоді цей системний виклик зчитує нуль байтів або може <text:span text:style-name="T106">завершитися з</text:span> помилк<text:span text:style-name="T106">ою</text:span>.</text:p>
      <text:p text:style-name="P31">Якщо в буфері даних на відправлення TCP-сокета нема достатнього вільного місця, тоді <text:span text:style-name="Шаблон_3a__20_Ідентифікатор">write()</text:span> чекає на вільне місце достатнього розміру, щоб скопіювати дані в буфер, тобто потік, який викликав цей системний виклик, блокується. Якщо виконання <text:span text:style-name="Шаблон_3a__20_Ідентифікатор">write()</text:span> було перервано сигналом, тоді цей системний виклик завершується з помилкою з номером помилки <text:span text:style-name="Шаблон_3a__20_Ідентифікатор">EINTR</text:span> якщо не було записано жодних даних або повертає розмір <text:span text:style-name="T141">у</text:span>же записаних даних. Реалізації можуть записати менше даних <text:span text:style-name="T107">у TCP-сокет</text:span>, ніж вказано в аргументі <text:span text:style-name="T107">системного </text:span><text:soft-page-break/><text:span text:style-name="T107">виклику </text:span><text:span text:style-name="Шаблон_3a__20_Ідентифікатор"><text:span text:style-name="T107">write()</text:span></text:span>, навіть якщо виконання <text:span text:style-name="T107">системного виклику </text:span>не було перервано сигналом. Зазвичай це відбувається через закриття або переривання TCP-з’єднання іншою стороною.</text:p>
      <text:p text:style-name="P46">Якщо програма <text:span text:style-name="T108">користувача змінила режим передачі даних на симплексний </text:span><text:span text:style-name="T190">у напрямку отримання даних (закрила</text:span> свій TCP-сокет на запис) або якщо це з’єднання було завершено або перервано іншою стороною, тоді виклик системного виклику <text:span text:style-name="Шаблон_3a__20_Ідентифікатор">write()</text:span> призведе або може призвести до відправлення процесу синхронного сигналу <text:span text:style-name="Шаблон_3a__20_Ідентифікатор">SIGPIPE</text:span>. Якщо цей сигнал ігнорується, опрацьовується процесом або блокується потоком, який отримує синхронний сигнал <text:span text:style-name="Шаблон_3a__20_Ідентифікатор">SIGPIPE</text:span>, тоді виконання <text:span text:style-name="Шаблон_3a__20_Ідентифікатор">write()</text:span> завершиться <text:span text:style-name="T108">з </text:span>помилкою з номером помилки <text:span text:style-name="Шаблон_3a__20_Ідентифікатор">EPIPE</text:span>. <text:span text:style-name="T108">Усталена поведінка в разі отримання сигналу </text:span><text:span text:style-name="Шаблон_3a__20_Ідентифікатор"><text:span text:style-name="T108">SIGPIPE</text:span></text:span><text:span text:style-name="T108"> – це завершення виконання процесу.</text:span></text:p>
      <text:p text:style-name="P32">Успішне виконання системного виклику <text:span text:style-name="Шаблон_3a__20_Ідентифікатор">write()</text:span>, <text:span text:style-name="T113">застосованого для TCP-сокета, </text:span>не значить, що дані були успішно доставлені системі іншої сторони TCP-з’єднання. Помилка під час виконання системного виклику <text:span text:style-name="Шаблон_3a__20_Ідентифікатор">write()</text:span> не значить, що раніше відправлені дані не були успішно доставлені системі іншої сторони <text:soft-page-break/>TCP-з’єднання. POSIX не визначає поведінку функції <text:span text:style-name="Шаблон_3a__20_Ідентифікатор">write()</text:span>, <text:span text:style-name="T113">застосованої</text:span> для <text:span text:style-name="T113">TCP-</text:span>сокетів, якщо програма вказує нуль байтів в аргументі.</text:p>
      <text:p text:style-name="P32">POSIX не визначає поведінку паралельних викликів функцій введення-виведення для <text:span text:style-name="T114">дескриптора файлу, </text:span><text:span text:style-name="T178">з яким </text:span><text:span text:style-name="T114">асоційован</text:span><text:span text:style-name="T178">ий</text:span><text:span text:style-name="T114"> </text:span>сокет<text:span text:style-name="T114">,</text:span> але для TCP-сокет<text:span text:style-name="T114">а</text:span> це немає сенсу, оскільки TCP не розмежовує <text:span text:style-name="T114">відправлені</text:span> дані. Паралельні виклики функцій введення-виведення можуть відбуватися в потоках одного процесу для одного дескриптора файлу або в потоках одного процесу або в різних процесах для дубльованого дескриптора файлу.</text:p>
      <text:p text:style-name="P32">Зазвичай у книгах наводять реалізаці<text:span text:style-name="T142">ї</text:span> функцій <text:span text:style-name="Шаблон_3a__20_Ідентифікатор">readn()</text:span> <text:span text:style-name="T142">та </text:span><text:span text:style-name="Шаблон_3a__20_Ідентифікатор"><text:span text:style-name="T142">writen()</text:span></text:span><text:span text:style-name="T142">,</text:span> як<text:span text:style-name="T142">і</text:span> спрощу<text:span text:style-name="T142">ють</text:span> використання системн<text:span text:style-name="T142">их</text:span> виклик<text:span text:style-name="T142">ів</text:span> <text:span text:style-name="Шаблон_3a__20_Ідентифікатор">read()</text:span> <text:span text:style-name="T142">та </text:span><text:span text:style-name="Шаблон_3a__20_Ідентифікатор"><text:span text:style-name="T142">write()</text:span></text:span><text:span text:style-name="T142"> відповідно, </text:span><text:span text:style-name="T117">застосован</text:span><text:span text:style-name="T142">их</text:span><text:span text:style-name="T117"> </text:span>для TCP-<text:span text:style-name="T116">сокета. </text:span><text:span text:style-name="T179">Ф</text:span><text:span text:style-name="T142">ункції </text:span><text:span text:style-name="Шаблон_3a__20_Ідентифікатор"><text:span text:style-name="T179">readn()</text:span></text:span><text:span text:style-name="T179"> та </text:span><text:span text:style-name="Шаблон_3a__20_Ідентифікатор"><text:span text:style-name="T179">wriiten()</text:span></text:span><text:span text:style-name="T179"> </text:span><text:span text:style-name="T142">можна застосовувати для TCP-сокета, </text:span><text:span text:style-name="T143">для якого </text:span><text:span text:style-name="T142">було встановлено ознаку не блокуватися в системному виклику (буде пояснено)</text:span><text:span text:style-name="T116">, </text:span><text:span text:style-name="T142">а функцію </text:span><text:span text:style-name="Шаблон_3a__20_Ідентифікатор"><text:span text:style-name="T142">readn()</text:span></text:span><text:span text:style-name="T142"> можна застосовувати для TCP-сокета, </text:span><text:span text:style-name="T143">для якого </text:span><text:span text:style-name="T142">не було встановлено ознаку не блокуватися </text:span><text:span text:style-name="T143">(усталена поведінка)</text:span><text:span text:style-name="T142">.</text:span> Наведемо реалізацію ц<text:span text:style-name="T142">их</text:span> функцій на C, як<text:span text:style-name="T142">і</text:span> дещо відрізня<text:span text:style-name="T143">ю</text:span>ться від <text:span text:style-name="T143">реалізацій</text:span>, як<text:span text:style-name="T142">і</text:span> зазвичай наводять у книгах: якщо в аргументі вказано нуль байтів, тоді відповідний системний виклик завжди викликається; якщо <text:span text:style-name="Шаблон_3a__20_Ідентифікатор">write()</text:span> записав нуль <text:soft-page-break/>байтів, тоді функція <text:span text:style-name="Шаблон_3a__20_Ідентифікатор">writen()</text:span> завершується без помилки (передбачається, що реалізації системного виклику <text:span text:style-name="Шаблон_3a__20_Ідентифікатор">write()</text:span>, які повертали нульове значення через певну помилку вже не використовуються, навіть якщо вони використовуються, тоді функція <text:span text:style-name="Шаблон_3a__20_Ідентифікатор">writen()</text:span> <text:span text:style-name="T144">у</text:span>се одно працюватиме коректно, а рішення про нуль записаних батів прийматиме програма, <text:span text:style-name="T144">яка викликає функцію </text:span><text:span text:style-name="Шаблон_3a__20_Ідентифікатор"><text:span text:style-name="T144">writen()</text:span></text:span>); <text:span text:style-name="T116">функція </text:span><text:span text:style-name="T117">завершує своє виконання, якщо системний виклик було перервано сигналом </text:span><text:span text:style-name="T142">(опрацювання сигналів не є темо</text:span><text:span text:style-name="T143">ю цих лекцій</text:span><text:span text:style-name="T142">)</text:span>.</text:p>
      <text:p text:style-name="Шаблон_3a__20_Текст_20_програми">#include &lt;errno.h&gt;</text:p>
      <text:p text:style-name="Шаблон_3a__20_Текст_20_програми">#include &lt;unistd.h&gt;</text:p>
      <text:p text:style-name="Шаблон_3a__20_Текст_20_програми"/>
      <text:p text:style-name="Шаблон_3a__20_Текст_20_програми">ssize_t</text:p>
      <text:p text:style-name="Шаблон_3a__20_Текст_20_програми">readn(int fd, void *buf, size_t n)</text:p>
      <text:p text:style-name="Шаблон_3a__20_Текст_20_програми">{</text:p>
      <text:p text:style-name="Шаблон_3a__20_Текст_20_програми"><text:s text:c="4"/>size_t total;</text:p>
      <text:p text:style-name="Шаблон_3a__20_Текст_20_програми"><text:s text:c="4"/>ssize_t nread;</text:p>
      <text:p text:style-name="Шаблон_3a__20_Текст_20_програми"/>
      <text:p text:style-name="Шаблон_3a__20_Текст_20_програми"><text:s text:c="4"/>total = 0;</text:p>
      <text:p text:style-name="Шаблон_3a__20_Текст_20_програми"><text:s text:c="4"/>do {</text:p>
      <text:p text:style-name="Шаблон_3a__20_Текст_20_програми"><text:s text:c="8"/>nread = read(fd, (char *)buf + total, n - total);</text:p>
      <text:p text:style-name="Шаблон_3a__20_Текст_20_програми"><text:s text:c="8"/>if (nread &lt; 0) {</text:p>
      <text:p text:style-name="Шаблон_3a__20_Текст_20_програми"><text:s text:c="12"/>if (errno == EINTR)</text:p>
      <text:p text:style-name="Шаблон_3a__20_Текст_20_програми"><text:s text:c="16"/><text:span text:style-name="T117">break</text:span>;</text:p>
      <text:p text:style-name="Шаблон_3a__20_Текст_20_програми"><text:s text:c="12"/>return -1;</text:p>
      <text:p text:style-name="Шаблон_3a__20_Текст_20_програми"><text:soft-page-break/><text:s text:c="8"/>}</text:p>
      <text:p text:style-name="Шаблон_3a__20_Текст_20_програми"><text:s text:c="8"/>if (nread == 0)</text:p>
      <text:p text:style-name="Шаблон_3a__20_Текст_20_програми"><text:s text:c="12"/>break;</text:p>
      <text:p text:style-name="Шаблон_3a__20_Текст_20_програми"><text:s text:c="8"/>total += (size_t)nread;</text:p>
      <text:p text:style-name="Шаблон_3a__20_Текст_20_програми"><text:s text:c="4"/>} while (total != n);</text:p>
      <text:p text:style-name="Шаблон_3a__20_Текст_20_програми"><text:s text:c="4"/>return (ssize_t)total;</text:p>
      <text:p text:style-name="Шаблон_3a__20_Текст_20_програми">}</text:p>
      <text:p text:style-name="Шаблон_3a__20_Текст_20_програми"/>
      <text:p text:style-name="Шаблон_3a__20_Текст_20_програми">ssize_t</text:p>
      <text:p text:style-name="Шаблон_3a__20_Текст_20_програми">writen(int fd, const void *buf, size_t n)</text:p>
      <text:p text:style-name="Шаблон_3a__20_Текст_20_програми">{</text:p>
      <text:p text:style-name="Шаблон_3a__20_Текст_20_програми"><text:s text:c="4"/>size_t total;</text:p>
      <text:p text:style-name="Шаблон_3a__20_Текст_20_програми"><text:s text:c="4"/>ssize_t nwritten;</text:p>
      <text:p text:style-name="Шаблон_3a__20_Текст_20_програми"/>
      <text:p text:style-name="Шаблон_3a__20_Текст_20_програми"><text:s text:c="4"/>total = 0;</text:p>
      <text:p text:style-name="Шаблон_3a__20_Текст_20_програми"><text:s text:c="4"/>do {</text:p>
      <text:p text:style-name="Шаблон_3a__20_Текст_20_програми"><text:s text:c="8"/>nwritten = write(fd, (char *)buf + total, n - total);</text:p>
      <text:p text:style-name="Шаблон_3a__20_Текст_20_програми"><text:s text:c="8"/>if (nwritten &lt; 0) {</text:p>
      <text:p text:style-name="Шаблон_3a__20_Текст_20_програми"><text:s text:c="12"/>if (errno == EINTR)</text:p>
      <text:p text:style-name="Шаблон_3a__20_Текст_20_програми"><text:s text:c="16"/>break;</text:p>
      <text:p text:style-name="Шаблон_3a__20_Текст_20_програми"><text:s text:c="12"/>return -1;</text:p>
      <text:p text:style-name="Шаблон_3a__20_Текст_20_програми"><text:s text:c="8"/>}</text:p>
      <text:p text:style-name="Шаблон_3a__20_Текст_20_програми"><text:s text:c="8"/>if (nwritten == 0)</text:p>
      <text:p text:style-name="Шаблон_3a__20_Текст_20_програми"><text:s text:c="12"/>break;</text:p>
      <text:p text:style-name="Шаблон_3a__20_Текст_20_програми"><text:s text:c="8"/>total += (size_t)nwritten;</text:p>
      <text:p text:style-name="Шаблон_3a__20_Текст_20_програми"><text:s text:c="4"/>} while (total != n);</text:p>
      <text:p text:style-name="Шаблон_3a__20_Текст_20_програми"><text:s text:c="4"/>return (ssize_t)total;</text:p>
      <text:p text:style-name="Шаблон_3a__20_Текст_20_програми">}</text:p>
      <text:p text:style-name="P32"><text:soft-page-break/>Приклад функції на C для ігнорування сигнал<text:span text:style-name="T109">у</text:span> <text:span text:style-name="Шаблон_3a__20_Ідентифікатор">SIGPIPE</text:span>.</text:p>
      <text:p text:style-name="P33">#include &lt;signal.h&gt;</text:p>
      <text:p text:style-name="P33">#include &lt;stddef.h&gt;</text:p>
      <text:p text:style-name="Шаблон_3a__20_Текст_20_програми"/>
      <text:p text:style-name="Шаблон_3a__20_Текст_20_програми">void</text:p>
      <text:p text:style-name="Шаблон_3a__20_Текст_20_програми">sigpipe_ignore(void)</text:p>
      <text:p text:style-name="Шаблон_3a__20_Текст_20_програми">{</text:p>
      <text:p text:style-name="Шаблон_3a__20_Текст_20_програми"><text:s text:c="4"/>struct sigaction sigact;</text:p>
      <text:p text:style-name="Шаблон_3a__20_Текст_20_програми"/>
      <text:p text:style-name="Шаблон_3a__20_Текст_20_програми"><text:s text:c="4"/>sigact.sa_handler = SIG_IGN;</text:p>
      <text:p text:style-name="Шаблон_3a__20_Текст_20_програми"><text:s text:c="4"/><text:span text:style-name="T110">sigact.sa_flags = 0;</text:span></text:p>
      <text:p text:style-name="Шаблон_3a__20_Текст_20_програми"><text:s text:c="4"/>sigemptyset(&amp;sigact.sa_mask);</text:p>
      <text:p text:style-name="Шаблон_3a__20_Текст_20_програми"><text:s text:c="4"/>if (sigaction(SIGPIPE, &amp;sigact, NULL) &lt; 0)</text:p>
      <text:p text:style-name="Шаблон_3a__20_Текст_20_програми"><text:s text:c="8"/>exit_err("sigpipe_ignore(): sigaction()");</text:p>
      <text:p text:style-name="Шаблон_3a__20_Текст_20_програми">}</text:p>
      <text:p text:style-name="Шаблон_3a__20_Текст_20_командного_20_інтерпретатора"/>
      <text:p text:style-name="P44">Завершення з’єднання, <text:span text:style-name="T187">частина </text:span><text:span text:style-name="T188">1</text:span></text:p>
      <text:p text:style-name="P45"><text:span text:style-name="T189">Завершення</text:span> TCP-з’єднання значить, що сторона з’єднання закрила відповідний сокет та відправила іншій стороні з’єднання сегмент з прапорцем FIN. Це можна виконати застосувавши системний виклик <text:span text:style-name="Шаблон_3a__20_Ідентифікатор">close()</text:span> для дескриптора файлу, з яким асоційований відповідний сокет, або завершивши виконання процесу (ядро закриє всі дескриптори файлів процесу), якщо цій сокет більше не асоційований з іншими дескрипторами файлів.</text:p>
      <text:p text:style-name="P47">Завершення TCP-з’єднання як усталено відбувається асинхронно для потоку, який застосував системний виклик <text:span text:style-name="Шаблон_3a__20_Ідентифікатор">close()</text:span> для відповідного сокета, або в разі завершення процесу. <text:span text:style-name="T191">Тобто системний виклик </text:span><text:span text:style-name="Шаблон_3a__20_Ідентифікатор"><text:span text:style-name="T191">close()</text:span></text:span><text:span text:style-name="T191"> завершується </text:span>та завершення процесу виконується <text:span text:style-name="T191">не чекаючи на результат завершення </text:span>відповідного <text:span text:style-name="T191">TCP-з’єднання.</text:span></text:p>
      <text:p text:style-name="P47">Стан завершеного TCP-з’єднання буде визначатися черговістю завершення цього з’єднання в кожній стороні з’єднання. Про це йдеться в наступній лекції. </text:p>
      <text:p text:style-name="Шаблон_3a__20_Звичайний_20_текст"/>
      <text:p text:style-name="P2"><text:span text:style-name="T80">Багатопроцесний</text:span> ітеративний сервер</text:p>
      <text:p text:style-name="Шаблон_3a__20_Звичайний_20_текст"><text:span text:style-name="T147">Найпростіший</text:span> варіант <text:span text:style-name="T147">побудови сервера, який працює з клієнтами через TCP-з’єднання </text:span>– це ітеративний сервер, який опрацьовує запити одного клієнта повністю, перед тим, як почати опрацьовувати запити наступного клієнта. Приклад коду такого сервера для TCP-з’єднань був наведений раніш<text:span text:style-name="T149">е</text:span> в темі про встановлення з’єднання.</text:p>
      <text:p text:style-name="P36">Невідомо скільки часу потрібно для комунікації з клієнтом та опрацювання запитів клієнта. Зазвичай сервер має працювати з кількома клієнтами, тому можна зробити багатопроцесний ітеративний сервер. Ідея цього сервера полягає в тому, що процес сервера заздалегідь створює нові процеси (pre-fork) для опрацювання запитів клієнтів, кожний дочірній процес є ітеративним сервером.</text:p>
      <text:p text:style-name="P36">Системний виклик <text:span text:style-name="Шаблон_3a__20_Ідентифікатор">fork()</text:span> <text:span text:style-name="T185">створює новий процес. Вміст пам’яті нового процесу є </text:span><text:span text:style-name="T155">копіє</text:span><text:span text:style-name="T185">ю</text:span> <text:span text:style-name="T185">вмісту </text:span>пам’ят<text:span text:style-name="T185">і</text:span> <text:span text:style-name="T185">оригінального процесу. Дескриптори файлів у новому процесу </text:span>дублю<text:span text:style-name="T185">ються з</text:span> дескриптор<text:span text:style-name="T185">ів</text:span> файлів <text:span text:style-name="T185">оригінального</text:span> процесу. <text:span text:style-name="T185">Обидва процеси продовжують своє виконання повертаючись з виклику </text:span><text:span text:style-name="Шаблон_3a__20_Ідентифікатор"><text:span text:style-name="T185">fork()</text:span></text:span><text:span text:style-name="T185">. </text:span><text:soft-page-break/><text:span text:style-name="T185">Системний виклик </text:span><text:span text:style-name="Шаблон_3a__20_Ідентифікатор"><text:span text:style-name="T185">fork()</text:span></text:span><text:span text:style-name="T185"> повертає </text:span><text:span text:style-name="Шаблон_3a__20_Ідентифікатор"><text:span text:style-name="T185">-1</text:span></text:span><text:span text:style-name="T185"> у разі помилки, </text:span><text:span text:style-name="Шаблон_3a__20_Ідентифікатор"><text:span text:style-name="T185">0</text:span></text:span><text:span text:style-name="T185"> у новому процесі, PID нового процесу в оригінальному процесі. </text:span></text:p>
      <text:p text:style-name="P35">Сервер створює TCP-сокет, який прийматиме з’єднання, та створює кілька процесів використовуючи системний виклик <text:span text:style-name="Шаблон_3a__20_Ідентифікатор">fork()</text:span>. Нові процеси отримують дубльовані дескриптори файлів оригінального процесу, у такий спосіб вони отримують дескриптор файлу, <text:span text:style-name="T178">з яким </text:span>асоційований TCP-сокет, який прийматиме з’єднання. Дочірні процеси викликають системний виклик <text:span text:style-name="Шаблон_3a__20_Ідентифікатор">accept()</text:span> для цього дескриптора файлу (можливо одночасно), а ядро вибере який із цих системних викликів отримує новий дескриптор файлу, <text:span text:style-name="T178">з яким буде </text:span>асоційований сокет для першого завершеного TCP-з’єднання з черги. Отримавши дескриптор файлу дочірній процес опрацьовує запити клієнта повністю, перед тим як почати опрацьовувати запити наступного клієнта. <text:span text:style-name="T150">Якщо запити від клієнтів є незалежними, тоді не треба реалізовувати взаємодію між усіма процесами, які реалізуються сервер.</text:span></text:p>
      <text:p text:style-name="P35">Приклад реалізації такого сервера на C++. <text:span text:style-name="T151">У цій програмі не реалізовано підтримування зупинки всіх процесів сервера, тому </text:span><text:span text:style-name="T152">що </text:span><text:span text:style-name="T151">це приклад </text:span><text:span text:style-name="T152">реалізації і сигнал</text:span><text:span text:style-name="T153">и</text:span><text:span text:style-name="T152"> та управління процесами не є темами цих лекцій</text:span><text:span text:style-name="T151">. Для завершення всіх </text:span><text:soft-page-break/><text:span text:style-name="T151">процесів сервера, достатньо натиснути Ctrl-C у терміналі, </text:span><text:span text:style-name="T154">де запускається сервер. Дочірній процес отримує копію стандартного потоку виведення та копію вмісту його буфера. Якщо цей буфер непорожній, тоді дані, які зберігаються в ньому, можуть бути виведені два рази (в оригінальному та в дочірньому процесі). Щоб вирішити цю проблему, треба заборонити буферизацію для </text:span><text:span text:style-name="T156">стандартного потоку виведення </text:span><text:span text:style-name="T154">або </text:span><text:span text:style-name="T156">вивести вміст його буфера </text:span><text:span text:style-name="T154">в оригінальному процесі перед викликом </text:span><text:span text:style-name="Шаблон_3a__20_Ідентифікатор"><text:span text:style-name="T154">fork()</text:span></text:span><text:span text:style-name="T154">.</text:span></text:p>
      <text:p text:style-name="Шаблон_3a__20_Текст_20_програми">#include &lt;cstdlib&gt;</text:p>
      <text:p text:style-name="Шаблон_3a__20_Текст_20_програми">#include &lt;iostream&gt;</text:p>
      <text:p text:style-name="Шаблон_3a__20_Текст_20_програми">#include &lt;vector&gt;</text:p>
      <text:p text:style-name="Шаблон_3a__20_Текст_20_програми"/>
      <text:p text:style-name="Шаблон_3a__20_Текст_20_програми">#include &lt;arpa/inet.h&gt;</text:p>
      <text:p text:style-name="Шаблон_3a__20_Текст_20_програми">#include &lt;netinet/in.h&gt;</text:p>
      <text:p text:style-name="Шаблон_3a__20_Текст_20_програми">#include &lt;sys/socket.h&gt;</text:p>
      <text:p text:style-name="Шаблон_3a__20_Текст_20_програми">#include &lt;netdb.h&gt;</text:p>
      <text:p text:style-name="Шаблон_3a__20_Текст_20_програми">#include &lt;unistd.h&gt;</text:p>
      <text:p text:style-name="Шаблон_3a__20_Текст_20_програми"/>
      <text:p text:style-name="Шаблон_3a__20_Текст_20_програми">std::ostream&amp;</text:p>
      <text:p text:style-name="Шаблон_3a__20_Текст_20_програми">operator&lt;&lt;(std::ostream&amp; os, const struct sockaddr_in&amp; sin4)</text:p>
      <text:p text:style-name="Шаблон_3a__20_Текст_20_програми">{</text:p>
      <text:p text:style-name="Шаблон_3a__20_Текст_20_програми"><text:s text:c="4"/>char repr[INET_ADDRSTRLEN];</text:p>
      <text:p text:style-name="Шаблон_3a__20_Текст_20_програми"/>
      <text:p text:style-name="Шаблон_3a__20_Текст_20_програми"><text:s text:c="4"/>if (getnameinfo((struct sockaddr*)&amp;sin4, sizeof(sin4), repr, sizeof(repr),</text:p>
      <text:p text:style-name="Шаблон_3a__20_Текст_20_програми"><text:soft-page-break/><text:s text:c="8"/>NULL, 0, NI_NUMERICHOST) != 0</text:p>
      <text:p text:style-name="Шаблон_3a__20_Текст_20_програми"><text:s text:c="4"/>) {</text:p>
      <text:p text:style-name="Шаблон_3a__20_Текст_20_програми"><text:s text:c="8"/>repr[0] = '?';</text:p>
      <text:p text:style-name="Шаблон_3a__20_Текст_20_програми"><text:s text:c="8"/>repr[1] = '\0';</text:p>
      <text:p text:style-name="Шаблон_3a__20_Текст_20_програми"><text:s text:c="4"/>}</text:p>
      <text:p text:style-name="Шаблон_3a__20_Текст_20_програми"><text:s text:c="4"/>return os &lt;&lt; repr &lt;&lt; ':' &lt;&lt; htons(sin4.sin_port);</text:p>
      <text:p text:style-name="Шаблон_3a__20_Текст_20_програми">}</text:p>
      <text:p text:style-name="Шаблон_3a__20_Текст_20_програми"/>
      <text:p text:style-name="Шаблон_3a__20_Текст_20_програми">class Server {</text:p>
      <text:p text:style-name="Шаблон_3a__20_Текст_20_програми">private:</text:p>
      <text:p text:style-name="Шаблон_3a__20_Текст_20_програми"><text:s text:c="4"/>int listenfd;</text:p>
      <text:p text:style-name="Шаблон_3a__20_Текст_20_програми"><text:s text:c="4"/>pid_t pid;</text:p>
      <text:p text:style-name="Шаблон_3a__20_Текст_20_програми"/>
      <text:p text:style-name="Шаблон_3a__20_Текст_20_програми"><text:s text:c="4"/>void handle_client(int connfd) const</text:p>
      <text:p text:style-name="Шаблон_3a__20_Текст_20_програми"><text:s text:c="4"/>{</text:p>
      <text:p text:style-name="Шаблон_3a__20_Текст_20_програми"><text:s text:c="8"/>ssize_t nread;</text:p>
      <text:p text:style-name="Шаблон_3a__20_Текст_20_програми"><text:s text:c="8"/>unsigned char ch;</text:p>
      <text:p text:style-name="Шаблон_3a__20_Текст_20_програми"/>
      <text:p text:style-name="Шаблон_3a__20_Текст_20_програми"><text:s text:c="8"/>nread = read(connfd, &amp;ch, 1);</text:p>
      <text:p text:style-name="Шаблон_3a__20_Текст_20_програми"><text:s text:c="8"/>if (nread &lt; 0) {</text:p>
      <text:p text:style-name="Шаблон_3a__20_Текст_20_програми"><text:s text:c="12"/>if (system_error())</text:p>
      <text:p text:style-name="Шаблон_3a__20_Текст_20_програми"><text:s text:c="16"/>exit_err("Server::handle_client(): read()");</text:p>
      <text:p text:style-name="Шаблон_3a__20_Текст_20_програми"><text:s text:c="12"/>warn_err("Server::handle_client(): read()");</text:p>
      <text:p text:style-name="Шаблон_3a__20_Текст_20_програми"><text:s text:c="8"/>} else if (nread == 0) {</text:p>
      <text:p text:style-name="Шаблон_3a__20_Текст_20_програми"><text:s text:c="12"/>warn_errx("Process ", this-&gt;pid, " TCP connection is half-closed");</text:p>
      <text:p text:style-name="Шаблон_3a__20_Текст_20_програми"><text:s text:c="8"/>} else {</text:p>
      <text:p text:style-name="Шаблон_3a__20_Текст_20_програми"><text:s text:c="12"/>std::cout &lt;&lt; "Process " &lt;&lt; this-&gt;pid &lt;&lt; " read byte " &lt;&lt;</text:p>
      <text:p text:style-name="Шаблон_3a__20_Текст_20_програми"><text:s text:c="16"/>static_cast&lt;unsigned int&gt;(ch) &lt;&lt; " from TCP connection\n";</text:p>
      <text:p text:style-name="Шаблон_3a__20_Текст_20_програми"><text:soft-page-break/><text:s text:c="8"/>}</text:p>
      <text:p text:style-name="Шаблон_3a__20_Текст_20_програми"><text:s text:c="4"/>}</text:p>
      <text:p text:style-name="Шаблон_3a__20_Текст_20_програми"/>
      <text:p text:style-name="Шаблон_3a__20_Текст_20_програми">public:</text:p>
      <text:p text:style-name="Шаблон_3a__20_Текст_20_програми"><text:s text:c="4"/>Server(int listenfd)</text:p>
      <text:p text:style-name="Шаблон_3a__20_Текст_20_програми"><text:s text:c="8"/>: listenfd(listenfd), pid(getpid())</text:p>
      <text:p text:style-name="Шаблон_3a__20_Текст_20_програми"><text:s text:c="4"/>{</text:p>
      <text:p text:style-name="Шаблон_3a__20_Текст_20_програми"><text:s text:c="4"/>}</text:p>
      <text:p text:style-name="Шаблон_3a__20_Текст_20_програми"><text:s text:c="4"/>~Server()</text:p>
      <text:p text:style-name="Шаблон_3a__20_Текст_20_програми"><text:s text:c="4"/>{</text:p>
      <text:p text:style-name="Шаблон_3a__20_Текст_20_програми"><text:s text:c="8"/>if (close(this-&gt;listenfd) &lt; 0)</text:p>
      <text:p text:style-name="Шаблон_3a__20_Текст_20_програми"><text:s text:c="12"/>exit_err("Server::~Server(): close()");</text:p>
      <text:p text:style-name="Шаблон_3a__20_Текст_20_програми"><text:s text:c="4"/>}</text:p>
      <text:p text:style-name="Шаблон_3a__20_Текст_20_програми"/>
      <text:p text:style-name="Шаблон_3a__20_Текст_20_програми"><text:s text:c="4"/>void run()</text:p>
      <text:p text:style-name="Шаблон_3a__20_Текст_20_програми"><text:s text:c="4"/>{</text:p>
      <text:p text:style-name="Шаблон_3a__20_Текст_20_програми"><text:s text:c="8"/>struct sockaddr_in srv_sin4, cln_sin4;</text:p>
      <text:p text:style-name="Шаблон_3a__20_Текст_20_програми"><text:s text:c="8"/>socklen_t addrlen;</text:p>
      <text:p text:style-name="Шаблон_3a__20_Текст_20_програми"><text:s text:c="8"/>int connfd;</text:p>
      <text:p text:style-name="Шаблон_3a__20_Текст_20_програми"/>
      <text:p text:style-name="Шаблон_3a__20_Текст_20_програми"><text:s text:c="8"/>for (;;) {</text:p>
      <text:p text:style-name="Шаблон_3a__20_Текст_20_програми"><text:s text:c="12"/>addrlen = sizeof(cln_sin4);</text:p>
      <text:p text:style-name="Шаблон_3a__20_Текст_20_програми"><text:s text:c="12"/>connfd = accept(this-&gt;listenfd, (struct sockaddr*)&amp;cln_sin4,</text:p>
      <text:p text:style-name="Шаблон_3a__20_Текст_20_програми"><text:s text:c="16"/>&amp;addrlen);</text:p>
      <text:p text:style-name="Шаблон_3a__20_Текст_20_програми"><text:s text:c="12"/>if (connfd &lt; 0) {</text:p>
      <text:p text:style-name="Шаблон_3a__20_Текст_20_програми"><text:s text:c="16"/>if (system_error())</text:p>
      <text:p text:style-name="Шаблон_3a__20_Текст_20_програми"><text:s text:c="20"/>exit_err("Server::run(): accept()");</text:p>
      <text:p text:style-name="Шаблон_3a__20_Текст_20_програми"><text:s text:c="16"/>warn_err("Server::run(): accept()");</text:p>
      <text:p text:style-name="Шаблон_3a__20_Текст_20_програми"><text:soft-page-break/><text:s text:c="16"/>continue;</text:p>
      <text:p text:style-name="Шаблон_3a__20_Текст_20_програми"><text:s text:c="12"/>}</text:p>
      <text:p text:style-name="Шаблон_3a__20_Текст_20_програми"><text:s text:c="12"/>addrlen = sizeof(srv_sin4);</text:p>
      <text:p text:style-name="P42"><text:s text:c="12"/>if (getsockname(connfd, (struct sockaddr*)&amp;srv_sin4,</text:p>
      <text:p text:style-name="P42"><text:s text:c="16"/>&amp;addrlen) &lt; 0</text:p>
      <text:p text:style-name="Шаблон_3a__20_Текст_20_програми"><text:s text:c="12"/>) {</text:p>
      <text:p text:style-name="Шаблон_3a__20_Текст_20_програми"><text:s text:c="16"/>if (system_error())</text:p>
      <text:p text:style-name="Шаблон_3a__20_Текст_20_програми"><text:s text:c="20"/>exit_err("Server::run(): getsockname()");</text:p>
      <text:p text:style-name="Шаблон_3a__20_Текст_20_програми"><text:s text:c="16"/>warn_err("Server::run(): getsockname()");</text:p>
      <text:p text:style-name="Шаблон_3a__20_Текст_20_програми"><text:s text:c="12"/>} else {</text:p>
      <text:p text:style-name="Шаблон_3a__20_Текст_20_програми"><text:s text:c="16"/>std::cout &lt;&lt; "Process " &lt;&lt; this-&gt;pid &lt;&lt; ", server at " &lt;&lt;</text:p>
      <text:p text:style-name="Шаблон_3a__20_Текст_20_програми"><text:s text:c="20"/>srv_sin4 &lt;&lt; '\n';</text:p>
      <text:p text:style-name="Шаблон_3a__20_Текст_20_програми"><text:s text:c="12"/>}</text:p>
      <text:p text:style-name="Шаблон_3a__20_Текст_20_програми"><text:s text:c="12"/>std::cout &lt;&lt; "Process " &lt;&lt; this-&gt;pid &lt;&lt; ", client at " &lt;&lt;</text:p>
      <text:p text:style-name="Шаблон_3a__20_Текст_20_програми"><text:s text:c="16"/>cln_sin4 &lt;&lt; "\n";</text:p>
      <text:p text:style-name="Шаблон_3a__20_Текст_20_програми"><text:s text:c="12"/>this-&gt;handle_client(connfd);</text:p>
      <text:p text:style-name="Шаблон_3a__20_Текст_20_програми"><text:s text:c="12"/>if (close(connfd) &lt; 0)</text:p>
      <text:p text:style-name="Шаблон_3a__20_Текст_20_програми"><text:s text:c="16"/>exit_err("Server::run(): close()");</text:p>
      <text:p text:style-name="Шаблон_3a__20_Текст_20_програми"><text:s text:c="8"/>}</text:p>
      <text:p text:style-name="Шаблон_3a__20_Текст_20_програми"><text:s text:c="4"/>}</text:p>
      <text:p text:style-name="Шаблон_3a__20_Текст_20_програми">};</text:p>
      <text:p text:style-name="Шаблон_3a__20_Текст_20_програми"/>
      <text:p text:style-name="Шаблон_3a__20_Текст_20_програми">int</text:p>
      <text:p text:style-name="Шаблон_3a__20_Текст_20_програми">main()</text:p>
      <text:p text:style-name="Шаблон_3a__20_Текст_20_програми">{</text:p>
      <text:p text:style-name="Шаблон_3a__20_Текст_20_програми"><text:s text:c="4"/>struct sockaddr_in srv_sin4{};</text:p>
      <text:p text:style-name="Шаблон_3a__20_Текст_20_програми"><text:s text:c="4"/>std::vector&lt;pid_t&gt; pid_vec;</text:p>
      <text:p text:style-name="Шаблон_3a__20_Текст_20_програми"><text:s text:c="4"/>in_addr_t srv_addr = INADDR_ANY;</text:p>
      <text:p text:style-name="Шаблон_3a__20_Текст_20_програми"><text:soft-page-break/><text:s text:c="4"/>in_port_t srv_port = htons(1234);</text:p>
      <text:p text:style-name="Шаблон_3a__20_Текст_20_програми"><text:s text:c="4"/>int backlog = 10;</text:p>
      <text:p text:style-name="Шаблон_3a__20_Текст_20_програми"><text:s text:c="4"/>unsigned int server_num = 3;</text:p>
      <text:p text:style-name="Шаблон_3a__20_Текст_20_програми"><text:s text:c="4"/>int listenfd;</text:p>
      <text:p text:style-name="Шаблон_3a__20_Текст_20_програми"/>
      <text:p text:style-name="Шаблон_3a__20_Текст_20_програми"><text:s text:c="4"/>try {</text:p>
      <text:p text:style-name="Шаблон_3a__20_Текст_20_програми"><text:s text:c="8"/>pid_vec.reserve(server_num);</text:p>
      <text:p text:style-name="Шаблон_3a__20_Текст_20_програми"><text:s text:c="4"/>} catch (...) {</text:p>
      <text:p text:style-name="Шаблон_3a__20_Текст_20_програми"><text:s text:c="8"/>exit_err("std::vector::reserve()");</text:p>
      <text:p text:style-name="Шаблон_3a__20_Текст_20_програми"><text:s text:c="4"/>}</text:p>
      <text:p text:style-name="Шаблон_3a__20_Текст_20_програми"/>
      <text:p text:style-name="P42"><text:s text:c="4"/>listenfd = socket(AF_INET, SOCK_STREAM, IPPROTO_TCP);</text:p>
      <text:p text:style-name="P42"><text:s text:c="4"/>if (listenfd &lt; 0)</text:p>
      <text:p text:style-name="P42"><text:s text:c="8"/>exit_err("socket()");</text:p>
      <text:p text:style-name="Шаблон_3a__20_Текст_20_програми"><text:s text:c="4"/>srv_sin4.sin_family = AF_INET;</text:p>
      <text:p text:style-name="Шаблон_3a__20_Текст_20_програми"><text:s text:c="4"/>srv_sin4.sin_port = srv_port;</text:p>
      <text:p text:style-name="Шаблон_3a__20_Текст_20_програми"><text:s text:c="4"/>srv_sin4.sin_addr.s_addr = srv_addr;</text:p>
      <text:p text:style-name="Шаблон_3a__20_Текст_20_програми"><text:s text:c="4"/>if (bind(listenfd, (struct sockaddr*)&amp;srv_sin4, sizeof(srv_sin4)) &lt; 0)</text:p>
      <text:p text:style-name="Шаблон_3a__20_Текст_20_програми"><text:s text:c="8"/>exit_err("bind()");</text:p>
      <text:p text:style-name="Шаблон_3a__20_Текст_20_програми"><text:s text:c="4"/>if (listen(listenfd, backlog) &lt; 0)</text:p>
      <text:p text:style-name="Шаблон_3a__20_Текст_20_програми"><text:s text:c="8"/>exit_err("listen()");</text:p>
      <text:p text:style-name="Шаблон_3a__20_Текст_20_програми"><text:s text:c="4"/>std::cout &lt;&lt; "Accept <text:span text:style-name="T158">at</text:span> " &lt;&lt; srv_sin4 &lt;&lt; '\n';</text:p>
      <text:p text:style-name="Шаблон_3a__20_Текст_20_програми"><text:s text:c="4"/>std::cout.flush();</text:p>
      <text:p text:style-name="Шаблон_3a__20_Текст_20_програми"/>
      <text:p text:style-name="Шаблон_3a__20_Текст_20_програми"><text:s text:c="4"/>for (unsigned int i = 0; i &lt; server_num; ++i) {</text:p>
      <text:p text:style-name="Шаблон_3a__20_Текст_20_програми"><text:s text:c="8"/>pid_t pid = fork();</text:p>
      <text:p text:style-name="Шаблон_3a__20_Текст_20_програми"><text:s text:c="8"/>if (pid &lt; 0) {</text:p>
      <text:p text:style-name="Шаблон_3a__20_Текст_20_програми"><text:s text:c="12"/>warn_err("fork()");</text:p>
      <text:p text:style-name="Шаблон_3a__20_Текст_20_програми"><text:soft-page-break/><text:s text:c="8"/>} else if (pid &gt; 0) {</text:p>
      <text:p text:style-name="Шаблон_3a__20_Текст_20_програми"><text:s text:c="12"/>pid_vec.push_back(pid);</text:p>
      <text:p text:style-name="Шаблон_3a__20_Текст_20_програми"><text:s text:c="8"/>} else {</text:p>
      <text:p text:style-name="Шаблон_3a__20_Текст_20_програми"><text:s text:c="12"/>Server(listenfd).run();</text:p>
      <text:p text:style-name="Шаблон_3a__20_Текст_20_програми"><text:s text:c="12"/>return EXIT_SUCCESS;</text:p>
      <text:p text:style-name="Шаблон_3a__20_Текст_20_програми"><text:s text:c="8"/>}</text:p>
      <text:p text:style-name="Шаблон_3a__20_Текст_20_програми"><text:s text:c="4"/>}</text:p>
      <text:p text:style-name="Шаблон_3a__20_Текст_20_програми"><text:s text:c="4"/>if (close(listenfd) &lt; 0)</text:p>
      <text:p text:style-name="Шаблон_3a__20_Текст_20_програми"><text:s text:c="8"/>exit_err("close()");</text:p>
      <text:p text:style-name="Шаблон_3a__20_Текст_20_програми"><text:s text:c="4"/>if (pid_vec.size() == 0)</text:p>
      <text:p text:style-name="Шаблон_3a__20_Текст_20_програми"><text:s text:c="8"/>exit_errx("cannot create any new process");</text:p>
      <text:p text:style-name="Шаблон_3a__20_Текст_20_програми"><text:s text:c="4"/>pause();</text:p>
      <text:p text:style-name="Шаблон_3a__20_Текст_20_програми">}</text:p>
      <text:p text:style-name="P2">Багатопроцесний паралельний сервер</text:p>
      <text:p text:style-name="Шаблон_3a__20_Звичайний_20_текст"><text:span text:style-name="T157">Ідея багатопроцесного паралельного сервера полягає в тому, що сервер </text:span>створює нові процеси для опрацювання запитів нових клієнтів. Сервер приймає TCP-з’єднання та створює новий процес використовуючи системний виклик <text:span text:style-name="Шаблон_3a__20_Ідентифікатор">fork()</text:span><text:span text:style-name="T162">.</text:span> Новий процес <text:span text:style-name="T157">отримує</text:span> дубльовані дескриптори файлів оригінально процесу, так він отримує дескриптор файлу, <text:span text:style-name="T178">з яким </text:span><text:span text:style-name="T157">асоційований</text:span> сокет встановленого TCP-з’єднання. Далі оригінальний процес має закрити дескриптор файлу, <text:span text:style-name="T178">з яким </text:span><text:span text:style-name="T157">асоційований </text:span>сокет TCP-<text:span text:style-name="T157">з</text:span>’єднання, а дочірній процес має закрити дескриптор файлу, <text:span text:style-name="T178">з яким </text:span><text:span text:style-name="T157">асоційований </text:span>сокет, який використовується для прийняття TCP-з’єднань. Дочірній процес опрацьовує запити від клієнта та завершує своє виконання.</text:p>
      <text:p text:style-name="P37">Сервер, який створює нові процеси для опрацювання запитів нових клієнтів, повинен мати обмеження на максимальну кількість дочірніх процесів. Якщо постійно приймати нові TCP-з’єднання та створювати нові процеси, тоді кількість <text:span text:style-name="T162">створених </text:span>процесів може бути занадто великою для виконання на конкретному комп’ютері. <text:span text:style-name="T162">Нові процеси використовують пам’ять, дескриптори файлів та їх треба виконувати (використовується процесорний час).</text:span></text:p>
      <text:p text:style-name="P39"><text:soft-page-break/>Пам’ять нового процесу є копією пам’яті оригінального процесу. Зазвичай ядро налаштовує адресні простори оригінального та нового процес<text:span text:style-name="T162">ів</text:span> так, щоб вони використовували <text:span text:style-name="T163">за</text:span><text:span text:style-name="T164"> можливості</text:span> спільну пам’ять, відтермін<text:span text:style-name="T164">овуючи </text:span>фізичне копіювання пам’яті (так зване <text:span text:style-name="Шаблон_3a__20_Термін">ледаче копіювання</text:span>). Для реалізації цього ядро послуговується властивостями віртуальної пам’яті. Регіони адресної <text:span text:style-name="T165">карти</text:span> оригінального процесу, які відображаються без права модифікації (це коди та read-only дані з файл<text:span text:style-name="T166">ів</text:span> програми) будуть відображені з такими самими правами доступу в новому процесі в ту саму фізичну пам’ять (це буде спільна пам’ять для двох процесів<text:span text:style-name="T167">).</text:span> Регіони адресної <text:span text:style-name="T165">карти</text:span> оригінального процесу, які відображаються з правом модифікації (це дані та стек програми, <text:span text:style-name="T169">це </text:span><text:span text:style-name="Шаблон_3a__20_Термін"><text:span text:style-name="T169">анонімна пам’ять</text:span></text:span><text:span text:style-name="T169">, її вміст процес створює під час свого виконання</text:span>) будуть відображені в обох процесах <text:span text:style-name="T170">і</text:span>з прав<text:span text:style-name="T168">а</text:span>м<text:span text:style-name="T168">и</text:span> доступу read-only (це буде спільна пам’ять для двох процесів). <text:span text:style-name="T170">Під час</text:span> модифікації даних у цій пам’яті (ця <text:span text:style-name="T170">модифікація</text:span> не вдасться через неможливість модифікувати вміст пам’яті, яка відображена з прав<text:span text:style-name="T168">а</text:span>м<text:span text:style-name="T168">и</text:span> доступу read-only, буде згенерована відповідна виключна ситуація) ядро виконає фізичне копіювання <text:span text:style-name="T167">вмісту </text:span>відповідної фізичної сторінки <text:span text:style-name="T167">у вільну фізичну сторінку</text:span>, змін<text:span text:style-name="T171">и</text:span>ть відображення та права доступу на read-write <text:soft-page-break/>відповідної віртуальної сторінки. Технологія такого відтермінованого копіювання <text:span text:style-name="T172">вмісту</text:span> пам’яті називається <text:span text:style-name="Шаблон_3a__20_Term">copy-on-write</text:span> (COW<text:span text:style-name="T173">).</text:span></text:p>
      <text:p text:style-name="P37"><text:span text:style-name="T160">Якщо сервер створив певну кількість </text:span><text:span text:style-name="T161">дочірніх </text:span><text:span text:style-name="T160">процесів для опрацювання TCP-з’єднань, тоді сервер має почекати, поки якийсь </text:span><text:span text:style-name="T174">і</text:span><text:span text:style-name="T160">з </text:span><text:span text:style-name="T161">цих</text:span><text:span text:style-name="T160"> процесів не завершить своє виконання використовуючи системний виклик </text:span><text:span text:style-name="Шаблон_3a__20_Ідентифікатор"><text:span text:style-name="T160">waitpid()</text:span></text:span><text:span text:style-name="T160">, і тільки потім приймати нові TCP-з’єднання.</text:span></text:p>
      <text:p text:style-name="P38">Може здатися, що створення нового процесу для опрацювання <text:span text:style-name="T162">запитів</text:span> від одного клієнта є рішенням, яке взагалі немає сенсу. <text:span text:style-name="T162">Насправді опрацювання запитів від одного клієнта в окремому процесі підвищує безпеку сервера. Якщо в коді сервера є помилка і якщо цю помилку може використати клієнт, тоді клієнт може ско</text:span><text:span text:style-name="T179">м</text:span><text:span text:style-name="T162">пром</text:span><text:span text:style-name="T179">ету</text:span><text:span text:style-name="T162">вати тільки один процес, який безпосередньо опрацьовує запити від цього клієнта. Ще більше підвищити безпеку сервера можна так. Дочірній процес викликає системний виклик </text:span><text:span text:style-name="Шаблон_3a__20_Ідентифікатор"><text:span text:style-name="T162">execve()</text:span></text:span><text:span text:style-name="T162"> та змінює свій образ (програму користувача, яка буде виконуватися в контексті процесу). Після зміни образу процесу дескриптори файлів залишаються відкритими як усталено. Номер дескриптора файлу, </text:span><text:span text:style-name="T178">з яким </text:span><text:span text:style-name="T162">асоційован</text:span><text:span text:style-name="T178">ий</text:span><text:span text:style-name="T162"> сокет TCP-з’єднання, можна передати в аргументі командного рядка новій програмі. Якщо </text:span><text:soft-page-break/><text:span text:style-name="T162">змінити образ процесу, тоді в пам’яті процесу взагалі не буде жодного вмісту пам’яті оригінального процесу (сервера, який приймає TCP-з’єднання).</text:span></text:p>
      <text:p text:style-name="Шаблон_3a__20_Звичайний_20_текст">Приклад реалізації такого сервера на C.</text:p>
      <text:p text:style-name="Шаблон_3a__20_Текст_20_програми">#include &lt;netinet/in.h&gt;</text:p>
      <text:p text:style-name="Шаблон_3a__20_Текст_20_програми">#include &lt;sys/socket.h&gt;</text:p>
      <text:p text:style-name="Шаблон_3a__20_Текст_20_програми">#include &lt;sys/wait.h&gt;</text:p>
      <text:p text:style-name="Шаблон_3a__20_Текст_20_програми">#include &lt;errno.h&gt;</text:p>
      <text:p text:style-name="Шаблон_3a__20_Текст_20_програми">#include &lt;stdio.h&gt;</text:p>
      <text:p text:style-name="Шаблон_3a__20_Текст_20_програми">#include &lt;stdlib.h&gt;</text:p>
      <text:p text:style-name="Шаблон_3a__20_Текст_20_програми">#include &lt;unistd.h&gt;</text:p>
      <text:p text:style-name="Шаблон_3a__20_Текст_20_програми"/>
      <text:p text:style-name="Шаблон_3a__20_Текст_20_програми">static void</text:p>
      <text:p text:style-name="Шаблон_3a__20_Текст_20_програми">handle_client(int connfd)</text:p>
      <text:p text:style-name="Шаблон_3a__20_Текст_20_програми">{</text:p>
      <text:p text:style-name="Шаблон_3a__20_Текст_20_програми"><text:s text:c="4"/>ssize_t nread;</text:p>
      <text:p text:style-name="Шаблон_3a__20_Текст_20_програми"><text:s text:c="4"/>unsigned char ch;</text:p>
      <text:p text:style-name="Шаблон_3a__20_Текст_20_програми"/>
      <text:p text:style-name="Шаблон_3a__20_Текст_20_програми"><text:s text:c="4"/>nread = read(connfd, &amp;ch, 1);</text:p>
      <text:p text:style-name="Шаблон_3a__20_Текст_20_програми"><text:s text:c="4"/>if (nread &lt; 0) {</text:p>
      <text:p text:style-name="Шаблон_3a__20_Текст_20_програми"><text:s text:c="8"/>if (system_error())</text:p>
      <text:p text:style-name="Шаблон_3a__20_Текст_20_програми"><text:s text:c="12"/>exit_err("read()");</text:p>
      <text:p text:style-name="Шаблон_3a__20_Текст_20_програми"><text:s text:c="8"/>warn_err("read()");</text:p>
      <text:p text:style-name="Шаблон_3a__20_Текст_20_програми"><text:s text:c="4"/>} else if (nread == 0) {</text:p>
      <text:p text:style-name="Шаблон_3a__20_Текст_20_програми"><text:s text:c="8"/>warn_errx("TCP connection is half-closed");</text:p>
      <text:p text:style-name="Шаблон_3a__20_Текст_20_програми"><text:soft-page-break/><text:s text:c="4"/>} else {</text:p>
      <text:p text:style-name="Шаблон_3a__20_Текст_20_програми"><text:s text:c="8"/>printf("Process %jd: read byte %hhu from TCP connection\n",</text:p>
      <text:p text:style-name="Шаблон_3a__20_Текст_20_програми"><text:s text:c="12"/>(intmax_t)getpid(), ch);</text:p>
      <text:p text:style-name="Шаблон_3a__20_Текст_20_програми"><text:s text:c="4"/>}</text:p>
      <text:p text:style-name="Шаблон_3a__20_Текст_20_програми">}</text:p>
      <text:p text:style-name="Шаблон_3a__20_Текст_20_програми"/>
      <text:p text:style-name="Шаблон_3a__20_Текст_20_програми">int</text:p>
      <text:p text:style-name="Шаблон_3a__20_Текст_20_програми">main(void)</text:p>
      <text:p text:style-name="Шаблон_3a__20_Текст_20_програми">{</text:p>
      <text:p text:style-name="Шаблон_3a__20_Текст_20_програми"><text:s text:c="4"/>struct sockaddr_in srv_sin4 = { 0 };</text:p>
      <text:p text:style-name="Шаблон_3a__20_Текст_20_програми"><text:s text:c="4"/>struct sockaddr_in cln_sin4;</text:p>
      <text:p text:style-name="Шаблон_3a__20_Текст_20_програми"><text:s text:c="4"/>in_addr_t srv_addr = INADDR_ANY;</text:p>
      <text:p text:style-name="Шаблон_3a__20_Текст_20_програми"><text:s text:c="4"/>in_port_t srv_port = htons(1234);</text:p>
      <text:p text:style-name="Шаблон_3a__20_Текст_20_програми"><text:s text:c="4"/>int backlog = 10;</text:p>
      <text:p text:style-name="Шаблон_3a__20_Текст_20_програми"><text:s text:c="4"/>pid_t pid;</text:p>
      <text:p text:style-name="Шаблон_3a__20_Текст_20_програми"><text:s text:c="4"/>socklen_t addrlen;</text:p>
      <text:p text:style-name="Шаблон_3a__20_Текст_20_програми"><text:s text:c="4"/>int listenfd, connfd;</text:p>
      <text:p text:style-name="Шаблон_3a__20_Текст_20_програми"/>
      <text:p text:style-name="P42"><text:s text:c="4"/>listenfd = socket(AF_INET, SOCK_STREAM, IPPROTO_TCP);</text:p>
      <text:p text:style-name="P42"><text:s text:c="4"/>if (listenfd &lt; 0)</text:p>
      <text:p text:style-name="P42"><text:s text:c="8"/>exit_err("socket()");</text:p>
      <text:p text:style-name="Шаблон_3a__20_Текст_20_програми"><text:s text:c="4"/>srv_sin4.sin_family = AF_INET;</text:p>
      <text:p text:style-name="Шаблон_3a__20_Текст_20_програми"><text:s text:c="4"/>srv_sin4.sin_port = srv_port;</text:p>
      <text:p text:style-name="Шаблон_3a__20_Текст_20_програми"><text:s text:c="4"/>srv_sin4.sin_addr.s_addr = srv_addr;</text:p>
      <text:p text:style-name="Шаблон_3a__20_Текст_20_програми"><text:s text:c="4"/>if (bind(listenfd, (struct sockaddr *)&amp;srv_sin4, sizeof(srv_sin4)) &lt; 0)</text:p>
      <text:p text:style-name="Шаблон_3a__20_Текст_20_програми"><text:s text:c="8"/>exit_err("bind()");</text:p>
      <text:p text:style-name="Шаблон_3a__20_Текст_20_програми"><text:s text:c="4"/>if (listen(listenfd, backlog) &lt; 0)</text:p>
      <text:p text:style-name="Шаблон_3a__20_Текст_20_програми"><text:s text:c="8"/>exit_err("listen()");</text:p>
      <text:p text:style-name="Шаблон_3a__20_Текст_20_програми"><text:soft-page-break/><text:s text:c="4"/>print_sin4("Accept <text:span text:style-name="T157">at</text:span>", &amp;srv_sin4);</text:p>
      <text:p text:style-name="Шаблон_3a__20_Текст_20_програми"/>
      <text:p text:style-name="Шаблон_3a__20_Текст_20_програми"><text:s text:c="4"/>for (;;) {</text:p>
      <text:p text:style-name="Шаблон_3a__20_Текст_20_програми"><text:s text:c="8"/>addrlen = sizeof(cln_sin4);</text:p>
      <text:p text:style-name="Шаблон_3a__20_Текст_20_програми"><text:s text:c="8"/>connfd = accept(listenfd, (struct sockaddr *)&amp;cln_sin4, &amp;addrlen);</text:p>
      <text:p text:style-name="Шаблон_3a__20_Текст_20_програми"><text:s text:c="8"/>if (connfd &lt; 0) {</text:p>
      <text:p text:style-name="Шаблон_3a__20_Текст_20_програми"><text:s text:c="12"/>if (system_error())</text:p>
      <text:p text:style-name="Шаблон_3a__20_Текст_20_програми"><text:s text:c="16"/>exit_err("accept()");</text:p>
      <text:p text:style-name="Шаблон_3a__20_Текст_20_програми"><text:s text:c="12"/>warn_err("accept()");</text:p>
      <text:p text:style-name="Шаблон_3a__20_Текст_20_програми"><text:s text:c="12"/>continue;</text:p>
      <text:p text:style-name="Шаблон_3a__20_Текст_20_програми"><text:s text:c="8"/>}</text:p>
      <text:p text:style-name="Шаблон_3a__20_Текст_20_програми"><text:s text:c="8"/>addrlen = sizeof(srv_sin4);</text:p>
      <text:p text:style-name="Шаблон_3a__20_Текст_20_програми"><text:s text:c="8"/>if (getsockname(connfd, (struct sockaddr *)&amp;srv_sin4, &amp;addrlen) &lt; 0) {</text:p>
      <text:p text:style-name="Шаблон_3a__20_Текст_20_програми"><text:s text:c="12"/>if (system_error())</text:p>
      <text:p text:style-name="Шаблон_3a__20_Текст_20_програми"><text:s text:c="16"/>exit_err("getsockname()");</text:p>
      <text:p text:style-name="Шаблон_3a__20_Текст_20_програми"><text:s text:c="12"/>warn_err("getsockname()");</text:p>
      <text:p text:style-name="Шаблон_3a__20_Текст_20_програми"><text:s text:c="8"/>} else {</text:p>
      <text:p text:style-name="Шаблон_3a__20_Текст_20_програми"><text:s text:c="12"/>print_sin4("Server at", &amp;srv_sin4);</text:p>
      <text:p text:style-name="Шаблон_3a__20_Текст_20_програми"><text:s text:c="8"/>}</text:p>
      <text:p text:style-name="Шаблон_3a__20_Текст_20_програми"><text:s text:c="8"/>print_sin4("Client at", &amp;cln_sin4);</text:p>
      <text:p text:style-name="Шаблон_3a__20_Текст_20_програми"><text:s text:c="8"/>for (;;) {</text:p>
      <text:p text:style-name="Шаблон_3a__20_Текст_20_програми"><text:s text:c="12"/>pid = waitpid(-1, NULL, WNOHANG);</text:p>
      <text:p text:style-name="Шаблон_3a__20_Текст_20_програми"><text:s text:c="12"/>if (pid &lt; 0) {</text:p>
      <text:p text:style-name="Шаблон_3a__20_Текст_20_програми"><text:s text:c="16"/>if (errno != ECHILD)</text:p>
      <text:p text:style-name="Шаблон_3a__20_Текст_20_програми"><text:s text:c="20"/>exit_err("waitpid()");</text:p>
      <text:p text:style-name="Шаблон_3a__20_Текст_20_програми"><text:s text:c="16"/>break;</text:p>
      <text:p text:style-name="Шаблон_3a__20_Текст_20_програми"><text:s text:c="12"/>}</text:p>
      <text:p text:style-name="Шаблон_3a__20_Текст_20_програми"><text:s text:c="12"/>if (pid == 0)</text:p>
      <text:p text:style-name="Шаблон_3a__20_Текст_20_програми"><text:soft-page-break/><text:s text:c="16"/>break;</text:p>
      <text:p text:style-name="Шаблон_3a__20_Текст_20_програми"><text:s text:c="12"/>printf("Process %jd exited\n", (intmax_t)pid);</text:p>
      <text:p text:style-name="Шаблон_3a__20_Текст_20_програми"><text:s text:c="8"/>}</text:p>
      <text:p text:style-name="Шаблон_3a__20_Текст_20_програми"><text:s text:c="8"/>fflush(stdout);</text:p>
      <text:p text:style-name="Шаблон_3a__20_Текст_20_програми"><text:s text:c="8"/>pid = fork();</text:p>
      <text:p text:style-name="Шаблон_3a__20_Текст_20_програми"><text:s text:c="8"/>if (pid &lt; 0) {</text:p>
      <text:p text:style-name="Шаблон_3a__20_Текст_20_програми"><text:s text:c="12"/>warn_err("fork()");</text:p>
      <text:p text:style-name="Шаблон_3a__20_Текст_20_програми"><text:s text:c="8"/>} else if (pid == 0) {</text:p>
      <text:p text:style-name="Шаблон_3a__20_Текст_20_програми"><text:s text:c="12"/>if (close(listenfd) &lt; 0)</text:p>
      <text:p text:style-name="Шаблон_3a__20_Текст_20_програми"><text:s text:c="16"/>exit_err("close()");</text:p>
      <text:p text:style-name="Шаблон_3a__20_Текст_20_програми"><text:s text:c="12"/>handle_client(connfd);</text:p>
      <text:p text:style-name="Шаблон_3a__20_Текст_20_програми"><text:s text:c="12"/>if (close(connfd) &lt; 0)</text:p>
      <text:p text:style-name="Шаблон_3a__20_Текст_20_програми"><text:s text:c="16"/>exit_err("close()");</text:p>
      <text:p text:style-name="Шаблон_3a__20_Текст_20_програми"><text:s text:c="12"/>return EXIT_SUCCESS;</text:p>
      <text:p text:style-name="Шаблон_3a__20_Текст_20_програми"><text:s text:c="8"/>}</text:p>
      <text:p text:style-name="Шаблон_3a__20_Текст_20_програми"><text:s text:c="8"/>if (close(connfd) &lt; 0)</text:p>
      <text:p text:style-name="Шаблон_3a__20_Текст_20_програми"><text:s text:c="12"/>exit_err("close()");</text:p>
      <text:p text:style-name="Шаблон_3a__20_Текст_20_програми"><text:s text:c="4"/>}</text:p>
      <text:p text:style-name="Шаблон_3a__20_Текст_20_програми"><text:s text:c="4"/>if (close(listenfd) &lt; 0)</text:p>
      <text:p text:style-name="Шаблон_3a__20_Текст_20_програми"><text:s text:c="8"/>exit_err("close()");</text:p>
      <text:p text:style-name="Шаблон_3a__20_Текст_20_програми">}</text:p>
      <text:p text:style-name="Шаблон_3a__20_Текст_20_програми"/>
      <text:p text:style-name="P51"><text:span text:style-name="T214">Програма чекає на завершення дочірніх процесів за допомогою системного виклику </text:span><text:span text:style-name="Шаблон_3a__20_Ідентифікатор"><text:span text:style-name="T214">waitpid()</text:span></text:span><text:span text:style-name="T214">. </text:span><text:span text:style-name="T183">Вказані аргументи значать таке: п</text:span><text:span text:style-name="T214">ерший аргумент </text:span><text:span text:style-name="Шаблон_3a__20_Ідентифікатор"><text:span text:style-name="T214">-1</text:span></text:span><text:span text:style-name="T214"> вказує, чека</text:span><text:span text:style-name="T183">ти</text:span><text:span text:style-name="T214"> на завершення будь-якого дочірнього процесу; </text:span><text:span text:style-name="T183">n</text:span><text:span text:style-name="T214">ull покажчик у другому аргументі вказує не </text:span><text:span text:style-name="T183">повертати</text:span><text:span text:style-name="T214"> інформацію про статус заверше</text:span><text:span text:style-name="T183">ного</text:span><text:span text:style-name="T214"> дочірнього </text:span><text:soft-page-break/><text:span text:style-name="T214">процесу </text:span><text:span text:style-name="T183">(ця інформація в цій програмі не потрібна)</text:span><text:span text:style-name="T214">; </text:span><text:span text:style-name="T183">т</text:span><text:span text:style-name="T214">ретій аргумент </text:span><text:span text:style-name="Шаблон_3a__20_Ідентифікатор"><text:span text:style-name="T214">WNOHANG</text:span></text:span><text:span text:style-name="T214"> вказує не блокуватися </text:span><text:span text:style-name="T183">в системному виклику</text:span><text:span text:style-name="T214">, якщо не буде жодного завершеного дочірнього процесу. </text:span><text:span text:style-name="T183">Для вказаних аргументів с</text:span><text:span text:style-name="T214">истемний виклик </text:span><text:span text:style-name="Шаблон_3a__20_Ідентифікатор"><text:span text:style-name="T214">waitpid()</text:span></text:span><text:span text:style-name="T214"> повертає: </text:span><text:span text:style-name="Шаблон_3a__20_Ідентифікатор"><text:span text:style-name="T214">-1</text:span></text:span><text:span text:style-name="T214"> у разі помилки, номер помилки </text:span><text:span text:style-name="Шаблон_3a__20_Ідентифікатор"><text:span text:style-name="T214">ECHILD</text:span></text:span><text:span text:style-name="T214"> позначає відсутність дочірніх процесів; </text:span><text:span text:style-name="Шаблон_3a__20_Ідентифікатор"><text:span text:style-name="T183">0</text:span></text:span><text:span text:style-name="T183"> якщо жодний дочірній процес не було завершено; PID завершеного дочірнього процесу</text:span><text:span text:style-name="T21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family-generic="system" style:font-pitch="variable"/>
    <style:font-face style:name="Liberation Mono2" svg:font-family="'Liberation Mono'"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Жирный" style:font-family-generic="swiss" style:font-pitch="variable"/>
    <style:font-face style:name="Liberation Sans3" svg:font-family="'Liberation Sans'" style:font-adornments="Курсив" style:font-family-generic="swiss" style:font-pitch="variable"/>
    <style:font-face style:name="Liberation Sans4" svg:font-family="'Liberation Sans'" style:font-adornments="Обычный"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Tahoma"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Tahoma"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3cm" style:type="center"/>
          <style:tab-stop style:position="26cm" style:type="right"/>
        </style:tab-stops>
      </style:paragraph-properties>
    </style:style>
    <style:style style:name="Footer" style:family="paragraph" style:parent-style-name="Header_20_and_20_Footer" style:class="extra">
      <style:paragraph-properties text:number-lines="false" text:line-number="0">
        <style:tab-stops>
          <style:tab-stop style:position="13cm" style:type="center"/>
          <style:tab-stop style:position="26cm" style:type="right"/>
        </style:tab-stops>
      </style:paragraph-properties>
    </style:style>
    <style:style style:name="Шаблон_3a__20_Титульна_20_сторінка" style:display-name="Шаблон: Титульна сторінка" style:family="paragraph">
      <style:paragraph-properties fo:text-align="center" style:justify-single-word="false"/>
      <style:text-properties style:font-name="Liberation Sans1" fo:font-family="'Liberation Sans'" style:font-family-generic="swiss" style:font-pitch="variable" fo:font-size="44pt" officeooo:rsid="00071110" style:font-size-asian="38.5pt" style:font-size-complex="44pt"/>
    </style:style>
    <style:style style:name="Шаблон_3a__20_Заголовок_20_теми" style:display-name="Шаблон: Заголовок теми" style:family="paragraph" style:next-style-name="Шаблон_3a__20_Звичайний_20_текст">
      <style:paragraph-properties fo:text-align="center" style:justify-single-word="false"/>
      <style:text-properties style:font-name="Liberation Sans1" fo:font-family="'Liberation Sans'" style:font-family-generic="swiss" style:font-pitch="variable" fo:font-size="28pt" officeooo:rsid="000891be" style:font-size-asian="32pt" style:font-size-complex="32pt"/>
    </style:style>
    <style:style style:name="Шаблон_3a__20_Звичайний_20_текст" style:display-name="Шаблон: Звичайний текст" style:family="paragraph">
      <style:paragraph-properties fo:margin-top="0cm" fo:margin-bottom="0.499cm" style:contextual-spacing="false"/>
      <style:text-properties style:font-name="Liberation Sans1" fo:font-family="'Liberation Sans'" style:font-family-generic="swiss" style:font-pitch="variable" fo:font-size="21pt" officeooo:rsid="000f45a1" style:font-size-asian="21pt" style:font-size-complex="2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Шаблон_3a__20_Текст_20_програми" style:display-name="Шаблон: Текст програми" style:family="paragraph">
      <style:text-properties style:font-name="Liberation Mono" fo:font-family="'Liberation Mono'" style:font-family-generic="modern" style:font-pitch="fixed" fo:font-size="14pt" fo:letter-spacing="-0.025cm" fo:language="zxx" fo:country="none" officeooo:rsid="000c0a0c" style:font-size-asian="14pt" style:font-size-complex="14pt"/>
    </style:style>
    <style:style style:name="Шаблон_3a__20_Текст_20_командного_20_інтерпретатора" style:display-name="Шаблон: Текст командного інтерпретатора" style:family="paragraph">
      <style:text-properties style:font-name="Liberation Mono" fo:font-family="'Liberation Mono'" style:font-family-generic="modern" style:font-pitch="fixed" fo:font-size="14pt" fo:letter-spacing="-0.025cm" fo:language="zxx" fo:country="none" officeooo:rsid="000c0a0c" style:font-size-asian="14pt" style:font-size-complex="14pt"/>
    </style:style>
    <style:style style:name="Шаблон_3a__20_Коментар" style:display-name="Шаблон: Коментар" style:family="paragraph">
      <style:text-properties style:font-name="Liberation Sans1" fo:font-family="'Liberation Sans'" style:font-family-generic="swiss" style:font-pitch="variable" fo:font-size="16pt" officeooo:rsid="000c0a0c" style:font-size-asian="16pt" style:font-size-complex="16pt"/>
    </style:style>
    <style:style style:name="Шаблон_3a__20_Звичайний_20_текст_20_без_20_відступу" style:display-name="Шаблон: Звичайний текст без відступу" style:family="paragraph" style:parent-style-name="Шаблон_3a__20_Звичайний_20_текст" style:master-page-name="">
      <style:paragraph-properties fo:margin-top="0cm" fo:margin-bottom="0cm" style:contextual-spacing="false" style:page-number="auto">
        <style:tab-stops/>
      </style:paragraph-properties>
    </style:style>
    <style:style style:name="Шаблон_3a__20_Title_20_page" style:display-name="Шаблон: Title page" style:family="paragraph" style:master-page-name="">
      <style:paragraph-properties fo:text-align="center" style:justify-single-word="false" style:page-number="auto">
        <style:tab-stops/>
      </style:paragraph-properties>
      <style:text-properties style:font-name="Liberation Sans4" fo:font-family="'Liberation Sans'" style:font-style-name="Обычный" style:font-family-generic="swiss" style:font-pitch="variable" fo:font-size="44pt" fo:language="en" fo:country="US" officeooo:rsid="001ca846"/>
    </style:style>
    <style:style style:name="Шаблон_3a__20_Topic_20_title" style:display-name="Шаблон: Topic title" style:family="paragraph" style:next-style-name="Шаблон_3a__20_Regular_20_text" style:master-page-name="">
      <style:paragraph-properties fo:text-align="center" style:justify-single-word="false" style:page-number="auto"/>
      <style:text-properties style:font-name="Liberation Sans4" fo:font-family="'Liberation Sans'" style:font-style-name="Обычный" style:font-family-generic="swiss" style:font-pitch="variable" fo:font-size="28pt" fo:language="en" fo:country="US" officeooo:rsid="001ca846"/>
    </style:style>
    <style:style style:name="Шаблон_3a__20_Regular_20_text" style:display-name="Шаблон: Regular text" style:family="paragraph" style:master-page-name="">
      <style:paragraph-properties fo:margin-top="0cm" fo:margin-bottom="0.499cm" style:contextual-spacing="false" style:page-number="auto"/>
      <style:text-properties style:font-name="Liberation Sans4" fo:font-family="'Liberation Sans'" style:font-style-name="Обычный" style:font-family-generic="swiss" style:font-pitch="variable" fo:font-size="21pt" fo:language="en" fo:country="US" officeooo:rsid="001ca846"/>
    </style:style>
    <style:style style:name="Шаблон_3a__20_Regular_20_text_20_without_20_indentation" style:display-name="Шаблон: Regular text without indentation" style:family="paragraph">
      <style:paragraph-properties>
        <style:tab-stops/>
      </style:paragraph-properties>
      <style:text-properties style:font-name="Liberation Sans4" fo:font-family="'Liberation Sans'" style:font-style-name="Обычный" style:font-family-generic="swiss" style:font-pitch="variable" fo:font-size="21pt" fo:language="en" fo:country="US" officeooo:rsid="001e6ae1"/>
    </style:style>
    <style:style style:name="Шаблон_3a__20_Comment" style:display-name="Шаблон: Comment" style:family="paragraph" style:master-page-name="">
      <style:paragraph-properties style:page-number="auto"/>
      <style:text-properties style:font-name="Liberation Sans4" fo:font-family="'Liberation Sans'" style:font-style-name="Обычный" style:font-family-generic="swiss" style:font-pitch="variable" fo:font-size="16pt" fo:language="en" fo:country="US" officeooo:rsid="001e6ae1"/>
    </style:style>
    <style:style style:name="Шаблон_3a__20_Ідентифікатор_20_опція" style:display-name="Шаблон: Ідентифікатор опція" style:family="paragraph" style:parent-style-name="Шаблон_3a__20_Текст_20_командного_20_інтерпретатора">
      <style:text-properties officeooo:rsid="00102068"/>
    </style:style>
    <style:style style:name="Table_20_Contents" style:display-name="Table Contents" style:family="paragraph" style:parent-style-name="Standard" style:class="extra">
      <style:paragraph-properties fo:orphans="0" fo:widows="0" text:number-lines="false" text:line-number="0"/>
    </style:style>
    <style:style style:name="Типовий_20_стиль" style:display-name="Типовий стиль"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Mono1" style:font-family-complex="'Liberation Mono'" style:font-family-generic-complex="system" style:font-pitch-complex="variable" style:font-size-complex="12pt" style:text-emphasize="none"/>
    </style:style>
    <style:style style:name="Об_27_єкт_20_без_20_заповнення" style:display-name="Об'єкт без заповнення" style:family="paragraph" style:parent-style-name="Типовий_20_стиль">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_27_єкт_20_без_20_заповнення_20_і_20_ліній" style:display-name="Об'єкт без заповнення і ліній" style:family="paragraph" style:parent-style-name="Типовий_20_стиль">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Титул_20_А4" style:display-name="Титул А4" style:family="paragraph" style:parent-style-name="A4">
      <style:text-properties style:font-name="Noto Sans" fo:font-family="'Noto Sans'" style:font-family-generic="roman" style:font-pitch="variable" fo:font-size="44pt" style:font-size-asian="44pt"/>
    </style:style>
    <style:style style:name="Заголовок_20_А4" style:display-name="Заголовок А4" style:family="paragraph" style:parent-style-name="A4">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Титул_20_А0" style:display-name="Титул А0" style:family="paragraph" style:parent-style-name="A0">
      <style:text-properties style:font-name="Noto Sans" fo:font-family="'Noto Sans'" style:font-family-generic="roman" style:font-pitch="variable" fo:font-size="96pt" style:font-size-asian="96pt"/>
    </style:style>
    <style:style style:name="Заголовок_20_А0" style:display-name="Заголовок А0" style:family="paragraph" style:parent-style-name="A0">
      <style:text-properties style:font-name="Noto Sans" fo:font-family="'Noto Sans'" style:font-family-generic="roman" style:font-pitch="variable" fo:font-size="71.5pt" style:font-size-asian="71.5pt"/>
    </style:style>
    <style:style style:name="Текст_20_A0" style:display-name="Текст A0" style:family="paragraph" style:parent-style-name="A0">
      <style:text-properties style:font-name="Noto Sans" fo:font-family="'Noto Sans'" style:font-family-generic="roman" style:font-pitch="variable" fo:font-size="48pt" style:font-size-asian="48pt"/>
    </style:style>
    <style:style style:name="Графічний_20_об_27_єкт" style:display-name="Графічний об'єкт"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Mono1" style:font-family-complex="'Liberation Mono'" style:font-family-generic-complex="system" style:font-pitch-complex="variable" style:font-size-complex="12pt"/>
    </style:style>
    <style:style style:name="Фігури" style:family="paragraph" style:parent-style-name="Графічний_20_об_27_єкт">
      <style:text-properties style:font-name="Liberation Sans" fo:font-family="'Liberation Sans'" style:font-family-generic="roman" style:font-pitch="variable" fo:font-size="14pt" fo:font-weight="bold" style:font-size-asian="14pt" style:font-weight-asian="bold"/>
    </style:style>
    <style:style style:name="Заповнено" style:family="paragraph" style:parent-style-name="Фігури">
      <style:text-properties style:font-name="Liberation Sans" fo:font-family="'Liberation Sans'" style:font-family-generic="roman" style:font-pitch="variable" fo:font-size="14pt" fo:font-weight="bold" style:font-size-asian="14pt" style:font-weight-asian="bold"/>
    </style:style>
    <style:style style:name="Заповнено_20_синім" style:display-name="Заповнено синім" style:family="paragraph" style:parent-style-name="Заповнено">
      <style:text-properties fo:color="#ffffff" loext:opacity="100%" style:font-name="Liberation Sans" fo:font-family="'Liberation Sans'" style:font-family-generic="roman" style:font-pitch="variable" fo:font-size="14pt" fo:font-weight="bold" style:font-size-asian="14pt" style:font-weight-asian="bold"/>
    </style:style>
    <style:style style:name="Заповнено_20_зеленим" style:display-name="Заповнено зеленим" style:family="paragraph" style:parent-style-name="Заповнено">
      <style:text-properties fo:color="#ffffff" loext:opacity="100%" style:font-name="Liberation Sans" fo:font-family="'Liberation Sans'" style:font-family-generic="roman" style:font-pitch="variable" fo:font-size="14pt" fo:font-weight="bold" style:font-size-asian="14pt" style:font-weight-asian="bold"/>
    </style:style>
    <style:style style:name="Заповнено_20_червоним" style:display-name="Заповнено червоним" style:family="paragraph" style:parent-style-name="Заповнено">
      <style:text-properties fo:color="#ffffff" loext:opacity="100%" style:font-name="Liberation Sans" fo:font-family="'Liberation Sans'" style:font-family-generic="roman" style:font-pitch="variable" fo:font-size="14pt" fo:font-weight="bold" style:font-size-asian="14pt" style:font-weight-asian="bold"/>
    </style:style>
    <style:style style:name="Заповнено_20_жовтим" style:display-name="Заповнено жовтим" style:family="paragraph" style:parent-style-name="Заповнено">
      <style:text-properties fo:color="#ffffff" loext:opacity="100%" style:font-name="Liberation Sans" fo:font-family="'Liberation Sans'" style:font-family-generic="roman" style:font-pitch="variable" fo:font-size="14pt" fo:font-weight="bold" style:font-size-asian="14pt" style:font-weight-asian="bold"/>
    </style:style>
    <style:style style:name="Обведено" style:family="paragraph" style:parent-style-name="Фігури">
      <style:text-properties style:font-name="Liberation Sans" fo:font-family="'Liberation Sans'" style:font-family-generic="roman" style:font-pitch="variable" fo:font-size="14pt" fo:font-weight="bold" style:font-size-asian="14pt" style:font-weight-asian="bold"/>
    </style:style>
    <style:style style:name="Обведено_20_синім" style:display-name="Обведено синім" style:family="paragraph" style:parent-style-name="Обведено">
      <style:text-properties fo:color="#355269" loext:opacity="100%" style:font-name="Liberation Sans" fo:font-family="'Liberation Sans'" style:font-family-generic="roman" style:font-pitch="variable" fo:font-size="14pt" fo:font-weight="bold" style:font-size-asian="14pt" style:font-weight-asian="bold"/>
    </style:style>
    <style:style style:name="Обведено_20_зеленим" style:display-name="Обведено зеленим" style:family="paragraph" style:parent-style-name="Обведено">
      <style:text-properties fo:color="#127622" loext:opacity="100%" style:font-name="Liberation Sans" fo:font-family="'Liberation Sans'" style:font-family-generic="roman" style:font-pitch="variable" fo:font-size="14pt" fo:font-weight="bold" style:font-size-asian="14pt" style:font-weight-asian="bold"/>
    </style:style>
    <style:style style:name="Обведено_20_червоним" style:display-name="Обведено червоним" style:family="paragraph" style:parent-style-name="Обведено">
      <style:text-properties fo:color="#c9211e" loext:opacity="100%" style:font-name="Liberation Sans" fo:font-family="'Liberation Sans'" style:font-family-generic="roman" style:font-pitch="variable" fo:font-size="14pt" fo:font-weight="bold" style:font-size-asian="14pt" style:font-weight-asian="bold"/>
    </style:style>
    <style:style style:name="Обведено_20_жовтим" style:display-name="Обведено жовтим" style:family="paragraph" style:parent-style-name="Обведено">
      <style:text-properties fo:color="#b47804" loext:opacity="100%" style:font-name="Liberation Sans" fo:font-family="'Liberation Sans'" style:font-family-generic="roman" style:font-pitch="variable" fo:font-size="14pt" fo:font-weight="bold" style:font-size-asian="14pt" style:font-weight-asian="bold"/>
    </style:style>
    <style:style style:name="Лінії" style:family="paragraph" style:parent-style-name="Графічний_20_об_27_єкт">
      <style:text-properties style:font-name="Liberation Sans" fo:font-family="'Liberation Sans'" style:font-family-generic="roman" style:font-pitch="variable" fo:font-size="18pt" style:font-size-asian="18pt"/>
    </style:style>
    <style:style style:name="Стрілка" style:family="paragraph" style:parent-style-name="Лінії">
      <style:text-properties style:font-name="Liberation Sans" fo:font-family="'Liberation Sans'" style:font-family-generic="roman" style:font-pitch="variable" fo:font-size="18pt" style:font-size-asian="18pt"/>
    </style:style>
    <style:style style:name="Штрихова_20_лінія" style:display-name="Штрихова лінія" style:family="paragraph" style:parent-style-name="Лінії">
      <style:text-properties style:font-name="Liberation Sans" fo:font-family="'Liberation Sans'" style:font-family-generic="roman" style:font-pitch="variable" fo:font-size="18pt" style:font-size-asian="18pt"/>
    </style:style>
    <style:style style:name="Обычный_7e_LT_7e_Gliederung_20_1" style:display-name="Обычный~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Mono1" style:font-family-complex="'Liberation Mono'" style:font-family-generic-complex="system" style:font-pitch-complex="variable" style:font-size-complex="12pt" style:text-emphasize="none"/>
    </style:style>
    <style:style style:name="Обычный_7e_LT_7e_Gliederung_20_2" style:display-name="Обычный~LT~Gliederung 2" style:family="paragraph" style:parent-style-name="Обычный_7e_LT_7e_Gliederung_20_1">
      <style:paragraph-properties fo:margin-top="0.4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paragraph-properties fo:margin-top="0.3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paragraph-properties fo:margin-top="0.199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Mono1" style:font-family-complex="'Liberation Mono'" style:font-family-generic-complex="system" style:font-pitch-complex="variable" style:font-size-complex="12pt" style:text-emphasize="none"/>
    </style:style>
    <style:style style:name="Обычный_7e_LT_7e_Untertitel" style:display-name="Обычный~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Mono1" style:font-family-complex="'Liberation Mono'" style:font-family-generic-complex="system" style:font-pitch-complex="variable" style:font-size-complex="12pt" style:text-emphasize="none"/>
    </style:style>
    <style:style style:name="Обычный_7e_LT_7e_Notizen" style:display-name="Обычный~LT~Notizen" style:family="paragraph">
      <style:paragraph-properties fo:margin-left="0.6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Mono1" style:font-family-complex="'Liberation Mono'" style:font-family-generic-complex="system" style:font-pitch-complex="variable" style:font-size-complex="12pt" style:text-emphasize="none"/>
    </style:style>
    <style:style style:name="Обычный_7e_LT_7e_Hintergrundobjekte" style:display-name="Обычный~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Mono1" style:font-family-complex="'Liberation Mono'" style:font-family-generic-complex="system" style:font-pitch-complex="variable" style:font-size-complex="12pt"/>
    </style:style>
    <style:style style:name="Обычный_7e_LT_7e_Hintergrund" style:display-name="Обычный~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Mono1" style:font-family-complex="'Liberation Mono'"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Tahoma" style:font-family-asian="Tahoma" style:font-family-generic-asian="system" style:font-pitch-asian="variable" style:font-size-asian="18pt" style:font-name-complex="Liberation Mono1" style:font-family-complex="'Liberation Mono'" style:font-family-generic-complex="system" style:font-pitch-complex="variable" style:font-size-complex="12pt"/>
    </style:style>
    <style:style style:name="bg-none"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dark-gray"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ack" style:family="paragraph" style:parent-style-name="default">
      <style:paragraph-properties fo:margin-top="0cm" fo:margin-bottom="0cm" style:contextual-spacing="false" style:line-height-at-least="0.353cm"/>
      <style:text-properties fo:color="#ffffff" loext:opacity="100%" style:font-name="Lohit Devanagari1" fo:font-family="'Lohit Devanagari'" style:font-family-generic="roman" style:font-pitch="variable" fo:font-size="18pt" style:letter-kerning="true" style:font-size-asian="18pt"/>
    </style:style>
    <style:style style:name="black-with-border" style:family="paragraph" style:parent-style-name="default">
      <style:paragraph-properties fo:margin-top="0cm" fo:margin-bottom="0cm" style:contextual-spacing="false" style:line-height-at-least="0.353cm"/>
      <style:text-properties fo:color="#ffffff" loext:opacity="100%" style:font-name="Lohit Devanagari1" fo:font-family="'Lohit Devanagari'" style:font-family-generic="roman" style:font-pitch="variable" fo:font-size="18pt" style:letter-kerning="true" style:font-size-asian="18pt"/>
    </style:style>
    <style:style style:name="gray-with-border"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white"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white-with-border"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title" style:family="paragraph" style:parent-style-name="default">
      <style:paragraph-properties fo:margin-top="0cm" fo:margin-bottom="0cm" style:contextual-spacing="false" style:line-height-at-least="0.353cm"/>
      <style:text-properties fo:color="#ffffff" loext:opacity="100%" style:font-name="Lohit Devanagari1" fo:font-family="'Lohit Devanagari'" style:font-family-generic="roman" style:font-pitch="variable" fo:font-size="18pt" style:letter-kerning="true" style:font-size-asian="18pt"/>
    </style:style>
    <style:style style:name="blue-title-with-border" style:family="paragraph" style:parent-style-name="default">
      <style:paragraph-properties fo:margin-top="0cm" fo:margin-bottom="0cm" style:contextual-spacing="false" style:line-height-at-least="0.353cm"/>
      <style:text-properties fo:color="#ffffff" loext:opacity="100%" style:font-name="Lohit Devanagari1" fo:font-family="'Lohit Devanagari'" style:font-family-generic="roman" style:font-pitch="variable" fo:font-size="18pt" style:letter-kerning="true" style:font-size-asian="18pt"/>
    </style:style>
    <style:style style:name="blue-banded"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normal"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title" style:family="paragraph" style:parent-style-name="default">
      <style:paragraph-properties fo:margin-top="0cm" fo:margin-bottom="0cm" style:contextual-spacing="false" style:line-height-at-least="0.353cm"/>
      <style:text-properties fo:color="#ffffff" loext:opacity="100%" style:font-name="Lohit Devanagari1" fo:font-family="'Lohit Devanagari'" style:font-family-generic="roman" style:font-pitch="variable" fo:font-size="18pt" style:letter-kerning="true" style:font-size-asian="18pt"/>
    </style:style>
    <style:style style:name="orange-title-with-border" style:family="paragraph" style:parent-style-name="default">
      <style:paragraph-properties fo:margin-top="0cm" fo:margin-bottom="0cm" style:contextual-spacing="false" style:line-height-at-least="0.353cm"/>
      <style:text-properties fo:color="#ffffff" loext:opacity="100%" style:font-name="Lohit Devanagari1" fo:font-family="'Lohit Devanagari'" style:font-family-generic="roman" style:font-pitch="variable" fo:font-size="18pt" style:letter-kerning="true" style:font-size-asian="18pt"/>
    </style:style>
    <style:style style:name="orange-banded"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normal"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eal-title" style:family="paragraph" style:parent-style-name="default">
      <style:paragraph-properties fo:margin-top="0cm" fo:margin-bottom="0cm" style:contextual-spacing="false" style:line-height-at-least="0.353cm"/>
      <style:text-properties fo:color="#ffffff" loext:opacity="100%" style:font-name="Lohit Devanagari1" fo:font-family="'Lohit Devanagari'" style:font-family-generic="roman" style:font-pitch="variable" fo:font-size="18pt" style:letter-kerning="true" style:font-size-asian="18pt"/>
    </style:style>
    <style:style style:name="teal-title-with-border" style:family="paragraph" style:parent-style-name="default">
      <style:paragraph-properties fo:margin-top="0cm" fo:margin-bottom="0cm" style:contextual-spacing="false" style:line-height-at-least="0.353cm"/>
      <style:text-properties fo:color="#ffffff" loext:opacity="100%" style:font-name="Lohit Devanagari1" fo:font-family="'Lohit Devanagari'" style:font-family-generic="roman" style:font-pitch="variable" fo:font-size="18pt" style:letter-kerning="true" style:font-size-asian="18pt"/>
    </style:style>
    <style:style style:name="teal-banded"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eal-normal"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magenta-title" style:family="paragraph" style:parent-style-name="default">
      <style:paragraph-properties fo:margin-top="0cm" fo:margin-bottom="0cm" style:contextual-spacing="false" style:line-height-at-least="0.353cm"/>
      <style:text-properties fo:color="#ffffff" loext:opacity="100%" style:font-name="Lohit Devanagari1" fo:font-family="'Lohit Devanagari'" style:font-family-generic="roman" style:font-pitch="variable" fo:font-size="18pt" style:letter-kerning="true" style:font-size-asian="18pt"/>
    </style:style>
    <style:style style:name="magenta-title-with-border" style:family="paragraph" style:parent-style-name="default">
      <style:paragraph-properties fo:margin-top="0cm" fo:margin-bottom="0cm" style:contextual-spacing="false" style:line-height-at-least="0.353cm"/>
      <style:text-properties fo:color="#ffffff" loext:opacity="100%" style:font-name="Lohit Devanagari1" fo:font-family="'Lohit Devanagari'" style:font-family-generic="roman" style:font-pitch="variable" fo:font-size="18pt" style:letter-kerning="true" style:font-size-asian="18pt"/>
    </style:style>
    <style:style style:name="magenta-banded"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magenta-normal"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Об_27_єкти_20_на_20_тлі" style:display-name="Об'єкти на тлі"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Mono1" style:font-family-complex="'Liberation Mono'" style:font-family-generic-complex="system" style:font-pitch-complex="variable" style:font-size-complex="12pt"/>
    </style:style>
    <style:style style:name="Тло"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Mono1" style:font-family-complex="'Liberation Mono'" style:font-family-generic-complex="system" style:font-pitch-complex="variable" style:font-size-complex="12pt"/>
    </style:style>
    <style:style style:name="Структура_20_1" style:display-name="Структура 1" style:family="paragraph">
      <style:paragraph-properties fo:margin-top="0.499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Mono1" style:font-family-complex="'Liberation Mono'" style:font-family-generic-complex="system" style:font-pitch-complex="variable" style:font-size-complex="12pt" style:text-emphasize="none"/>
    </style:style>
    <style:style style:name="Структура_20_2" style:display-name="Структура 2" style:family="paragraph" style:parent-style-name="Структура_20_1">
      <style:paragraph-properties fo:margin-top="0.4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paragraph-properties fo:margin-top="0.3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paragraph-properties fo:margin-top="0.199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ъект_20_без_20_заливки_20_и_20_линий" style:display-name="Объект без заливки и линий" style:family="paragraph" style:parent-style-name="Типовий_20_стиль">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Шаблон_3a__20_Текст_20_програми_2c__20_відступ" style:display-name="Шаблон: Текст програми, відступ" style:family="paragraph" style:parent-style-name="Шаблон_3a__20_Текст_20_програми">
      <style:paragraph-properties fo:margin-top="0cm" fo:margin-bottom="0.499cm" style:contextual-spacing="false"/>
      <style:text-properties officeooo:rsid="00202775"/>
    </style:style>
    <style:style style:name="Шаблон_3a__20_Текст_20_командного_20_інтерпретатора_2c__20_відступ" style:display-name="Шаблон: Текст командного інтерпретатора, відступ" style:family="paragraph" style:parent-style-name="Шаблон_3a__20_Текст_20_командного_20_інтерпретатора">
      <style:paragraph-properties fo:margin-top="0cm" fo:margin-bottom="0.499cm" style:contextual-spacing="false"/>
    </style:style>
    <style:style style:name="Шаблон_3a__20_Термін" style:display-name="Шаблон: Термін" style:family="text">
      <style:text-properties style:font-name="Liberation Sans4" fo:font-family="'Liberation Sans'" style:font-style-name="Обычный" style:font-family-generic="swiss" style:font-pitch="variable" fo:font-size="21pt" fo:font-style="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Шаблон_3a__20_Ідентифікатор" style:display-name="Шаблон: Ідентифікатор" style:family="text">
      <style:text-properties style:font-name="Liberation Mono2" fo:font-family="'Liberation Mono'" style:font-style-name="Обычный" style:font-family-generic="modern" style:font-pitch="fixed" fo:font-size="14pt" fo:letter-spacing="-0.025cm" fo:language="zxx" fo:country="none"/>
    </style:style>
    <style:style style:name="Numbering_20_Symbols" style:display-name="Numbering Symbols" style:family="text"/>
    <style:style style:name="Шаблон_3a__20_Шляхове_20_ім_27_я" style:display-name="Шаблон: Шляхове ім'я" style:family="text">
      <style:text-properties style:font-name="Liberation Sans2" fo:font-family="'Liberation Sans'" style:font-style-name="Жирный" style:font-family-generic="swiss" style:font-pitch="variable" fo:font-size="21pt" fo:language="zxx" fo:country="none" fo:font-weight="bold"/>
    </style:style>
    <style:style style:name="Шаблон_3a__20_Шляхове_20_ім_27_я_20_в_20_коментарі" style:display-name="Шаблон: Шляхове ім'я в коментарі" style:family="text">
      <style:text-properties style:font-name="Liberation Sans2" fo:font-family="'Liberation Sans'" style:font-style-name="Жирный" style:font-family-generic="swiss" style:font-pitch="variable" fo:font-size="16pt" fo:language="zxx" fo:country="none" fo:font-weight="bold"/>
    </style:style>
    <style:style style:name="Шаблон_3a__20_Ідентифікатор_20_опція" style:display-name="Шаблон: Ідентифікатор опція" style:family="text" style:parent-style-name="Шаблон_3a__20_Ідентифікатор">
      <style:text-properties fo:font-style="italic"/>
    </style:style>
    <style:style style:name="Шаблон_3a__20_Term" style:display-name="Шаблон: Term" style:family="text">
      <style:text-properties style:font-name="Liberation Sans3" fo:font-family="'Liberation Sans'" style:font-style-name="Курсив" style:font-family-generic="swiss" style:font-pitch="variable" fo:font-size="21pt" fo:language="en" fo:country="US" fo:font-style="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8cm" fo:page-height="15.75cm" style:num-format="1" style:print-orientation="landscape" fo:margin-top="0cm" fo:margin-bottom="0cm" fo:margin-left="0.199cm" fo:margin-right="0.1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3T22:30:02.104402353</meta:creation-date>
    <dc:date>2024-04-10T20:00:34.493180663</dc:date>
    <meta:editing-duration>PT21H4M12S</meta:editing-duration>
    <meta:editing-cycles>322</meta:editing-cycles>
    <meta:generator>LibreOffice/7.6.6.3$Linux_X86_64 LibreOffice_project/60$Build-3</meta:generator>
    <meta:print-date>2024-03-26T22:42:16.736557315</meta:print-date>
    <meta:printed-by>Файли PDF</meta:printed-by>
    <meta:document-statistic meta:table-count="1" meta:image-count="0" meta:object-count="0" meta:page-count="61" meta:paragraph-count="602" meta:word-count="6957" meta:character-count="54993" meta:non-whitespace-character-count="45848"/>
  </office:meta>
</office:document-meta>
</file>